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b2b2b2" draw:textarea-horizontal-align="justify" draw:textarea-vertical-align="middle" draw:auto-grow-height="false" fo:min-height="5.05cm" fo:min-width="0cm"/>
    </style:style>
    <style:style style:name="gr2" style:family="graphic" style:parent-style-name="standard">
      <style:graphic-properties svg:stroke-color="#b2b2b2" draw:fill-color="#b2b2b2" draw:textarea-horizontal-align="justify" draw:textarea-vertical-align="middle" draw:auto-grow-height="false" fo:min-height="3.65cm" fo:min-width="0cm"/>
    </style:style>
    <style:style style:name="gr3" style:family="graphic" style:parent-style-name="standard">
      <style:graphic-properties svg:stroke-color="#b2b2b2" draw:fill-color="#b2b2b2" draw:textarea-horizontal-align="justify" draw:textarea-vertical-align="middle" draw:auto-grow-height="false" fo:min-height="3.95cm" fo:min-width="0cm"/>
    </style:style>
    <style:style style:name="gr4" style:family="graphic" style:parent-style-name="standard">
      <style:graphic-properties svg:stroke-color="#b2b2b2" draw:fill-color="#b2b2b2" draw:textarea-horizontal-align="justify" draw:textarea-vertical-align="middle" draw:auto-grow-height="false" fo:min-height="1.05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.49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05cm" fo:min-width="0.9cm"/>
    </style:style>
    <style:style style:name="gr7" style:family="graphic" style:parent-style-name="objectwithoutfill">
      <style:graphic-properties draw:marker-end="Circle" draw:marker-end-width="0.3cm" draw:fill="none" draw:textarea-vertical-align="middle"/>
    </style:style>
    <style:style style:name="gr8" style:family="graphic" style:parent-style-name="standard">
      <style:graphic-properties svg:stroke-color="#b2b2b2" draw:fill-color="#b2b2b2" draw:textarea-horizontal-align="justify" draw:textarea-vertical-align="middle" draw:auto-grow-height="false" fo:min-height="2.15cm" fo:min-width="0cm"/>
    </style:style>
    <style:style style:name="gr9" style:family="graphic" style:parent-style-name="standard">
      <style:graphic-properties svg:stroke-color="#b2b2b2" draw:fill-color="#b2b2b2" draw:textarea-horizontal-align="justify" draw:textarea-vertical-align="middle" draw:auto-grow-height="false" fo:min-height="3.45cm" fo:min-width="0cm"/>
    </style:style>
    <style:style style:name="gr10" style:family="graphic" style:parent-style-name="objectwithoutfill">
      <style:graphic-properties svg:stroke-width="0.106cm" draw:marker-start-width="0.358cm" draw:marker-end="Circle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svg:stroke-color="#000000" draw:fill="solid" draw:fill-color="#ffffff" draw:opacity="0%" draw:textarea-horizontal-align="justify" draw:textarea-vertical-align="middle" draw:auto-grow-height="false" fo:min-height="0.568cm" fo:min-width="0.444cm"/>
    </style:style>
    <style:style style:name="gr12" style:family="graphic" style:parent-style-name="objectwithoutfill">
      <style:graphic-properties svg:stroke-width="0.106cm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b2b2b2" draw:fill-color="#b2b2b2" draw:textarea-horizontal-align="justify" draw:textarea-vertical-align="middle" draw:auto-grow-height="false" fo:min-height="0.6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53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6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4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43cm"/>
    </style:style>
    <style:style style:name="gr21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0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9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78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1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6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2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6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4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2cm" fo:min-width="6.2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9cm" fo:min-width="5.726cm"/>
    </style:style>
    <style:style style:name="gr33" style:family="graphic" style:parent-style-name="objectwithoutfill">
      <style:graphic-properties draw:stroke="solid" draw:stroke-dash="Ultrafine_20_Dashed" draw:fill="none" draw:textarea-vertical-align="middle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2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765cm"/>
    </style:style>
    <style:style style:name="gr37" style:family="graphic" style:parent-style-name="standard">
      <style:graphic-properties svg:stroke-color="#b2b2b2" draw:fill-color="#b2b2b2" draw:textarea-horizontal-align="justify" draw:textarea-vertical-align="middle" draw:auto-grow-height="false" fo:min-height="3.05cm" fo:min-width="0cm"/>
    </style:style>
    <style:style style:name="gr38" style:family="graphic" style:parent-style-name="standard">
      <style:graphic-properties svg:stroke-color="#b2b2b2" draw:fill-color="#b2b2b2" draw:textarea-horizontal-align="justify" draw:textarea-vertical-align="middle" draw:auto-grow-height="false" fo:min-height="1.85cm" fo:min-width="0cm"/>
    </style:style>
    <style:style style:name="gr39" style:family="graphic" style:parent-style-name="standard">
      <style:graphic-properties svg:stroke-color="#b2b2b2" draw:fill-color="#b2b2b2" draw:textarea-horizontal-align="justify" draw:textarea-vertical-align="middle" draw:auto-grow-height="false" fo:min-height="0.75cm" fo:min-width="0cm"/>
    </style:style>
    <style:style style:name="gr40" style:family="graphic" style:parent-style-name="standard">
      <style:graphic-properties svg:stroke-color="#b2b2b2" draw:fill-color="#b2b2b2" draw:textarea-horizontal-align="justify" draw:textarea-vertical-align="middle" draw:auto-grow-height="false" fo:min-height="1.15cm" fo:min-width="0cm"/>
    </style:style>
    <style:style style:name="gr41" style:family="graphic" style:parent-style-name="standard">
      <style:graphic-properties svg:stroke-color="#b2b2b2" draw:fill-color="#b2b2b2" draw:textarea-horizontal-align="justify" draw:textarea-vertical-align="middle" draw:auto-grow-height="false" fo:min-height="4.15cm" fo:min-width="0cm"/>
    </style:style>
    <style:style style:name="gr42" style:family="graphic" style:parent-style-name="standard">
      <style:graphic-properties svg:stroke-color="#b2b2b2" draw:fill-color="#b2b2b2" draw:textarea-horizontal-align="justify" draw:textarea-vertical-align="middle" draw:auto-grow-height="false" fo:min-height="0.35cm" fo:min-width="0cm"/>
    </style:style>
    <style:style style:name="gr43" style:family="graphic" style:parent-style-name="standard">
      <style:graphic-properties svg:stroke-color="#b2b2b2" draw:fill-color="#b2b2b2" draw:textarea-horizontal-align="justify" draw:textarea-vertical-align="middle" draw:auto-grow-height="false" fo:min-height="1.25cm" fo:min-width="0cm"/>
    </style:style>
    <style:style style:name="gr44" style:family="graphic" style:parent-style-name="standard">
      <style:graphic-properties svg:stroke-color="#b2b2b2" draw:fill-color="#b2b2b2" draw:textarea-horizontal-align="justify" draw:textarea-vertical-align="middle" draw:auto-grow-height="false" fo:min-height="3.35cm" fo:min-width="0cm"/>
    </style:style>
    <style:style style:name="gr45" style:family="graphic" style:parent-style-name="standard">
      <style:graphic-properties svg:stroke-color="#b2b2b2" draw:fill-color="#b2b2b2" draw:textarea-horizontal-align="justify" draw:textarea-vertical-align="middle" draw:auto-grow-height="false" fo:min-height="5.15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71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64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.06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</style:style>
    <style:style style:name="gr50" style:family="graphic" style:parent-style-name="standard">
      <style:graphic-properties svg:stroke-color="#b2b2b2" draw:fill-color="#b2b2b2" draw:textarea-horizontal-align="justify" draw:textarea-vertical-align="middle" draw:auto-grow-height="false" fo:min-height="0.55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72cm"/>
    </style:style>
    <style:style style:name="gr52" style:family="graphic" style:parent-style-name="standard">
      <style:graphic-properties svg:stroke-color="#b2b2b2" draw:fill-color="#b2b2b2" draw:textarea-horizontal-align="justify" draw:textarea-vertical-align="middle" draw:auto-grow-height="false" fo:min-height="1.45cm" fo:min-width="0cm"/>
    </style:style>
    <style:style style:name="gr53" style:family="graphic" style:parent-style-name="standard">
      <style:graphic-properties svg:stroke-color="#b2b2b2" draw:fill-color="#b2b2b2" draw:textarea-horizontal-align="justify" draw:textarea-vertical-align="middle" draw:auto-grow-height="false" fo:min-height="4.815cm" fo:min-width="0cm"/>
    </style:style>
    <style:style style:name="gr54" style:family="graphic" style:parent-style-name="standard">
      <style:graphic-properties svg:stroke-color="#b2b2b2" draw:fill-color="#b2b2b2" draw:textarea-horizontal-align="justify" draw:textarea-vertical-align="middle" draw:auto-grow-height="false" fo:min-height="5.465cm" fo:min-width="0cm"/>
    </style:style>
    <style:style style:name="gr55" style:family="graphic" style:parent-style-name="standard">
      <style:graphic-properties svg:stroke-color="#b2b2b2" draw:fill-color="#b2b2b2" draw:textarea-horizontal-align="justify" draw:textarea-vertical-align="middle" draw:auto-grow-height="false" fo:min-height="0.529cm" fo:min-width="0cm"/>
    </style:style>
    <style:style style:name="gr56" style:family="graphic" style:parent-style-name="standard">
      <style:graphic-properties svg:stroke-color="#b2b2b2" draw:fill-color="#b2b2b2" draw:textarea-horizontal-align="justify" draw:textarea-vertical-align="middle" draw:auto-grow-height="false" fo:min-height="1.567cm" fo:min-width="0cm"/>
    </style:style>
    <style:style style:name="gr57" style:family="graphic" style:parent-style-name="standard">
      <style:graphic-properties svg:stroke-color="#b2b2b2" draw:fill-color="#b2b2b2" draw:textarea-horizontal-align="justify" draw:textarea-vertical-align="middle" draw:auto-grow-height="false" fo:min-height="1.699cm" fo:min-width="0cm"/>
    </style:style>
    <style:style style:name="gr58" style:family="graphic" style:parent-style-name="standard">
      <style:graphic-properties svg:stroke-color="#b2b2b2" draw:fill-color="#b2b2b2" draw:textarea-horizontal-align="justify" draw:textarea-vertical-align="middle" draw:auto-grow-height="false" fo:min-height="4.425cm" fo:min-width="0cm"/>
    </style:style>
    <style:style style:name="gr59" style:family="graphic" style:parent-style-name="standard">
      <style:graphic-properties svg:stroke-color="#b2b2b2" draw:fill-color="#b2b2b2" draw:textarea-horizontal-align="justify" draw:textarea-vertical-align="middle" draw:auto-grow-height="false" fo:min-height="6.764cm" fo:min-width="0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1.037cm" fo:min-width="0.786cm"/>
    </style:style>
    <style:style style:name="gr61" style:family="graphic" style:parent-style-name="standard">
      <style:graphic-properties svg:stroke-color="#000000" draw:fill="none" draw:textarea-horizontal-align="justify" draw:textarea-vertical-align="middle" draw:auto-grow-height="false" fo:min-height="1.035cm" fo:min-width="0.787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036cm" fo:min-width="0.785cm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1.439cm" fo:min-width="1.319cm"/>
    </style:style>
    <style:style style:name="gr64" style:family="graphic" style:parent-style-name="standard">
      <style:graphic-properties svg:stroke-color="#000000" draw:fill="solid" draw:fill-color="#ffffff" draw:opacity="0%" draw:textarea-horizontal-align="justify" draw:textarea-vertical-align="middle" draw:auto-grow-height="false" fo:min-height="0.813cm" fo:min-width="0.72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5cm" fo:min-width="1.08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0.97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98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5cm" fo:min-width="1.53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9cm" fo:min-width="0.74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.0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9cm" fo:min-width="1.20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9cm" fo:min-width="0.932cm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1.036cm" fo:min-width="0.786cm"/>
    </style:style>
    <style:style style:name="gr74" style:family="graphic" style:parent-style-name="standard">
      <style:graphic-properties svg:stroke-color="#000000" draw:fill="none" draw:textarea-horizontal-align="justify" draw:textarea-vertical-align="middle" draw:auto-grow-height="false" fo:min-height="1.438cm" fo:min-width="1.31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7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1.11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1.208cm"/>
    </style:style>
    <style:style style:name="gr78" style:family="graphic" style:parent-style-name="standard">
      <style:graphic-properties svg:stroke-color="#b2b2b2" draw:fill-color="#b2b2b2" draw:textarea-horizontal-align="justify" draw:textarea-vertical-align="middle" draw:auto-grow-height="false" fo:min-height="0.79cm" fo:min-width="0cm"/>
    </style:style>
    <style:style style:name="gr79" style:family="graphic" style:parent-style-name="standard">
      <style:graphic-properties svg:stroke-color="#000000" draw:fill="none" draw:textarea-horizontal-align="justify" draw:textarea-vertical-align="middle" draw:auto-grow-height="false" fo:min-height="1.036cm" fo:min-width="0.78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98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5cm" fo:min-width="1.0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7cm" fo:min-width="1.40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08cm"/>
    </style:style>
    <style:style style:name="gr84" style:family="graphic" style:parent-style-name="standard">
      <style:graphic-properties svg:stroke-color="#b2b2b2" draw:fill-color="#b2b2b2" draw:textarea-horizontal-align="justify" draw:textarea-vertical-align="middle" draw:auto-grow-height="false" fo:min-height="1.959cm" fo:min-width="0cm"/>
    </style:style>
    <style:style style:name="gr85" style:family="graphic" style:parent-style-name="standard">
      <style:graphic-properties svg:stroke-color="#b2b2b2" draw:fill-color="#b2b2b2" draw:textarea-horizontal-align="justify" draw:textarea-vertical-align="middle" draw:auto-grow-height="false" fo:min-height="1.568cm" fo:min-width="0cm"/>
    </style:style>
    <style:style style:name="gr86" style:family="graphic" style:parent-style-name="standard">
      <style:graphic-properties svg:stroke-color="#000000" draw:fill="none" draw:fill-color="#000000" draw:textarea-vertical-align="middle" draw:auto-grow-height="false" fo:min-height="2.36cm" fo:min-width="3.01cm"/>
    </style:style>
    <style:style style:name="gr87" style:family="graphic" style:parent-style-name="Objeto_20_sin_20_relleno_20_ni_20_línea">
      <style:graphic-properties draw:textarea-vertical-align="middle" draw:ole-draw-aspect="1" style:protect="size"/>
    </style:style>
    <style:style style:name="gr88" style:family="graphic" style:parent-style-name="standard">
      <style:graphic-properties draw:stroke="none" svg:stroke-color="#000000" draw:fill="none" draw:fill-color="#ffffff" fo:min-height="1.523cm"/>
    </style:style>
    <style:style style:name="gr89" style:family="graphic" style:parent-style-name="standard">
      <style:graphic-properties svg:stroke-color="#000000" draw:fill="none" draw:fill-color="#000000" draw:textarea-vertical-align="middle" draw:auto-grow-height="false" fo:min-height="2.472cm" fo:min-width="3.822cm"/>
    </style:style>
    <style:style style:name="gr90" style:family="graphic" style:parent-style-name="standard">
      <style:graphic-properties svg:stroke-color="#000000" draw:fill="none" draw:fill-color="#000000" draw:textarea-vertical-align="middle" draw:auto-grow-height="false" fo:min-height="2.472cm" fo:min-width="3.12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85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1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3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3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44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75cm"/>
    </style:style>
    <style:style style:name="gr99" style:family="graphic" style:parent-style-name="standard">
      <style:graphic-properties svg:stroke-color="#000000" draw:fill-color="#dddddd" draw:textarea-horizontal-align="justify" draw:textarea-vertical-align="middle" draw:auto-grow-height="false" fo:min-height="3.852cm" fo:min-width="1.128cm"/>
    </style:style>
    <style:style style:name="gr100" style:family="graphic" style:parent-style-name="standard">
      <style:graphic-properties svg:stroke-color="#b2b2b2" draw:fill-color="#b2b2b2" draw:textarea-horizontal-align="justify" draw:textarea-vertical-align="middle" draw:auto-grow-height="false" fo:min-height="2.05cm" fo:min-width="0cm"/>
    </style:style>
    <style:style style:name="gr101" style:family="graphic" style:parent-style-name="standard">
      <style:graphic-properties svg:stroke-color="#b2b2b2" draw:fill-color="#b2b2b2" draw:textarea-horizontal-align="justify" draw:textarea-vertical-align="middle" draw:auto-grow-height="false" fo:min-height="9.45cm" fo:min-width="0cm"/>
    </style:style>
    <style:style style:name="gr102" style:family="graphic" style:parent-style-name="standard">
      <style:graphic-properties svg:stroke-color="#b2b2b2" draw:fill-color="#b2b2b2" draw:textarea-horizontal-align="justify" draw:textarea-vertical-align="middle" draw:auto-grow-height="false" fo:min-height="5.95cm" fo:min-width="0cm"/>
    </style:style>
    <style:style style:name="gr103" style:family="graphic" style:parent-style-name="standard">
      <style:graphic-properties svg:stroke-color="#b2b2b2" draw:fill-color="#b2b2b2" draw:textarea-horizontal-align="justify" draw:textarea-vertical-align="middle" draw:auto-grow-height="false" fo:min-height="9.15cm" fo:min-width="0cm"/>
    </style:style>
    <style:style style:name="gr104" style:family="graphic" style:parent-style-name="standard">
      <style:graphic-properties svg:stroke-color="#b2b2b2" draw:fill-color="#b2b2b2" draw:textarea-horizontal-align="justify" draw:textarea-vertical-align="middle" draw:auto-grow-height="false" fo:min-height="7.35cm" fo:min-width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645cm"/>
    </style:style>
    <style:style style:name="gr106" style:family="graphic" style:parent-style-name="standard">
      <style:graphic-properties svg:stroke-color="#b2b2b2" draw:fill-color="#b2b2b2" draw:textarea-horizontal-align="justify" draw:textarea-vertical-align="middle" draw:auto-grow-height="false" fo:min-height="5.55cm" fo:min-width="0cm"/>
    </style:style>
    <style:style style:name="gr107" style:family="graphic" style:parent-style-name="standard">
      <style:graphic-properties svg:stroke-color="#b2b2b2" draw:fill-color="#b2b2b2" draw:textarea-horizontal-align="justify" draw:textarea-vertical-align="middle" draw:auto-grow-height="false" fo:min-height="5.45cm" fo:min-width="0cm"/>
    </style:style>
    <style:style style:name="gr108" style:family="graphic" style:parent-style-name="standard">
      <style:graphic-properties svg:stroke-color="#000000" draw:fill-color="#dddddd" draw:textarea-horizontal-align="justify" draw:textarea-vertical-align="middle" draw:auto-grow-height="false" fo:min-height="3.004cm" fo:min-width="0.915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93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2" style:family="graphic" style:parent-style-name="standard">
      <style:graphic-properties svg:stroke-color="#b2b2b2" draw:fill-color="#b2b2b2" draw:textarea-horizontal-align="justify" draw:textarea-vertical-align="middle" draw:auto-grow-height="false" fo:min-height="4.95cm" fo:min-width="0cm"/>
    </style:style>
    <style:style style:name="gr113" style:family="graphic" style:parent-style-name="objectwithoutfill">
      <style:graphic-properties svg:stroke-width="0.106cm" svg:stroke-color="#6666ff" draw:marker-start-width="0.358cm" draw:marker-end="Circle" draw:marker-end-width="0.458cm" draw:fill="none" draw:textarea-vertical-align="middle" fo:padding-top="0.177cm" fo:padding-bottom="0.177cm" fo:padding-left="0.302cm" fo:padding-right="0.302cm"/>
    </style:style>
    <style:style style:name="gr114" style:family="graphic" style:parent-style-name="objectwithoutfill">
      <style:graphic-properties svg:stroke-width="0.106cm" svg:stroke-color="#6666ff" draw:marker-start-width="0.358cm" draw:marker-end="Circle" draw:marker-end-width="0.458cm" draw:fill="none" draw:fill-color="#b2b2b2" draw:textarea-vertical-align="middle" fo:padding-top="0.177cm" fo:padding-bottom="0.177cm" fo:padding-left="0.302cm" fo:padding-right="0.302cm"/>
    </style:style>
    <style:style style:name="gr115" style:family="graphic" style:parent-style-name="objectwithoutfill">
      <style:graphic-properties svg:stroke-width="0.106cm" svg:stroke-color="#6666ff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39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0%"/>
      <style:paragraph-properties fo:text-align="center"/>
      <style:text-properties fo:font-weight="bold"/>
    </style:style>
    <style:style style:name="P4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5" style:family="paragraph">
      <loext:graphic-properties draw:fill="none" draw:fill-color="#ffffff"/>
      <style:text-properties style:font-name="Liberation Serif" fo:font-style="normal" style:font-style-asian="normal" style:font-style-complex="normal"/>
    </style:style>
    <style:style style:name="P6" style:family="paragraph">
      <loext:graphic-properties draw:fill="none" draw:fill-color="#ffffff"/>
      <style:text-properties style:font-name="Liberation Serif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="none" draw:fill-color="#ffffff"/>
      <style:text-properties style:font-name="Liberation Serif" fo:font-size="18pt" fo:font-style="italic" style:font-style-asian="italic" style:font-style-complex="italic"/>
    </style:style>
    <style:style style:name="P12" style:family="paragraph">
      <loext:graphic-properties draw:fill="none" draw:fill-color="#ffffff"/>
      <style:text-properties style:font-name="Liberation Serif" fo:font-size="18pt" fo:font-style="normal" style:font-style-asian="normal" style:font-style-complex="normal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b2b2b2"/>
      <style:paragraph-properties fo:text-align="center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text-position="-33% 58%" style:font-name="Liberation Serif" fo:font-style="italic" style:font-style-asian="italic" style:font-style-complex="italic"/>
    </style:style>
    <style:style style:name="T3" style:family="text">
      <style:text-properties style:font-name="Liberation Serif" fo:font-style="normal" style:font-style-asian="normal" style:font-style-complex="normal"/>
    </style:style>
    <style:style style:name="T4" style:family="text">
      <style:text-properties style:font-name="Liberation Serif"/>
    </style:style>
    <style:style style:name="T5" style:family="text">
      <style:text-properties style:text-position="-33% 58%" style:font-name="Liberation Serif" fo:font-style="normal" style:font-style-asian="normal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8pt" fo:font-style="italic" style:font-style-asian="italic" style:font-style-complex="italic"/>
    </style:style>
    <style:style style:name="T8" style:family="text">
      <style:text-properties style:text-position="-33% 58%" style:font-name="Liberation Serif" fo:font-size="18pt" fo:font-style="normal" style:font-style-asian="normal" style:font-style-complex="normal"/>
    </style:style>
    <style:style style:name="T9" style:family="text">
      <style:text-properties style:font-name="Liberation Serif" fo:font-size="18pt" fo:font-style="normal" style:font-style-asian="normal" style:font-style-complex="normal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2cm" svg:height="5.3cm" svg:x="15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3.9cm" draw:transform="rotate (-1.5706217938697) translate (15.6cm 11.00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0.2cm" svg:height="4.2cm" svg:x="11.7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0.2cm" svg:height="1.3cm" svg:x="11.4cm" svg:y="9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4.1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1.9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5.701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5.7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1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4.3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5cm" svg:y1="7.2cm" svg:x2="11.8cm" svg:y2="7.2cm">
          <text:p/>
        </draw:line>
        <draw:custom-shape draw:style-name="gr8" draw:text-style-name="P1" draw:layer="layout" svg:width="0.2cm" svg:height="2.4cm" svg:x="7.9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7cm" svg:y1="7.2cm" svg:x2="8cm" svg:y2="7.2cm">
          <text:p/>
        </draw:line>
        <draw:line draw:style-name="gr7" draw:text-style-name="P2" draw:layer="layout" svg:x1="13.3cm" svg:y1="7.2cm" svg:x2="15.6cm" svg:y2="7.2cm">
          <text:p/>
        </draw:line>
        <draw:custom-shape draw:style-name="gr9" draw:text-style-name="P1" draw:layer="layout" svg:width="0.2cm" svg:height="3.7cm" draw:transform="rotate (-1.5706217938697) translate (11.6cm 9.202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264cm" svg:y1="7.692cm" svg:x2="10.5cm" svg:y2="9.4cm">
          <text:p/>
        </draw:line>
        <draw:line draw:style-name="gr7" draw:text-style-name="P2" draw:layer="layout" svg:x1="13.2cm" svg:y1="7.5cm" svg:x2="15.7cm" svg:y2="9.7cm">
          <text:p/>
        </draw:line>
        <draw:line draw:style-name="gr7" draw:text-style-name="P2" draw:layer="layout" svg:x1="12.9cm" svg:y1="7.8cm" svg:x2="14.4cm" svg:y2="11.4cm">
          <text:p/>
        </draw:line>
        <draw:line draw:style-name="gr10" draw:text-style-name="P2" draw:layer="layout" svg:x1="5.8cm" svg:y1="12.1cm" svg:x2="14cm" svg:y2="12.1cm">
          <text:p/>
        </draw:line>
        <draw:custom-shape draw:style-name="gr11" draw:text-style-name="P3" draw:layer="layout" svg:width="1.5cm" svg:height="1.3cm" svg:x="4.3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1.567cm" svg:y1="12.088cm" svg:x2="14.012cm" svg:y2="10.821cm">
          <text:p/>
        </draw:line>
        <draw:line draw:style-name="gr10" draw:text-style-name="P2" draw:layer="layout" svg:x1="14.245cm" svg:y1="10.722cm" svg:x2="15.531cm" svg:y2="10.11cm">
          <text:p/>
        </draw:line>
        <draw:custom-shape draw:style-name="gr6" draw:text-style-name="P2" draw:layer="layout" svg:width="1.4cm" svg:height="1.3cm" svg:x="20.7cm" svg:y="4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1.3cm" svg:x="20.701cm" svg:y="6.6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2" draw:layer="layout" svg:width="1.4cm" svg:height="1.4cm" svg:x="20.702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20.76cm" svg:y1="10.778cm" svg:x2="22.184cm" svg:y2="10.778cm">
          <text:p/>
        </draw:line>
        <draw:line draw:style-name="gr7" draw:text-style-name="P2" draw:layer="layout" svg:x1="20.7cm" svg:y1="11.9cm" svg:x2="22.1cm" svg:y2="11.9cm">
          <text:p/>
        </draw:line>
        <draw:connector draw:style-name="gr13" draw:text-style-name="P2" draw:layer="layout" draw:type="curve" draw:line-skew="-0.401cm" svg:x1="11.8cm" svg:y1="11.2cm" svg:x2="11.5cm" svg:y2="10.6cm" draw:start-shape="id1" draw:end-shape="id2" svg:d="M11800 11200c0 150-300 450-300-600" svg:viewBox="0 0 301 758">
          <text:p/>
        </draw:connector>
        <draw:connector draw:style-name="gr13" draw:text-style-name="P2" draw:layer="layout" draw:type="curve" draw:line-skew="-0.401cm" svg:x1="21.539cm" svg:y1="16.306cm" svg:x2="21.239cm" svg:y2="15.706cm" svg:d="M21539 16306c0 150-300 450-300-600" svg:viewBox="0 0 301 758">
          <text:p/>
        </draw:connector>
        <draw:custom-shape draw:style-name="gr14" draw:text-style-name="P1" draw:layer="layout" svg:width="0.2cm" svg:height="0.9cm" draw:transform="rotate (-1.5706217938697) translate (21.8cm 13.702cm)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.031cm" svg:height="0.954cm" svg:x="4.5cm" svg:y="6.7cm">
          <draw:text-box>
            <text:p><text:span text:style-name="T1">S'</text:span></text:p>
          </draw:text-box>
        </draw:frame>
        <draw:frame draw:style-name="gr16" draw:text-style-name="P4" draw:layer="layout" svg:width="1.137cm" svg:height="0.954cm" svg:x="4.501cm" svg:y="11.7cm">
          <draw:text-box>
            <text:p><text:span text:style-name="T1">S*</text:span></text:p>
          </draw:text-box>
        </draw:frame>
        <draw:frame draw:style-name="gr17" draw:text-style-name="P4" draw:layer="layout" svg:width="1.171cm" svg:height="1cm" svg:x="8.301cm" svg:y="6.8cm">
          <draw:text-box>
            <text:p><text:span text:style-name="T1">S"</text:span></text:p>
          </draw:text-box>
        </draw:frame>
        <draw:frame draw:style-name="gr18" draw:text-style-name="P4" draw:layer="layout" svg:width="0.959cm" svg:height="0.954cm" svg:x="10.401cm" svg:y="9.6cm">
          <draw:text-box>
            <text:p><text:span text:style-name="T1">H</text:span></text:p>
          </draw:text-box>
        </draw:frame>
        <draw:frame draw:style-name="gr19" draw:text-style-name="P4" draw:layer="layout" svg:width="1.383cm" svg:height="0.954cm" svg:x="12.001cm" svg:y="6.8cm">
          <draw:text-box>
            <text:p><text:span text:style-name="T1">M"</text:span></text:p>
          </draw:text-box>
        </draw:frame>
        <draw:frame draw:style-name="gr20" draw:text-style-name="P4" draw:layer="layout" svg:width="1.243cm" svg:height="0.954cm" svg:x="15.802cm" svg:y="6.7cm">
          <draw:text-box>
            <text:p><text:span text:style-name="T1">M'</text:span></text:p>
          </draw:text-box>
        </draw:frame>
        <draw:frame draw:style-name="gr20" draw:text-style-name="P4" draw:layer="layout" svg:width="1.243cm" svg:height="0.954cm" svg:x="15.803cm" svg:y="9.6cm">
          <draw:text-box>
            <text:p><text:span text:style-name="T1">M'</text:span></text:p>
          </draw:text-box>
        </draw:frame>
        <draw:frame draw:style-name="gr18" draw:text-style-name="P4" draw:layer="layout" svg:width="0.959cm" svg:height="0.954cm" svg:x="14.303cm" svg:y="11.6cm">
          <draw:text-box>
            <text:p><text:span text:style-name="T1">D</text:span></text:p>
          </draw:text-box>
        </draw:frame>
        <draw:line draw:style-name="gr21" draw:text-style-name="P2" draw:layer="layout" svg:x1="17.098cm" svg:y1="7.15cm" svg:x2="18.701cm" svg:y2="7.15cm">
          <text:p/>
        </draw:line>
        <draw:line draw:style-name="gr21" draw:text-style-name="P2" draw:layer="layout" svg:x1="17.098cm" svg:y1="10.151cm" svg:x2="18.701cm" svg:y2="10.151cm">
          <text:p/>
        </draw:line>
        <draw:frame draw:style-name="gr22" draw:text-style-name="P4" draw:layer="layout" svg:width="1.209cm" svg:height="0.954cm" svg:x="18.704cm" svg:y="9.6cm">
          <draw:text-box>
            <text:p><text:span text:style-name="T1">R*</text:span></text:p>
          </draw:text-box>
        </draw:frame>
        <draw:frame draw:style-name="gr23" draw:text-style-name="P4" draw:layer="layout" svg:width="0.891cm" svg:height="0.954cm" svg:x="18.705cm" svg:y="6.7cm">
          <draw:text-box>
            <text:p><text:span text:style-name="T1">R</text:span></text:p>
          </draw:text-box>
        </draw:frame>
        <draw:frame draw:style-name="gr24" draw:text-style-name="P4" draw:layer="layout" svg:width="1.281cm" svg:height="1.105cm" svg:x="8.902cm" svg:y="9.6cm">
          <draw:text-box>
            <text:p><text:span text:style-name="T1">d</text:span><text:span text:style-name="T2">H,t</text:span></text:p>
          </draw:text-box>
        </draw:frame>
        <draw:frame draw:style-name="gr24" draw:text-style-name="P4" draw:layer="layout" svg:width="1.281cm" svg:height="1.105cm" svg:x="15.703cm" svg:y="11.101cm">
          <draw:text-box>
            <text:p><text:span text:style-name="T1">d</text:span><text:span text:style-name="T2">D,t</text:span></text:p>
          </draw:text-box>
        </draw:frame>
        <draw:line draw:style-name="gr21" draw:text-style-name="P2" draw:layer="layout" svg:x1="2.498cm" svg:y1="7.151cm" svg:x2="4.101cm" svg:y2="7.151cm">
          <text:p/>
        </draw:line>
        <draw:line draw:style-name="gr21" draw:text-style-name="P2" draw:layer="layout" svg:x1="2.498cm" svg:y1="12.152cm" svg:x2="4.101cm" svg:y2="12.152cm">
          <text:p/>
        </draw:line>
        <draw:frame draw:style-name="gr25" draw:text-style-name="P4" draw:layer="layout" svg:width="1.315cm" svg:height="0.954cm" svg:x="1.201cm" svg:y="6.7cm">
          <draw:text-box>
            <text:p><text:span text:style-name="T1">EC</text:span></text:p>
          </draw:text-box>
        </draw:frame>
        <draw:frame draw:style-name="gr26" draw:text-style-name="P4" draw:layer="layout" svg:width="1.103cm" svg:height="0.954cm" svg:x="1.202cm" svg:y="11.7cm">
          <draw:text-box>
            <text:p><text:span text:style-name="T1">EI</text:span></text:p>
          </draw:text-box>
        </draw:frame>
        <draw:frame draw:style-name="gr27" draw:text-style-name="P5" draw:layer="layout" svg:width="5.701cm" svg:height="0.954cm" svg:x="22.203cm" svg:y="5cm">
          <draw:text-box>
            <text:p><text:span text:style-name="T3">Unidades de entrada</text:span></text:p>
          </draw:text-box>
        </draw:frame>
        <draw:frame draw:style-name="gr27" draw:text-style-name="P5" draw:layer="layout" svg:width="5.701cm" svg:height="0.954cm" svg:x="22.204cm" svg:y="6.8cm">
          <draw:text-box>
            <text:p><text:span text:style-name="T3">Unidades de entrada</text:span></text:p>
          </draw:text-box>
        </draw:frame>
        <draw:frame draw:style-name="gr28" draw:text-style-name="P5" draw:layer="layout" svg:width="2.013cm" svg:height="0.954cm" svg:x="22.204cm" svg:y="8.9cm">
          <draw:text-box>
            <text:p><text:span text:style-name="T3">UPNs</text:span></text:p>
          </draw:text-box>
        </draw:frame>
        <draw:frame draw:style-name="gr29" draw:text-style-name="P5" draw:layer="layout" svg:width="4.761cm" svg:height="0.954cm" svg:x="22.204cm" svg:y="10.3cm">
          <draw:text-box>
            <text:p><text:span text:style-name="T3">Conexiones fijas</text:span></text:p>
          </draw:text-box>
        </draw:frame>
        <draw:frame draw:style-name="gr30" draw:text-style-name="P5" draw:layer="layout" svg:width="5.963cm" svg:height="0.954cm" svg:x="22.205cm" svg:y="11.4cm">
          <draw:text-box>
            <text:p><text:span text:style-name="T3">Conexiones variables</text:span></text:p>
          </draw:text-box>
        </draw:frame>
        <draw:frame draw:style-name="gr31" draw:text-style-name="P5" draw:layer="layout" svg:width="6.712cm" svg:height="2.662cm" svg:x="22.205cm" svg:y="12.6cm">
          <draw:text-box>
            <text:p><text:span text:style-name="T3">Señales de discrepancia </text:span></text:p>
            <text:p><text:span text:style-name="T3">difusa hipocampal (</text:span><text:span text:style-name="T1">d</text:span><text:span text:style-name="T2">h,t</text:span><text:span text:style-name="T3">)</text:span></text:p>
            <text:p><text:span text:style-name="T3">y dopaminérgica (</text:span><text:span text:style-name="T1">d</text:span><text:span text:style-name="T2">D,t</text:span><text:span text:style-name="T3">)</text:span></text:p>
          </draw:text-box>
        </draw:frame>
        <draw:frame draw:style-name="gr32" draw:text-style-name="P5" draw:layer="layout" svg:width="6.226cm" svg:height="1.959cm" svg:x="22.205cm" svg:y="15.4cm">
          <draw:text-box>
            <text:p><text:span text:style-name="T3">Amplificación de (</text:span><text:span text:style-name="T1">d</text:span><text:span text:style-name="T2">h,t</text:span><text:span text:style-name="T3">)</text:span></text:p>
            <text:p><text:span text:style-name="T3">por (</text:span><text:span text:style-name="T1">d</text:span><text:span text:style-name="T2">D,t</text:span><text:span text:style-name="T3">)</text:span></text:p>
          </draw:text-box>
        </draw:frame>
        <draw:line draw:style-name="gr33" draw:text-style-name="P2" draw:layer="layout" svg:x1="11.094cm" svg:y1="13.448cm" svg:x2="3.588cm" svg:y2="13.448cm">
          <text:p/>
        </draw:line>
        <draw:line draw:style-name="gr34" draw:text-style-name="P2" draw:layer="layout" svg:x1="3.588cm" svg:y1="13.448cm" svg:x2="3.588cm" svg:y2="12.548cm">
          <text:p/>
        </draw:line>
        <draw:line draw:style-name="gr34" draw:text-style-name="P2" draw:layer="layout" svg:x1="11.088cm" svg:y1="13.448cm" svg:x2="11.088cm" svg:y2="12.548cm">
          <text:p/>
        </draw:line>
        <draw:line draw:style-name="gr34" draw:text-style-name="P2" draw:layer="layout" svg:x1="7.288cm" svg:y1="13.448cm" svg:x2="7.288cm" svg:y2="13.848cm">
          <text:p/>
        </draw:line>
        <draw:line draw:style-name="gr33" draw:text-style-name="P2" draw:layer="layout" svg:x1="16.9cm" svg:y1="13.4cm" svg:x2="11.388cm" svg:y2="13.448cm">
          <text:p/>
        </draw:line>
        <draw:line draw:style-name="gr34" draw:text-style-name="P2" draw:layer="layout" svg:x1="11.388cm" svg:y1="13.448cm" svg:x2="11.388cm" svg:y2="12.548cm">
          <text:p/>
        </draw:line>
        <draw:line draw:style-name="gr34" draw:text-style-name="P2" draw:layer="layout" svg:x1="16.888cm" svg:y1="13.448cm" svg:x2="16.888cm" svg:y2="12.548cm">
          <text:p/>
        </draw:line>
        <draw:line draw:style-name="gr34" draw:text-style-name="P2" draw:layer="layout" svg:x1="14.188cm" svg:y1="13.448cm" svg:x2="14.188cm" svg:y2="13.848cm">
          <text:p/>
        </draw:line>
        <draw:frame draw:style-name="gr35" draw:text-style-name="P6" draw:layer="layout" svg:width="4.723cm" svg:height="0.954cm" svg:x="4.9cm" svg:y="13.9cm">
          <draw:text-box>
            <text:p><text:span text:style-name="T4">Subred sensorial</text:span></text:p>
          </draw:text-box>
        </draw:frame>
        <draw:frame draw:style-name="gr36" draw:text-style-name="P6" draw:layer="layout" svg:width="4.265cm" svg:height="0.954cm" svg:x="12.101cm" svg:y="13.9cm">
          <draw:text-box>
            <text:p><text:span text:style-name="T4">Subred motora</text:span></text:p>
          </draw:text-box>
        </draw:frame>
        <draw:custom-shape draw:style-name="gr5" draw:text-style-name="P2" draw:layer="layout" svg:width="1.4cm" svg:height="1.4cm" svg:x="10.101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redeterminado">
        <draw:custom-shape draw:style-name="gr37" draw:text-style-name="P1" draw:layer="layout" svg:width="0.2cm" svg:height="3.3cm" svg:x="18.1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3.9cm" draw:transform="rotate (-1.5706217938697) translate (18.2cm 8.902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xml:id="id3" draw:id="id3" draw:layer="layout" svg:width="0.2cm" svg:height="2.1cm" svg:x="14.3cm" svg:y="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2cm" svg:height="1cm" svg:x="14cm" svg:y="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6.7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5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8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6.9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2.1cm" svg:y1="7.2cm" svg:x2="14.4cm" svg:y2="7.2cm">
          <text:p/>
        </draw:line>
        <draw:custom-shape draw:style-name="gr40" draw:text-style-name="P1" draw:layer="layout" svg:width="0.2cm" svg:height="1.4cm" svg:x="10.5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8.3cm" svg:y1="7.2cm" svg:x2="10.6cm" svg:y2="7.2cm">
          <text:p/>
        </draw:line>
        <draw:line draw:style-name="gr7" draw:text-style-name="P2" draw:layer="layout" svg:x1="15.9cm" svg:y1="7.2cm" svg:x2="18.2cm" svg:y2="7.2cm">
          <text:p/>
        </draw:line>
        <draw:custom-shape draw:style-name="gr9" draw:text-style-name="P1" draw:layer="layout" svg:width="0.2cm" svg:height="3.7cm" draw:transform="rotate (-1.5706217938697) translate (14.2cm 8.002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2cm" svg:y1="7.5cm" svg:x2="12.6cm" svg:y2="8cm">
          <text:p/>
        </draw:line>
        <draw:line draw:style-name="gr7" draw:text-style-name="P2" draw:layer="layout" svg:x1="15.5cm" svg:y1="7.8cm" svg:x2="16.8cm" svg:y2="9.3cm">
          <text:p/>
        </draw:line>
        <draw:line draw:style-name="gr10" draw:text-style-name="P2" draw:layer="layout" svg:x1="8.4cm" svg:y1="10.6cm" svg:x2="16.7cm" svg:y2="10.2cm">
          <text:p/>
        </draw:line>
        <draw:custom-shape draw:style-name="gr11" draw:text-style-name="P3" draw:layer="layout" svg:width="1.5cm" svg:height="1.3cm" svg:x="6.9cm" svg:y="9.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3.9cm" svg:y1="10.3cm" svg:x2="16.1cm" svg:y2="9.2cm">
          <text:p/>
        </draw:line>
        <draw:line draw:style-name="gr10" draw:text-style-name="P2" draw:layer="layout" svg:x1="17cm" svg:y1="8.6cm" svg:x2="18.3cm" svg:y2="7.8cm">
          <text:p/>
        </draw:line>
        <draw:connector draw:style-name="gr13" draw:text-style-name="P2" draw:layer="layout" draw:type="curve" svg:x1="14.4cm" svg:y1="9.1cm" svg:x2="13.896cm" svg:y2="8.996cm" draw:start-shape="id3" draw:start-glue-point="2" draw:end-shape="id4" draw:end-glue-point="9" svg:d="M14400 9100c0 904-504 956-504-104" svg:viewBox="0 0 505 790">
          <text:p/>
        </draw:connector>
        <draw:frame draw:style-name="gr15" draw:text-style-name="P4" draw:layer="layout" svg:width="1.031cm" svg:height="0.954cm" svg:x="7.1cm" svg:y="6.7cm">
          <draw:text-box>
            <text:p><text:span text:style-name="T1">S'</text:span></text:p>
          </draw:text-box>
        </draw:frame>
        <draw:frame draw:style-name="gr16" draw:text-style-name="P4" draw:layer="layout" svg:width="1.137cm" svg:height="0.954cm" svg:x="7.101cm" svg:y="10.1cm">
          <draw:text-box>
            <text:p><text:span text:style-name="T1">S*</text:span></text:p>
          </draw:text-box>
        </draw:frame>
        <draw:frame draw:style-name="gr17" draw:text-style-name="P4" draw:layer="layout" svg:width="1.171cm" svg:height="1cm" svg:x="10.901cm" svg:y="6.8cm">
          <draw:text-box>
            <text:p><text:span text:style-name="T1">S"</text:span></text:p>
          </draw:text-box>
        </draw:frame>
        <draw:frame draw:style-name="gr18" draw:text-style-name="P4" draw:layer="layout" svg:width="0.959cm" svg:height="0.954cm" svg:x="13.001cm" svg:y="8cm">
          <draw:text-box>
            <text:p><text:span text:style-name="T1">H</text:span></text:p>
          </draw:text-box>
        </draw:frame>
        <draw:frame draw:style-name="gr19" draw:text-style-name="P4" draw:layer="layout" svg:width="1.383cm" svg:height="0.954cm" svg:x="14.601cm" svg:y="6.8cm">
          <draw:text-box>
            <text:p><text:span text:style-name="T1">M"</text:span></text:p>
          </draw:text-box>
        </draw:frame>
        <draw:frame draw:style-name="gr20" draw:text-style-name="P4" draw:layer="layout" svg:width="1.243cm" svg:height="0.954cm" svg:x="18.402cm" svg:y="6.7cm">
          <draw:text-box>
            <text:p><text:span text:style-name="T1">M'</text:span></text:p>
          </draw:text-box>
        </draw:frame>
        <draw:frame draw:style-name="gr18" draw:text-style-name="P4" draw:layer="layout" svg:width="0.959cm" svg:height="0.954cm" svg:x="16.903cm" svg:y="9.4cm">
          <draw:text-box>
            <text:p><text:span text:style-name="T1">D</text:span></text:p>
          </draw:text-box>
        </draw:frame>
        <draw:line draw:style-name="gr21" draw:text-style-name="P2" draw:layer="layout" svg:x1="19.698cm" svg:y1="7.15cm" svg:x2="21.301cm" svg:y2="7.15cm">
          <text:p/>
        </draw:line>
        <draw:frame draw:style-name="gr22" draw:text-style-name="P4" draw:layer="layout" svg:width="1.209cm" svg:height="0.954cm" svg:x="21.304cm" svg:y="6.7cm">
          <draw:text-box>
            <text:p><text:span text:style-name="T1">R*</text:span></text:p>
          </draw:text-box>
        </draw:frame>
        <draw:frame draw:style-name="gr24" draw:text-style-name="P4" draw:layer="layout" svg:width="1.281cm" svg:height="1.105cm" svg:x="11.502cm" svg:y="8.2cm">
          <draw:text-box>
            <text:p><text:span text:style-name="T1">d</text:span><text:span text:style-name="T2">H,t</text:span></text:p>
          </draw:text-box>
        </draw:frame>
        <draw:line draw:style-name="gr21" draw:text-style-name="P2" draw:layer="layout" svg:x1="5.098cm" svg:y1="7.151cm" svg:x2="6.701cm" svg:y2="7.151cm">
          <text:p/>
        </draw:line>
        <draw:line draw:style-name="gr21" draw:text-style-name="P2" draw:layer="layout" svg:x1="5.098cm" svg:y1="10.552cm" svg:x2="6.701cm" svg:y2="10.552cm">
          <text:p/>
        </draw:line>
        <draw:frame draw:style-name="gr25" draw:text-style-name="P4" draw:layer="layout" svg:width="1.315cm" svg:height="0.954cm" svg:x="3.801cm" svg:y="6.7cm">
          <draw:text-box>
            <text:p><text:span text:style-name="T1">EC</text:span></text:p>
          </draw:text-box>
        </draw:frame>
        <draw:frame draw:style-name="gr26" draw:text-style-name="P4" draw:layer="layout" svg:width="1.103cm" svg:height="0.954cm" svg:x="3.802cm" svg:y="10.1cm">
          <draw:text-box>
            <text:p><text:span text:style-name="T1">EI</text:span></text:p>
          </draw:text-box>
        </draw:frame>
        <draw:custom-shape draw:style-name="gr5" draw:text-style-name="P2" xml:id="id4" draw:id="id4" draw:layer="layout" svg:width="1.4cm" svg:height="1.4cm" svg:x="12.7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0.7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Predeterminado">
        <draw:custom-shape draw:style-name="gr2" draw:text-style-name="P1" draw:layer="layout" svg:width="0.299cm" svg:height="3.9cm" draw:transform="rotate (-1.5706217938697) translate (17cm 8.1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3.6cm" svg:x="16.8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xml:id="id5" draw:id="id5" draw:layer="layout" svg:width="0.3cm" svg:height="5.4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3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1cm" svg:y2="8.1cm">
          <text:p/>
        </draw:line>
        <draw:line draw:style-name="gr7" draw:text-style-name="P2" draw:layer="layout" svg:x1="14.5cm" svg:y1="7.7cm" svg:x2="14.8cm" svg:y2="8.3cm">
          <text:p/>
        </draw:line>
        <draw:line draw:style-name="gr10" draw:text-style-name="P2" draw:layer="layout" svg:x1="6.6cm" svg:y1="10.4cm" svg:x2="14.5cm" svg:y2="9.3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3cm" svg:y1="9.6cm" svg:x2="14.3cm" svg:y2="8.1cm">
          <text:p/>
        </draw:line>
        <draw:line draw:style-name="gr10" draw:text-style-name="P2" draw:layer="layout" svg:x1="15.2cm" svg:y1="7.5cm" svg:x2="17.2cm" svg:y2="6.1cm">
          <text:p/>
        </draw:line>
        <draw:connector draw:style-name="gr13" draw:text-style-name="P2" draw:layer="layout" draw:type="curve" svg:x1="13.15cm" svg:y1="8.4cm" svg:x2="12.25cm" svg:y2="8.8cm" draw:start-shape="id5" draw:start-glue-point="2" draw:end-shape="id6" draw:end-glue-point="2" svg:d="M13150 8400c0 1351-900 1151-900 400" svg:viewBox="0 0 901 991">
          <text:p/>
        </draw:connector>
        <draw:frame draw:style-name="gr46" draw:text-style-name="P4" draw:layer="layout" svg:width="1.217cm" svg:height="1.105cm" svg:x="5.3cm" svg:y="6.7cm">
          <draw:text-box>
            <text:p><text:span text:style-name="T1">S'</text:span><text:span text:style-name="T5">3</text:span></text:p>
          </draw:text-box>
        </draw:frame>
        <draw:frame draw:style-name="gr16" draw:text-style-name="P4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7" draw:text-style-name="P4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48" draw:text-style-name="P4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4" draw:layer="layout" svg:width="0.959cm" svg:height="0.954cm" svg:x="14.8cm" svg:y="8.546cm">
          <draw:text-box>
            <text:p><text:span text:style-name="T1">D</text:span></text:p>
          </draw:text-box>
        </draw:frame>
        <draw:line draw:style-name="gr21" draw:text-style-name="P2" draw:layer="layout" svg:x1="18.698cm" svg:y1="5.351cm" svg:x2="20.301cm" svg:y2="5.351cm">
          <text:p/>
        </draw:line>
        <draw:frame draw:style-name="gr22" draw:text-style-name="P4" draw:layer="layout" svg:width="1.209cm" svg:height="0.954cm" svg:x="20.204cm" svg:y="4.8cm">
          <draw:text-box>
            <text:p><text:span text:style-name="T1">R*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5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5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5.2cm">
          <text:p/>
        </draw:line>
        <draw:frame draw:style-name="gr49" draw:text-style-name="P4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48" draw:text-style-name="P4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20" draw:text-style-name="P4" draw:layer="layout" svg:width="1.243cm" svg:height="0.954cm" svg:x="17.203cm" svg:y="4.901cm">
          <draw:text-box>
            <text:p><text:span text:style-name="T1">M'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5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0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custom-shape draw:style-name="gr6" draw:text-style-name="P2" draw:layer="layout" svg:width="1.4cm" svg:height="1.3cm" svg:x="5.101cm" svg:y="4.501cm">
          <text:p/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1.217cm" svg:height="1.105cm" svg:x="5.301cm" svg:y="4.701cm">
          <draw:text-box>
            <text:p><text:span text:style-name="T1">S'</text:span><text:span text:style-name="T5">2</text:span></text:p>
          </draw:text-box>
        </draw:frame>
        <draw:line draw:style-name="gr21" draw:text-style-name="P2" draw:layer="layout" svg:x1="3.298cm" svg:y1="5.151cm" svg:x2="4.901cm" svg:y2="5.151cm">
          <text:p/>
        </draw:line>
        <draw:frame draw:style-name="gr51" draw:text-style-name="P5" draw:layer="layout" svg:width="1.772cm" svg:height="0.954cm" svg:x="1.601cm" svg:y="4.7cm">
          <draw:text-box>
            <text:p><text:span text:style-name="T3">CTX</text:span></text:p>
          </draw:text-box>
        </draw:frame>
        <draw:line draw:style-name="gr7" draw:text-style-name="P2" draw:layer="layout" svg:x1="6.5cm" svg:y1="5.2cm" svg:x2="9cm" svg:y2="6.7cm">
          <text:p/>
        </draw:line>
        <draw:line draw:style-name="gr7" draw:text-style-name="P2" draw:layer="layout" svg:x1="6.505cm" svg:y1="5.189cm" svg:x2="8.8cm" svg:y2="3.7cm">
          <text:p/>
        </draw:line>
        <draw:line draw:style-name="gr7" draw:text-style-name="P2" draw:layer="layout" svg:x1="10.3cm" svg:y1="7.2cm" svg:x2="13.4cm" svg:y2="3.8cm">
          <text:p/>
        </draw:line>
        <draw:line draw:style-name="gr7" draw:text-style-name="P2" draw:layer="layout" svg:x1="10.3cm" svg:y1="3.3cm" svg:x2="13.4cm" svg:y2="6.6cm">
          <text:p/>
        </draw:line>
        <draw:frame draw:style-name="gr46" draw:text-style-name="P4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49" draw:text-style-name="P4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2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6" draw:id="id6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draw:custom-shape draw:style-name="gr2" draw:text-style-name="P1" draw:layer="layout" svg:width="0.299cm" svg:height="3.9cm" draw:transform="rotate (-1.5706217938697) translate (17cm 8.1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3.6cm" svg:x="16.8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xml:id="id7" draw:id="id7" draw:layer="layout" svg:width="0.3cm" svg:height="5.4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3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1cm" svg:y2="8.1cm">
          <text:p/>
        </draw:line>
        <draw:line draw:style-name="gr7" draw:text-style-name="P2" draw:layer="layout" svg:x1="14.5cm" svg:y1="7.7cm" svg:x2="14.8cm" svg:y2="8.3cm">
          <text:p/>
        </draw:line>
        <draw:line draw:style-name="gr10" draw:text-style-name="P2" draw:layer="layout" svg:x1="6.6cm" svg:y1="10.4cm" svg:x2="14.5cm" svg:y2="9.3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3cm" svg:y1="9.6cm" svg:x2="14.3cm" svg:y2="8.1cm">
          <text:p/>
        </draw:line>
        <draw:line draw:style-name="gr10" draw:text-style-name="P2" draw:layer="layout" svg:x1="15.2cm" svg:y1="7.5cm" svg:x2="17.2cm" svg:y2="6.1cm">
          <text:p/>
        </draw:line>
        <draw:connector draw:style-name="gr13" draw:text-style-name="P2" draw:layer="layout" draw:type="curve" svg:x1="13.15cm" svg:y1="8.4cm" svg:x2="12.25cm" svg:y2="8.8cm" draw:start-shape="id7" draw:start-glue-point="2" draw:end-shape="id8" draw:end-glue-point="2" svg:d="M13150 8400c0 1351-900 1151-900 400" svg:viewBox="0 0 901 991">
          <text:p/>
        </draw:connector>
        <draw:frame draw:style-name="gr46" draw:text-style-name="P4" draw:layer="layout" svg:width="1.217cm" svg:height="1.105cm" svg:x="5.3cm" svg:y="6.7cm">
          <draw:text-box>
            <text:p><text:span text:style-name="T1">S'</text:span><text:span text:style-name="T5">3</text:span></text:p>
          </draw:text-box>
        </draw:frame>
        <draw:frame draw:style-name="gr16" draw:text-style-name="P4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7" draw:text-style-name="P4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48" draw:text-style-name="P4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4" draw:layer="layout" svg:width="0.959cm" svg:height="0.954cm" svg:x="14.8cm" svg:y="8.546cm">
          <draw:text-box>
            <text:p><text:span text:style-name="T1">D</text:span></text:p>
          </draw:text-box>
        </draw:frame>
        <draw:line draw:style-name="gr21" draw:text-style-name="P2" draw:layer="layout" svg:x1="18.698cm" svg:y1="5.351cm" svg:x2="20.301cm" svg:y2="5.351cm">
          <text:p/>
        </draw:line>
        <draw:frame draw:style-name="gr22" draw:text-style-name="P4" draw:layer="layout" svg:width="1.209cm" svg:height="0.954cm" svg:x="20.204cm" svg:y="4.8cm">
          <draw:text-box>
            <text:p><text:span text:style-name="T1">R*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5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5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5.2cm">
          <text:p/>
        </draw:line>
        <draw:frame draw:style-name="gr49" draw:text-style-name="P4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48" draw:text-style-name="P4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20" draw:text-style-name="P4" draw:layer="layout" svg:width="1.243cm" svg:height="0.954cm" svg:x="17.203cm" svg:y="4.901cm">
          <draw:text-box>
            <text:p><text:span text:style-name="T1">M'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5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0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custom-shape draw:style-name="gr6" draw:text-style-name="P2" draw:layer="layout" svg:width="1.4cm" svg:height="1.3cm" svg:x="5.101cm" svg:y="4.501cm">
          <text:p/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1.217cm" svg:height="1.105cm" svg:x="5.301cm" svg:y="4.701cm">
          <draw:text-box>
            <text:p><text:span text:style-name="T1">S'</text:span><text:span text:style-name="T5">2</text:span></text:p>
          </draw:text-box>
        </draw:frame>
        <draw:line draw:style-name="gr21" draw:text-style-name="P2" draw:layer="layout" svg:x1="3.298cm" svg:y1="5.151cm" svg:x2="4.901cm" svg:y2="5.151cm">
          <text:p/>
        </draw:line>
        <draw:frame draw:style-name="gr51" draw:text-style-name="P5" draw:layer="layout" svg:width="1.772cm" svg:height="0.954cm" svg:x="1.601cm" svg:y="4.7cm">
          <draw:text-box>
            <text:p><text:span text:style-name="T3">CTX</text:span></text:p>
          </draw:text-box>
        </draw:frame>
        <draw:line draw:style-name="gr7" draw:text-style-name="P2" draw:layer="layout" svg:x1="6.5cm" svg:y1="5.2cm" svg:x2="9cm" svg:y2="6.7cm">
          <text:p/>
        </draw:line>
        <draw:line draw:style-name="gr7" draw:text-style-name="P2" draw:layer="layout" svg:x1="6.505cm" svg:y1="5.189cm" svg:x2="8.8cm" svg:y2="3.7cm">
          <text:p/>
        </draw:line>
        <draw:frame draw:style-name="gr46" draw:text-style-name="P4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49" draw:text-style-name="P4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2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8" draw:id="id8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redeterminado">
        <draw:custom-shape draw:style-name="gr53" draw:text-style-name="P1" draw:layer="layout" svg:width="0.388cm" svg:height="5.065cm" draw:transform="skewX (-0.000174532925199433) rotate (-1.5706217938697) translate (23.893cm 10.626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0.389cm" svg:height="5.715cm" svg:x="12.983cm" svg:y="4.1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0.39cm" svg:height="0.779cm" draw:transform="rotate (-1.5706217938697) translate (17.918cm 11.145cm)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0.39cm" svg:height="1.817cm" svg:x="17.399cm" svg:y="6.33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89cm" svg:height="1.949cm" draw:transform="rotate (-1.5706217938697) translate (17.399cm 7.768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389cm" svg:height="4.675cm" svg:x="23.634cm" svg:y="6.33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xml:id="id9" draw:id="id9" draw:layer="layout" svg:width="0.391cm" svg:height="7.014cm" svg:x="18.697cm" svg:y="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0.389cm" svg:height="5.065cm" svg:x="15.061cm" svg:y="5.68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818cm" svg:height="1.819cm" svg:x="15.322cm" svg:y="10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1.819cm" svg:height="1.817cm" svg:x="20.775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" draw:layer="layout" svg:width="1.818cm" svg:height="1.819cm" svg:x="19.089cm" svg:y="8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" draw:layer="layout" svg:width="1.817cm" svg:height="1.818cm" svg:x="13.376cm" svg:y="8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layer="layout" svg:width="1.819cm" svg:height="1.689cm" svg:x="8.437cm" svg:y="9.146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5.191cm" svg:y1="9.455cm" svg:x2="18.958cm" svg:y2="9.455cm">
          <text:p/>
        </draw:line>
        <draw:line draw:style-name="gr7" draw:text-style-name="P2" draw:layer="layout" svg:x1="10.277cm" svg:y1="9.921cm" svg:x2="13.243cm" svg:y2="9.455cm">
          <text:p/>
        </draw:line>
        <draw:line draw:style-name="gr7" draw:text-style-name="P2" draw:layer="layout" svg:x1="20.906cm" svg:y1="9.455cm" svg:x2="23.893cm" svg:y2="7.507cm">
          <text:p/>
        </draw:line>
        <draw:custom-shape draw:style-name="gr57" draw:text-style-name="P1" draw:layer="layout" svg:width="0.39cm" svg:height="1.949cm" draw:transform="rotate (-1.5706217938697) translate (15.191cm 7.119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4.884cm" svg:y1="10.095cm" svg:x2="15.32cm" svg:y2="10.755cm">
          <text:p/>
        </draw:line>
        <draw:line draw:style-name="gr7" draw:text-style-name="P2" draw:layer="layout" svg:x1="20.906cm" svg:y1="4.39cm" svg:x2="21.426cm" svg:y2="10.624cm">
          <text:p/>
        </draw:line>
        <draw:line draw:style-name="gr7" draw:text-style-name="P2" draw:layer="layout" svg:x1="20.646cm" svg:y1="10.105cm" svg:x2="21.036cm" svg:y2="10.884cm">
          <text:p/>
        </draw:line>
        <draw:line draw:style-name="gr10" draw:text-style-name="P2" draw:layer="layout" svg:x1="10.385cm" svg:y1="13.612cm" svg:x2="20.646cm" svg:y2="12.183cm">
          <text:p/>
        </draw:line>
        <draw:custom-shape draw:style-name="gr64" draw:text-style-name="P3" draw:layer="layout" svg:width="1.948cm" svg:height="1.689cm" svg:x="8.437cm" svg:y="12.83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7.789cm" svg:y1="12.572cm" svg:x2="20.387cm" svg:y2="10.624cm">
          <text:p/>
        </draw:line>
        <draw:line draw:style-name="gr10" draw:text-style-name="P2" draw:layer="layout" svg:x1="21.555cm" svg:y1="9.845cm" svg:x2="24.153cm" svg:y2="8.027cm">
          <text:p/>
        </draw:line>
        <draw:connector draw:style-name="gr13" draw:text-style-name="P2" draw:layer="layout" draw:type="curve" svg:x1="18.892cm" svg:y1="11.014cm" svg:x2="17.723cm" svg:y2="11.533cm" draw:start-shape="id9" draw:start-glue-point="2" draw:end-shape="id10" draw:end-glue-point="2" svg:d="M18892 11014c0 1530-1169 1270-1169 519" svg:viewBox="0 0 1170 1119">
          <text:p/>
        </draw:connector>
        <draw:frame draw:style-name="gr65" draw:text-style-name="P4" draw:layer="layout" svg:width="1.581cm" svg:height="1.435cm" svg:x="8.796cm" svg:y="9.506cm">
          <draw:text-box>
            <text:p><text:span text:style-name="T1">S'</text:span><text:span text:style-name="T5">3</text:span></text:p>
          </draw:text-box>
        </draw:frame>
        <draw:frame draw:style-name="gr66" draw:text-style-name="P4" draw:layer="layout" svg:width="1.477cm" svg:height="1.24cm" svg:x="8.998cm" svg:y="13.192cm">
          <draw:text-box>
            <text:p><text:span text:style-name="T1">S*</text:span></text:p>
          </draw:text-box>
        </draw:frame>
        <draw:frame draw:style-name="gr67" draw:text-style-name="P4" draw:layer="layout" svg:width="1.487cm" svg:height="1.436cm" svg:x="15.682cm" svg:y="10.724cm">
          <draw:text-box>
            <text:p><text:span text:style-name="T1">H</text:span><text:span text:style-name="T5">2</text:span></text:p>
          </draw:text-box>
        </draw:frame>
        <draw:frame draw:style-name="gr68" draw:text-style-name="P4" draw:layer="layout" svg:width="2.038cm" svg:height="1.435cm" svg:x="19.259cm" svg:y="8.906cm">
          <draw:text-box>
            <text:p><text:span text:style-name="T1">M"</text:span><text:span text:style-name="T5">2</text:span></text:p>
          </draw:text-box>
        </draw:frame>
        <draw:frame draw:style-name="gr69" draw:text-style-name="P4" draw:layer="layout" svg:width="1.245cm" svg:height="1.239cm" svg:x="21.236cm" svg:y="11.304cm">
          <draw:text-box>
            <text:p><text:span text:style-name="T1">D</text:span></text:p>
          </draw:text-box>
        </draw:frame>
        <draw:line draw:style-name="gr21" draw:text-style-name="P2" draw:layer="layout" svg:x1="26.099cm" svg:y1="7.054cm" svg:x2="28.181cm" svg:y2="7.054cm">
          <text:p/>
        </draw:line>
        <draw:frame draw:style-name="gr70" draw:text-style-name="P4" draw:layer="layout" svg:width="1.57cm" svg:height="1.238cm" svg:x="26.655cm" svg:y="6.039cm">
          <draw:text-box>
            <text:p><text:span text:style-name="T1">R*</text:span></text:p>
          </draw:text-box>
        </draw:frame>
        <draw:line draw:style-name="gr21" draw:text-style-name="P2" draw:layer="layout" svg:x1="6.096cm" svg:y1="3.756cm" svg:x2="8.178cm" svg:y2="3.756cm">
          <text:p/>
        </draw:line>
        <draw:line draw:style-name="gr21" draw:text-style-name="P2" draw:layer="layout" svg:x1="6.096cm" svg:y1="13.679cm" svg:x2="8.178cm" svg:y2="13.679cm">
          <text:p/>
        </draw:line>
        <draw:frame draw:style-name="gr71" draw:text-style-name="P5" draw:layer="layout" svg:width="1.708cm" svg:height="1.239cm" svg:x="6.539cm" svg:y="2.821cm">
          <draw:text-box>
            <text:p><text:span text:style-name="T3">A</text:span></text:p>
          </draw:text-box>
        </draw:frame>
        <draw:frame draw:style-name="gr72" draw:text-style-name="P5" draw:layer="layout" svg:width="1.432cm" svg:height="1.239cm" svg:x="6.502cm" svg:y="12.643cm">
          <draw:text-box>
            <text:p><text:span text:style-name="T3">EI</text:span></text:p>
          </draw:text-box>
        </draw:frame>
        <draw:custom-shape draw:style-name="gr61" draw:text-style-name="P2" draw:layer="layout" svg:width="1.819cm" svg:height="1.817cm" svg:x="19.09cm" svg:y="3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draw:layer="layout" svg:width="1.818cm" svg:height="1.818cm" svg:x="24.026cm" svg:y="6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" draw:layer="layout" svg:width="1.817cm" svg:height="1.818cm" svg:x="13.377cm" svg:y="3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1.819cm" svg:height="1.688cm" svg:x="8.438cm" svg:y="2.78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5.192cm" svg:y1="4.391cm" svg:x2="18.957cm" svg:y2="4.39cm">
          <text:p/>
        </draw:line>
        <draw:line draw:style-name="gr7" draw:text-style-name="P2" draw:layer="layout" svg:x1="10.277cm" svg:y1="3.621cm" svg:x2="13.244cm" svg:y2="4.391cm">
          <text:p/>
        </draw:line>
        <draw:line draw:style-name="gr7" draw:text-style-name="P2" draw:layer="layout" svg:x1="20.907cm" svg:y1="4.391cm" svg:x2="23.893cm" svg:y2="6.858cm">
          <text:p/>
        </draw:line>
        <draw:frame draw:style-name="gr75" draw:text-style-name="P4" draw:layer="layout" svg:width="1.815cm" svg:height="1.687cm" svg:x="13.676cm" svg:y="3.842cm">
          <draw:text-box>
            <text:p><text:span text:style-name="T1">S"</text:span><text:span text:style-name="T5">1</text:span></text:p>
          </draw:text-box>
        </draw:frame>
        <draw:frame draw:style-name="gr68" draw:text-style-name="P4" draw:layer="layout" svg:width="2.038cm" svg:height="1.435cm" svg:x="19.26cm" svg:y="3.812cm">
          <draw:text-box>
            <text:p><text:span text:style-name="T1">M"</text:span><text:span text:style-name="T5">1</text:span></text:p>
          </draw:text-box>
        </draw:frame>
        <draw:frame draw:style-name="gr76" draw:text-style-name="P4" draw:layer="layout" svg:width="1.614cm" svg:height="1.24cm" svg:x="24.357cm" svg:y="6.669cm">
          <draw:text-box>
            <text:p><text:span text:style-name="T1">M'</text:span></text:p>
          </draw:text-box>
        </draw:frame>
        <draw:line draw:style-name="gr21" draw:text-style-name="P2" draw:layer="layout" svg:x1="6.096cm" svg:y1="10.122cm" svg:x2="8.178cm" svg:y2="10.122cm">
          <text:p/>
        </draw:line>
        <draw:frame draw:style-name="gr77" draw:text-style-name="P5" draw:layer="layout" svg:width="1.708cm" svg:height="1.24cm" svg:x="6.66cm" svg:y="9.056cm">
          <draw:text-box>
            <text:p><text:span text:style-name="T3">x</text:span></text:p>
          </draw:text-box>
        </draw:frame>
        <draw:custom-shape draw:style-name="gr78" draw:text-style-name="P1" draw:layer="layout" svg:width="0.389cm" svg:height="1.04cm" draw:transform="rotate (-1.5706217938697) translate (17.789cm 6.34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1.819cm" svg:height="1.818cm" svg:x="14.934cm" svg:y="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4" draw:layer="layout" svg:width="1.486cm" svg:height="1.436cm" svg:x="15.333cm" svg:y="6.048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4.925cm" svg:y1="5.047cm" svg:x2="15.191cm" svg:y2="5.819cm">
          <text:p/>
        </draw:line>
        <draw:custom-shape draw:style-name="gr63" draw:text-style-name="P2" draw:layer="layout" svg:width="1.819cm" svg:height="1.689cm" svg:x="8.438cm" svg:y="5.95cm">
          <text:p/>
          <draw:enhanced-geometry svg:viewBox="0 0 21600 21600" draw:type="rectangle" draw:enhanced-path="M 0 0 L 21600 0 21600 21600 0 21600 0 0 Z N"/>
        </draw:custom-shape>
        <draw:frame draw:style-name="gr81" draw:text-style-name="P4" draw:layer="layout" svg:width="1.58cm" svg:height="1.435cm" svg:x="8.798cm" svg:y="6.31cm">
          <draw:text-box>
            <text:p><text:span text:style-name="T1">S'</text:span><text:span text:style-name="T5">2</text:span></text:p>
          </draw:text-box>
        </draw:frame>
        <draw:line draw:style-name="gr21" draw:text-style-name="P2" draw:layer="layout" svg:x1="6.096cm" svg:y1="6.794cm" svg:x2="8.178cm" svg:y2="6.794cm">
          <text:p/>
        </draw:line>
        <draw:frame draw:style-name="gr82" draw:text-style-name="P5" draw:layer="layout" svg:width="1.907cm" svg:height="1.027cm" svg:x="6.077cm" svg:y="5.738cm">
          <draw:text-box>
            <text:p><text:span text:style-name="T3">CTX</text:span></text:p>
          </draw:text-box>
        </draw:frame>
        <draw:line draw:style-name="gr7" draw:text-style-name="P2" draw:layer="layout" svg:x1="10.255cm" svg:y1="6.858cm" svg:x2="13.502cm" svg:y2="8.806cm">
          <text:p/>
        </draw:line>
        <draw:line draw:style-name="gr7" draw:text-style-name="P2" draw:layer="layout" svg:x1="10.262cm" svg:y1="6.844cm" svg:x2="13.243cm" svg:y2="4.91cm">
          <text:p/>
        </draw:line>
        <draw:frame draw:style-name="gr83" draw:text-style-name="P4" draw:layer="layout" svg:width="1.58cm" svg:height="1.436cm" svg:x="8.9cm" svg:y="3.042cm">
          <draw:text-box>
            <text:p><text:span text:style-name="T1">S'</text:span><text:span text:style-name="T5">1</text:span></text:p>
          </draw:text-box>
        </draw:frame>
        <draw:frame draw:style-name="gr75" draw:text-style-name="P4" draw:layer="layout" svg:width="1.815cm" svg:height="1.687cm" svg:x="13.776cm" svg:y="8.909cm">
          <draw:text-box>
            <text:p><text:span text:style-name="T1">S"</text:span><text:span text:style-name="T5">2</text:span></text:p>
          </draw:text-box>
        </draw:frame>
        <draw:custom-shape draw:style-name="gr84" draw:text-style-name="P1" draw:layer="layout" svg:width="0.389cm" svg:height="2.209cm" draw:transform="rotate (-1.5706217938697) translate (17.659cm 9.717cm)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xml:id="id10" draw:id="id10" draw:layer="layout" svg:width="0.389cm" svg:height="1.818cm" svg:x="17.529cm" svg:y="9.71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3.8cm" svg:height="2.9cm" svg:x="1.877cm" svg:y="2.247cm">
          <text:p/>
          <draw:enhanced-geometry svg:viewBox="0 0 21600 21600" draw:glue-points="10800 0 0 10800 10800 21600 21600 10800" draw:path-stretchpoint-x="10800" draw:text-areas="?f8 ?f9 ?f10 ?f11" draw:type="bracket-pair" draw:modifiers="2285.83247156153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8" draw:layer="layout" svg:width="2.817cm" svg:height="0.53cm" svg:x="2.253cm" svg:y="2.35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7" draw:text-style-name="P8" draw:layer="layout" svg:width="2.846cm" svg:height="0.53cm" svg:x="2.277cm" svg:y="2.9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8" draw:text-style-name="P9" draw:layer="layout" svg:width="0.6cm" svg:height="1.773cm" svg:x="2.177cm" svg:y="3.047cm">
          <draw:text-box>
            <text:p>.</text:p>
            <text:p/>
          </draw:text-box>
        </draw:frame>
        <draw:frame draw:style-name="gr88" draw:text-style-name="P9" draw:layer="layout" svg:width="0.6cm" svg:height="1.773cm" svg:x="2.177cm" svg:y="3.248cm">
          <draw:text-box>
            <text:p>.</text:p>
            <text:p/>
          </draw:text-box>
        </draw:frame>
        <draw:frame draw:style-name="gr88" draw:text-style-name="P9" draw:layer="layout" svg:width="0.6cm" svg:height="1.773cm" svg:x="2.177cm" svg:y="3.448cm">
          <draw:text-box>
            <text:p>.</text:p>
            <text:p/>
          </draw:text-box>
        </draw:frame>
        <draw:frame draw:style-name="gr88" draw:text-style-name="P9" draw:layer="layout" svg:width="0.6cm" svg:height="1.773cm" svg:x="2.977cm" svg:y="3.047cm">
          <draw:text-box>
            <text:p>.</text:p>
            <text:p/>
          </draw:text-box>
        </draw:frame>
        <draw:frame draw:style-name="gr88" draw:text-style-name="P9" draw:layer="layout" svg:width="0.6cm" svg:height="1.773cm" svg:x="2.977cm" svg:y="3.248cm">
          <draw:text-box>
            <text:p>.</text:p>
            <text:p/>
          </draw:text-box>
        </draw:frame>
        <draw:frame draw:style-name="gr88" draw:text-style-name="P9" draw:layer="layout" svg:width="0.6cm" svg:height="1.773cm" svg:x="2.977cm" svg:y="3.448cm">
          <draw:text-box>
            <text:p>.</text:p>
            <text:p/>
          </draw:text-box>
        </draw:frame>
        <draw:frame draw:style-name="gr88" draw:text-style-name="P9" draw:layer="layout" svg:width="0.6cm" svg:height="1.773cm" svg:x="3.477cm" svg:y="3.047cm">
          <draw:text-box>
            <text:p>.</text:p>
            <text:p/>
          </draw:text-box>
        </draw:frame>
        <draw:frame draw:style-name="gr88" draw:text-style-name="P9" draw:layer="layout" svg:width="0.6cm" svg:height="1.773cm" svg:x="3.677cm" svg:y="3.248cm">
          <draw:text-box>
            <text:p>.</text:p>
            <text:p/>
          </draw:text-box>
        </draw:frame>
        <draw:frame draw:style-name="gr88" draw:text-style-name="P9" draw:layer="layout" svg:width="0.6cm" svg:height="1.773cm" svg:x="3.877cm" svg:y="3.448cm">
          <draw:text-box draw:corner-radius="1.5cm">
            <text:p>.</text:p>
            <text:p/>
          </draw:text-box>
        </draw:frame>
        <draw:frame draw:style-name="gr88" draw:text-style-name="P9" draw:layer="layout" svg:width="0.6cm" svg:height="1.773cm" svg:x="4.277cm" svg:y="3.047cm">
          <draw:text-box>
            <text:p>.</text:p>
            <text:p/>
          </draw:text-box>
        </draw:frame>
        <draw:frame draw:style-name="gr88" draw:text-style-name="P9" draw:layer="layout" svg:width="0.6cm" svg:height="1.773cm" svg:x="4.277cm" svg:y="3.248cm">
          <draw:text-box>
            <text:p>.</text:p>
            <text:p/>
          </draw:text-box>
        </draw:frame>
        <draw:frame draw:style-name="gr88" draw:text-style-name="P9" draw:layer="layout" svg:width="0.6cm" svg:height="1.773cm" svg:x="4.277cm" svg:y="3.448cm">
          <draw:text-box>
            <text:p>.</text:p>
            <text:p/>
          </draw:text-box>
        </draw:frame>
        <draw:frame draw:style-name="gr87" draw:text-style-name="P8" draw:layer="layout" svg:width="3.596cm" svg:height="0.53cm" svg:x="1.977cm" svg:y="4.2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9" draw:text-style-name="P7" draw:layer="layout" svg:width="4.5cm" svg:height="2.9cm" svg:x="1.477cm" svg:y="5.447cm">
          <text:p/>
          <draw:enhanced-geometry svg:viewBox="0 0 21600 21600" draw:glue-points="10800 0 0 10800 10800 21600 21600 10800" draw:path-stretchpoint-x="10800" draw:text-areas="?f8 ?f9 ?f10 ?f11" draw:type="bracket-pair" draw:modifiers="2285.83247156153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8" draw:layer="layout" svg:width="3.732cm" svg:height="0.53cm" svg:x="1.853cm" svg:y="5.55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7" draw:text-style-name="P8" draw:layer="layout" svg:width="3.761cm" svg:height="0.53cm" svg:x="1.877cm" svg:y="6.14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8" draw:text-style-name="P9" draw:layer="layout" svg:width="0.6cm" svg:height="1.773cm" svg:x="2.077cm" svg:y="6.247cm">
          <draw:text-box>
            <text:p>.</text:p>
            <text:p/>
          </draw:text-box>
        </draw:frame>
        <draw:frame draw:style-name="gr88" draw:text-style-name="P9" draw:layer="layout" svg:width="0.6cm" svg:height="1.773cm" svg:x="2.077cm" svg:y="6.448cm">
          <draw:text-box>
            <text:p>.</text:p>
            <text:p/>
          </draw:text-box>
        </draw:frame>
        <draw:frame draw:style-name="gr88" draw:text-style-name="P9" draw:layer="layout" svg:width="0.6cm" svg:height="1.773cm" svg:x="2.077cm" svg:y="6.648cm">
          <draw:text-box>
            <text:p>.</text:p>
            <text:p/>
          </draw:text-box>
        </draw:frame>
        <draw:frame draw:style-name="gr88" draw:text-style-name="P9" draw:layer="layout" svg:width="0.6cm" svg:height="1.773cm" svg:x="2.977cm" svg:y="6.247cm">
          <draw:text-box>
            <text:p>.</text:p>
            <text:p/>
          </draw:text-box>
        </draw:frame>
        <draw:frame draw:style-name="gr88" draw:text-style-name="P9" draw:layer="layout" svg:width="0.6cm" svg:height="1.773cm" svg:x="2.977cm" svg:y="6.448cm">
          <draw:text-box>
            <text:p>.</text:p>
            <text:p/>
          </draw:text-box>
        </draw:frame>
        <draw:frame draw:style-name="gr88" draw:text-style-name="P9" draw:layer="layout" svg:width="0.6cm" svg:height="1.773cm" svg:x="2.977cm" svg:y="6.648cm">
          <draw:text-box>
            <text:p>.</text:p>
            <text:p/>
          </draw:text-box>
        </draw:frame>
        <draw:frame draw:style-name="gr88" draw:text-style-name="P9" draw:layer="layout" svg:width="0.6cm" svg:height="1.773cm" svg:x="3.577cm" svg:y="6.247cm">
          <draw:text-box>
            <text:p>.</text:p>
            <text:p/>
          </draw:text-box>
        </draw:frame>
        <draw:frame draw:style-name="gr88" draw:text-style-name="P9" draw:layer="layout" svg:width="0.6cm" svg:height="1.773cm" svg:x="3.777cm" svg:y="6.448cm">
          <draw:text-box>
            <text:p>.</text:p>
            <text:p/>
          </draw:text-box>
        </draw:frame>
        <draw:frame draw:style-name="gr88" draw:text-style-name="P9" draw:layer="layout" svg:width="0.6cm" svg:height="1.773cm" svg:x="3.977cm" svg:y="6.648cm">
          <draw:text-box draw:corner-radius="1.5cm">
            <text:p>.</text:p>
            <text:p/>
          </draw:text-box>
        </draw:frame>
        <draw:frame draw:style-name="gr88" draw:text-style-name="P9" draw:layer="layout" svg:width="0.6cm" svg:height="1.773cm" svg:x="4.377cm" svg:y="6.247cm">
          <draw:text-box>
            <text:p>.</text:p>
            <text:p/>
          </draw:text-box>
        </draw:frame>
        <draw:frame draw:style-name="gr88" draw:text-style-name="P9" draw:layer="layout" svg:width="0.6cm" svg:height="1.773cm" svg:x="4.377cm" svg:y="6.448cm">
          <draw:text-box>
            <text:p>.</text:p>
            <text:p/>
          </draw:text-box>
        </draw:frame>
        <draw:frame draw:style-name="gr88" draw:text-style-name="P9" draw:layer="layout" svg:width="0.6cm" svg:height="1.773cm" svg:x="4.377cm" svg:y="6.648cm">
          <draw:text-box>
            <text:p>.</text:p>
            <text:p/>
          </draw:text-box>
        </draw:frame>
        <draw:frame draw:style-name="gr87" draw:text-style-name="P8" draw:layer="layout" svg:width="4.511cm" svg:height="0.53cm" svg:x="1.477cm" svg:y="7.4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90" draw:text-style-name="P7" draw:layer="layout" svg:width="3.8cm" svg:height="2.9cm" svg:x="1.878cm" svg:y="8.647cm">
          <text:p/>
          <draw:enhanced-geometry svg:viewBox="0 0 21600 21600" draw:glue-points="10800 0 0 10800 10800 21600 21600 10800" draw:path-stretchpoint-x="10800" draw:text-areas="?f8 ?f9 ?f10 ?f11" draw:type="bracket-pair" draw:modifiers="2285.83247156153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8" draw:layer="layout" svg:width="2.7cm" svg:height="0.53cm" svg:x="2.254cm" svg:y="8.75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7" draw:text-style-name="P8" draw:layer="layout" svg:width="2.729cm" svg:height="0.53cm" svg:x="2.278cm" svg:y="9.34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8" draw:text-style-name="P9" draw:layer="layout" svg:width="0.6cm" svg:height="1.773cm" svg:x="2.178cm" svg:y="9.447cm">
          <draw:text-box>
            <text:p>.</text:p>
            <text:p/>
          </draw:text-box>
        </draw:frame>
        <draw:frame draw:style-name="gr88" draw:text-style-name="P9" draw:layer="layout" svg:width="0.6cm" svg:height="1.773cm" svg:x="2.178cm" svg:y="9.648cm">
          <draw:text-box>
            <text:p>.</text:p>
            <text:p/>
          </draw:text-box>
        </draw:frame>
        <draw:frame draw:style-name="gr88" draw:text-style-name="P9" draw:layer="layout" svg:width="0.6cm" svg:height="1.773cm" svg:x="2.178cm" svg:y="9.848cm">
          <draw:text-box>
            <text:p>.</text:p>
            <text:p/>
          </draw:text-box>
        </draw:frame>
        <draw:frame draw:style-name="gr88" draw:text-style-name="P9" draw:layer="layout" svg:width="0.6cm" svg:height="1.773cm" svg:x="2.978cm" svg:y="9.447cm">
          <draw:text-box>
            <text:p>.</text:p>
            <text:p/>
          </draw:text-box>
        </draw:frame>
        <draw:frame draw:style-name="gr88" draw:text-style-name="P9" draw:layer="layout" svg:width="0.6cm" svg:height="1.773cm" svg:x="2.978cm" svg:y="9.648cm">
          <draw:text-box>
            <text:p>.</text:p>
            <text:p/>
          </draw:text-box>
        </draw:frame>
        <draw:frame draw:style-name="gr88" draw:text-style-name="P9" draw:layer="layout" svg:width="0.6cm" svg:height="1.773cm" svg:x="2.978cm" svg:y="9.848cm">
          <draw:text-box>
            <text:p>.</text:p>
            <text:p/>
          </draw:text-box>
        </draw:frame>
        <draw:frame draw:style-name="gr88" draw:text-style-name="P9" draw:layer="layout" svg:width="0.6cm" svg:height="1.773cm" svg:x="3.478cm" svg:y="9.447cm">
          <draw:text-box>
            <text:p>.</text:p>
            <text:p/>
          </draw:text-box>
        </draw:frame>
        <draw:frame draw:style-name="gr88" draw:text-style-name="P9" draw:layer="layout" svg:width="0.6cm" svg:height="1.773cm" svg:x="3.678cm" svg:y="9.648cm">
          <draw:text-box>
            <text:p>.</text:p>
            <text:p/>
          </draw:text-box>
        </draw:frame>
        <draw:frame draw:style-name="gr88" draw:text-style-name="P9" draw:layer="layout" svg:width="0.6cm" svg:height="1.773cm" svg:x="3.878cm" svg:y="9.848cm">
          <draw:text-box draw:corner-radius="1.5cm">
            <text:p>.</text:p>
            <text:p/>
          </draw:text-box>
        </draw:frame>
        <draw:frame draw:style-name="gr88" draw:text-style-name="P9" draw:layer="layout" svg:width="0.6cm" svg:height="1.773cm" svg:x="4.278cm" svg:y="9.447cm">
          <draw:text-box>
            <text:p>.</text:p>
            <text:p/>
          </draw:text-box>
        </draw:frame>
        <draw:frame draw:style-name="gr88" draw:text-style-name="P9" draw:layer="layout" svg:width="0.6cm" svg:height="1.773cm" svg:x="4.278cm" svg:y="9.648cm">
          <draw:text-box>
            <text:p>.</text:p>
            <text:p/>
          </draw:text-box>
        </draw:frame>
        <draw:frame draw:style-name="gr88" draw:text-style-name="P9" draw:layer="layout" svg:width="0.6cm" svg:height="1.773cm" svg:x="4.278cm" svg:y="9.848cm">
          <draw:text-box>
            <text:p>.</text:p>
            <text:p/>
          </draw:text-box>
        </draw:frame>
        <draw:frame draw:style-name="gr87" draw:text-style-name="P8" draw:layer="layout" svg:width="3.479cm" svg:height="0.53cm" svg:x="1.978cm" svg:y="10.6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90" draw:text-style-name="P7" draw:layer="layout" svg:width="3.8cm" svg:height="2.9cm" svg:x="1.932cm" svg:y="12.244cm">
          <text:p/>
          <draw:enhanced-geometry svg:viewBox="0 0 21600 21600" draw:glue-points="10800 0 0 10800 10800 21600 21600 10800" draw:path-stretchpoint-x="10800" draw:text-areas="?f8 ?f9 ?f10 ?f11" draw:type="bracket-pair" draw:modifiers="2285.83247156153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8" draw:layer="layout" svg:width="2.805cm" svg:height="0.53cm" svg:x="2.308cm" svg:y="12.35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7" draw:text-style-name="P8" draw:layer="layout" svg:width="2.834cm" svg:height="0.53cm" svg:x="2.332cm" svg:y="12.94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8" draw:text-style-name="P9" draw:layer="layout" svg:width="0.6cm" svg:height="1.773cm" svg:x="2.232cm" svg:y="13.044cm">
          <draw:text-box>
            <text:p>.</text:p>
            <text:p/>
          </draw:text-box>
        </draw:frame>
        <draw:frame draw:style-name="gr88" draw:text-style-name="P9" draw:layer="layout" svg:width="0.6cm" svg:height="1.773cm" svg:x="2.232cm" svg:y="13.245cm">
          <draw:text-box>
            <text:p>.</text:p>
            <text:p/>
          </draw:text-box>
        </draw:frame>
        <draw:frame draw:style-name="gr88" draw:text-style-name="P9" draw:layer="layout" svg:width="0.6cm" svg:height="1.773cm" svg:x="2.232cm" svg:y="13.445cm">
          <draw:text-box>
            <text:p>.</text:p>
            <text:p/>
          </draw:text-box>
        </draw:frame>
        <draw:frame draw:style-name="gr88" draw:text-style-name="P9" draw:layer="layout" svg:width="0.6cm" svg:height="1.773cm" svg:x="3.032cm" svg:y="13.044cm">
          <draw:text-box>
            <text:p>.</text:p>
            <text:p/>
          </draw:text-box>
        </draw:frame>
        <draw:frame draw:style-name="gr88" draw:text-style-name="P9" draw:layer="layout" svg:width="0.6cm" svg:height="1.773cm" svg:x="3.032cm" svg:y="13.245cm">
          <draw:text-box>
            <text:p>.</text:p>
            <text:p/>
          </draw:text-box>
        </draw:frame>
        <draw:frame draw:style-name="gr88" draw:text-style-name="P9" draw:layer="layout" svg:width="0.6cm" svg:height="1.773cm" svg:x="3.032cm" svg:y="13.445cm">
          <draw:text-box>
            <text:p>.</text:p>
            <text:p/>
          </draw:text-box>
        </draw:frame>
        <draw:frame draw:style-name="gr88" draw:text-style-name="P9" draw:layer="layout" svg:width="0.6cm" svg:height="1.773cm" svg:x="3.532cm" svg:y="13.044cm">
          <draw:text-box>
            <text:p>.</text:p>
            <text:p/>
          </draw:text-box>
        </draw:frame>
        <draw:frame draw:style-name="gr88" draw:text-style-name="P9" draw:layer="layout" svg:width="0.6cm" svg:height="1.773cm" svg:x="3.732cm" svg:y="13.245cm">
          <draw:text-box>
            <text:p>.</text:p>
            <text:p/>
          </draw:text-box>
        </draw:frame>
        <draw:frame draw:style-name="gr88" draw:text-style-name="P9" draw:layer="layout" svg:width="0.6cm" svg:height="1.773cm" svg:x="3.932cm" svg:y="13.445cm">
          <draw:text-box draw:corner-radius="1.5cm">
            <text:p>.</text:p>
            <text:p/>
          </draw:text-box>
        </draw:frame>
        <draw:frame draw:style-name="gr88" draw:text-style-name="P9" draw:layer="layout" svg:width="0.6cm" svg:height="1.773cm" svg:x="4.332cm" svg:y="13.044cm">
          <draw:text-box>
            <text:p>.</text:p>
            <text:p/>
          </draw:text-box>
        </draw:frame>
        <draw:frame draw:style-name="gr88" draw:text-style-name="P9" draw:layer="layout" svg:width="0.6cm" svg:height="1.773cm" svg:x="4.332cm" svg:y="13.245cm">
          <draw:text-box>
            <text:p>.</text:p>
            <text:p/>
          </draw:text-box>
        </draw:frame>
        <draw:frame draw:style-name="gr88" draw:text-style-name="P9" draw:layer="layout" svg:width="0.6cm" svg:height="1.773cm" svg:x="4.332cm" svg:y="13.445cm">
          <draw:text-box>
            <text:p>.</text:p>
            <text:p/>
          </draw:text-box>
        </draw:frame>
        <draw:frame draw:style-name="gr87" draw:text-style-name="P8" draw:layer="layout" svg:width="3.584cm" svg:height="0.53cm" svg:x="2.032cm" svg:y="14.21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</draw:page>
      <draw:page draw:name="page6" draw:style-name="dp1" draw:master-page-name="Predeterminado">
        <draw:custom-shape draw:style-name="gr2" draw:text-style-name="P1" draw:layer="layout" svg:width="0.299cm" svg:height="3.9cm" draw:transform="rotate (-1.5706217938697) translate (17cm 8.1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3.6cm" svg:x="16.8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xml:id="id11" draw:id="id11" draw:layer="layout" svg:width="0.3cm" svg:height="5.4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3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1cm" svg:y2="8.1cm">
          <text:p/>
        </draw:line>
        <draw:line draw:style-name="gr7" draw:text-style-name="P2" draw:layer="layout" svg:x1="14.5cm" svg:y1="7.7cm" svg:x2="14.8cm" svg:y2="8.3cm">
          <text:p/>
        </draw:line>
        <draw:line draw:style-name="gr10" draw:text-style-name="P2" draw:layer="layout" svg:x1="6.6cm" svg:y1="10.4cm" svg:x2="14.5cm" svg:y2="9.3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3cm" svg:y1="9.6cm" svg:x2="14.3cm" svg:y2="8.1cm">
          <text:p/>
        </draw:line>
        <draw:line draw:style-name="gr10" draw:text-style-name="P2" draw:layer="layout" svg:x1="15.2cm" svg:y1="7.5cm" svg:x2="17.2cm" svg:y2="6.1cm">
          <text:p/>
        </draw:line>
        <draw:connector draw:style-name="gr13" draw:text-style-name="P2" draw:layer="layout" draw:type="curve" svg:x1="13.15cm" svg:y1="8.4cm" svg:x2="12.25cm" svg:y2="8.8cm" draw:start-shape="id11" draw:start-glue-point="2" draw:end-shape="id12" draw:end-glue-point="2" svg:d="M13150 8400c0 1351-900 1151-900 400" svg:viewBox="0 0 901 991">
          <text:p/>
        </draw:connector>
        <draw:frame draw:style-name="gr16" draw:text-style-name="P4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7" draw:text-style-name="P4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48" draw:text-style-name="P4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4" draw:layer="layout" svg:width="0.959cm" svg:height="0.954cm" svg:x="14.8cm" svg:y="8.546cm">
          <draw:text-box>
            <text:p><text:span text:style-name="T1">D</text:span></text:p>
          </draw:text-box>
        </draw:frame>
        <draw:line draw:style-name="gr21" draw:text-style-name="P2" draw:layer="layout" svg:x1="18.698cm" svg:y1="5.351cm" svg:x2="20.301cm" svg:y2="5.351cm">
          <text:p/>
        </draw:line>
        <draw:frame draw:style-name="gr22" draw:text-style-name="P4" draw:layer="layout" svg:width="1.209cm" svg:height="0.954cm" svg:x="20.204cm" svg:y="4.8cm">
          <draw:text-box>
            <text:p><text:span text:style-name="T1">R*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5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5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5.2cm">
          <text:p/>
        </draw:line>
        <draw:frame draw:style-name="gr49" draw:text-style-name="P4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48" draw:text-style-name="P4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1" draw:text-style-name="P4" draw:layer="layout" svg:width="1.353cm" svg:height="1.105cm" svg:x="17.203cm" svg:y="4.901cm">
          <draw:text-box>
            <text:p><text:span text:style-name="T6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5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0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frame draw:style-name="gr46" draw:text-style-name="P4" draw:layer="layout" svg:width="1.217cm" svg:height="1.105cm" svg:x="5.301cm" svg:y="6.701cm">
          <draw:text-box>
            <text:p><text:span text:style-name="T1">S'</text:span><text:span text:style-name="T5">2</text:span></text:p>
          </draw:text-box>
        </draw:frame>
        <draw:line draw:style-name="gr7" draw:text-style-name="P2" draw:layer="layout" svg:x1="10.3cm" svg:y1="7.2cm" svg:x2="13.4cm" svg:y2="3.8cm">
          <text:p/>
        </draw:line>
        <draw:line draw:style-name="gr7" draw:text-style-name="P2" draw:layer="layout" svg:x1="10.3cm" svg:y1="3.3cm" svg:x2="13.4cm" svg:y2="6.6cm">
          <text:p/>
        </draw:line>
        <draw:frame draw:style-name="gr46" draw:text-style-name="P4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49" draw:text-style-name="P4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2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12" draw:id="id12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redeterminado">
        <draw:custom-shape draw:style-name="gr2" draw:text-style-name="P1" draw:layer="layout" svg:width="0.299cm" svg:height="3.9cm" draw:transform="rotate (-1.5706217938697) translate (17cm 8.1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3.6cm" svg:x="16.8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xml:id="id13" draw:id="id13" draw:layer="layout" svg:width="0.3cm" svg:height="5.4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3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1cm" svg:y2="8.1cm">
          <text:p/>
        </draw:line>
        <draw:line draw:style-name="gr7" draw:text-style-name="P2" draw:layer="layout" svg:x1="14.5cm" svg:y1="7.7cm" svg:x2="14.8cm" svg:y2="8.3cm">
          <text:p/>
        </draw:line>
        <draw:line draw:style-name="gr10" draw:text-style-name="P2" draw:layer="layout" svg:x1="6.6cm" svg:y1="10.4cm" svg:x2="14.5cm" svg:y2="9.3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3cm" svg:y1="9.6cm" svg:x2="14.3cm" svg:y2="8.1cm">
          <text:p/>
        </draw:line>
        <draw:line draw:style-name="gr10" draw:text-style-name="P2" draw:layer="layout" svg:x1="15.2cm" svg:y1="7.5cm" svg:x2="17.2cm" svg:y2="6.1cm">
          <text:p/>
        </draw:line>
        <draw:connector draw:style-name="gr13" draw:text-style-name="P2" draw:layer="layout" draw:type="curve" svg:x1="13.15cm" svg:y1="8.4cm" svg:x2="12.25cm" svg:y2="8.8cm" draw:start-shape="id13" draw:start-glue-point="2" draw:end-shape="id14" draw:end-glue-point="2" svg:d="M13150 8400c0 1351-900 1151-900 400" svg:viewBox="0 0 901 991">
          <text:p/>
        </draw:connector>
        <draw:frame draw:style-name="gr16" draw:text-style-name="P4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7" draw:text-style-name="P4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48" draw:text-style-name="P4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4" draw:layer="layout" svg:width="0.959cm" svg:height="0.954cm" svg:x="14.8cm" svg:y="8.546cm">
          <draw:text-box>
            <text:p><text:span text:style-name="T1">D</text:span></text:p>
          </draw:text-box>
        </draw:frame>
        <draw:line draw:style-name="gr21" draw:text-style-name="P2" draw:layer="layout" svg:x1="18.698cm" svg:y1="5.351cm" svg:x2="20.301cm" svg:y2="5.351cm">
          <text:p/>
        </draw:line>
        <draw:frame draw:style-name="gr22" draw:text-style-name="P4" draw:layer="layout" svg:width="1.209cm" svg:height="0.954cm" svg:x="20.204cm" svg:y="4.8cm">
          <draw:text-box>
            <text:p><text:span text:style-name="T1">R*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5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5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5.2cm">
          <text:p/>
        </draw:line>
        <draw:frame draw:style-name="gr49" draw:text-style-name="P4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48" draw:text-style-name="P4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1" draw:text-style-name="P4" draw:layer="layout" svg:width="1.353cm" svg:height="1.105cm" svg:x="17.203cm" svg:y="4.901cm">
          <draw:text-box>
            <text:p><text:span text:style-name="T6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5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0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frame draw:style-name="gr46" draw:text-style-name="P4" draw:layer="layout" svg:width="1.217cm" svg:height="1.105cm" svg:x="5.301cm" svg:y="6.701cm">
          <draw:text-box>
            <text:p><text:span text:style-name="T1">S'</text:span><text:span text:style-name="T5">2</text:span></text:p>
          </draw:text-box>
        </draw:frame>
        <draw:line draw:style-name="gr7" draw:text-style-name="P2" draw:layer="layout" svg:x1="10.3cm" svg:y1="7.2cm" svg:x2="13.4cm" svg:y2="3.8cm">
          <text:p/>
        </draw:line>
        <draw:frame draw:style-name="gr46" draw:text-style-name="P4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49" draw:text-style-name="P4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2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14" draw:id="id14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Predeterminado">
        <draw:custom-shape draw:style-name="gr2" draw:text-style-name="P1" draw:layer="layout" svg:width="0.299cm" svg:height="3.9cm" draw:transform="rotate (-1.5706217938697) translate (17cm 8.1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3.6cm" svg:x="16.8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xml:id="id15" draw:id="id15" draw:layer="layout" svg:width="0.3cm" svg:height="5.4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3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1cm" svg:y2="8.1cm">
          <text:p/>
        </draw:line>
        <draw:line draw:style-name="gr7" draw:text-style-name="P2" draw:layer="layout" svg:x1="14.5cm" svg:y1="7.7cm" svg:x2="14.8cm" svg:y2="8.3cm">
          <text:p/>
        </draw:line>
        <draw:line draw:style-name="gr10" draw:text-style-name="P2" draw:layer="layout" svg:x1="6.6cm" svg:y1="10.4cm" svg:x2="14.5cm" svg:y2="9.3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3cm" svg:y1="9.6cm" svg:x2="14.3cm" svg:y2="8.1cm">
          <text:p/>
        </draw:line>
        <draw:line draw:style-name="gr10" draw:text-style-name="P2" draw:layer="layout" svg:x1="15.2cm" svg:y1="7.5cm" svg:x2="17.2cm" svg:y2="6.1cm">
          <text:p/>
        </draw:line>
        <draw:connector draw:style-name="gr13" draw:text-style-name="P2" draw:layer="layout" draw:type="curve" svg:x1="13.15cm" svg:y1="8.4cm" svg:x2="12.25cm" svg:y2="8.8cm" draw:start-shape="id15" draw:start-glue-point="2" draw:end-shape="id16" draw:end-glue-point="2" svg:d="M13150 8400c0 1351-900 1151-900 400" svg:viewBox="0 0 901 991">
          <text:p/>
        </draw:connector>
        <draw:frame draw:style-name="gr16" draw:text-style-name="P4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7" draw:text-style-name="P4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48" draw:text-style-name="P4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4" draw:layer="layout" svg:width="0.959cm" svg:height="0.954cm" svg:x="14.8cm" svg:y="8.546cm">
          <draw:text-box>
            <text:p><text:span text:style-name="T1">D</text:span></text:p>
          </draw:text-box>
        </draw:frame>
        <draw:line draw:style-name="gr21" draw:text-style-name="P2" draw:layer="layout" svg:x1="18.698cm" svg:y1="5.351cm" svg:x2="20.301cm" svg:y2="5.351cm">
          <text:p/>
        </draw:line>
        <draw:frame draw:style-name="gr22" draw:text-style-name="P4" draw:layer="layout" svg:width="1.209cm" svg:height="0.954cm" svg:x="20.204cm" svg:y="4.8cm">
          <draw:text-box>
            <text:p><text:span text:style-name="T1">R*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5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5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5.2cm">
          <text:p/>
        </draw:line>
        <draw:frame draw:style-name="gr49" draw:text-style-name="P4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48" draw:text-style-name="P4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1" draw:text-style-name="P4" draw:layer="layout" svg:width="1.353cm" svg:height="1.105cm" svg:x="17.203cm" svg:y="4.901cm">
          <draw:text-box>
            <text:p><text:span text:style-name="T6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5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0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frame draw:style-name="gr46" draw:text-style-name="P4" draw:layer="layout" svg:width="1.217cm" svg:height="1.105cm" svg:x="5.301cm" svg:y="6.701cm">
          <draw:text-box>
            <text:p><text:span text:style-name="T1">S'</text:span><text:span text:style-name="T5">2</text:span></text:p>
          </draw:text-box>
        </draw:frame>
        <draw:line draw:style-name="gr7" draw:text-style-name="P2" draw:layer="layout" svg:x1="10.3cm" svg:y1="3.3cm" svg:x2="13.4cm" svg:y2="6.6cm">
          <text:p/>
        </draw:line>
        <draw:frame draw:style-name="gr46" draw:text-style-name="P4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49" draw:text-style-name="P4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2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16" draw:id="id16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Predeterminado">
        <draw:custom-shape draw:style-name="gr2" draw:text-style-name="P1" draw:layer="layout" svg:width="0.299cm" svg:height="3.9cm" draw:transform="rotate (-1.5706217938697) translate (17cm 8.1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3.6cm" svg:x="16.8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xml:id="id17" draw:id="id17" draw:layer="layout" svg:width="0.3cm" svg:height="5.4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3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1cm" svg:y2="8.1cm">
          <text:p/>
        </draw:line>
        <draw:line draw:style-name="gr7" draw:text-style-name="P2" draw:layer="layout" svg:x1="14.5cm" svg:y1="7.7cm" svg:x2="14.8cm" svg:y2="8.3cm">
          <text:p/>
        </draw:line>
        <draw:line draw:style-name="gr10" draw:text-style-name="P2" draw:layer="layout" svg:x1="6.6cm" svg:y1="10.4cm" svg:x2="14.5cm" svg:y2="9.3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3cm" svg:y1="9.6cm" svg:x2="14.3cm" svg:y2="8.1cm">
          <text:p/>
        </draw:line>
        <draw:line draw:style-name="gr10" draw:text-style-name="P2" draw:layer="layout" svg:x1="15.2cm" svg:y1="7.5cm" svg:x2="17.2cm" svg:y2="6.1cm">
          <text:p/>
        </draw:line>
        <draw:connector draw:style-name="gr13" draw:text-style-name="P2" draw:layer="layout" draw:type="curve" svg:x1="13.15cm" svg:y1="8.4cm" svg:x2="12.25cm" svg:y2="8.8cm" draw:start-shape="id17" draw:start-glue-point="2" draw:end-shape="id18" draw:end-glue-point="2" svg:d="M13150 8400c0 1351-900 1151-900 400" svg:viewBox="0 0 901 991">
          <text:p/>
        </draw:connector>
        <draw:frame draw:style-name="gr16" draw:text-style-name="P4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7" draw:text-style-name="P4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48" draw:text-style-name="P4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4" draw:layer="layout" svg:width="0.959cm" svg:height="0.954cm" svg:x="14.8cm" svg:y="8.546cm">
          <draw:text-box>
            <text:p><text:span text:style-name="T1">D</text:span></text:p>
          </draw:text-box>
        </draw:frame>
        <draw:line draw:style-name="gr21" draw:text-style-name="P2" draw:layer="layout" svg:x1="18.698cm" svg:y1="5.351cm" svg:x2="20.301cm" svg:y2="5.351cm">
          <text:p/>
        </draw:line>
        <draw:frame draw:style-name="gr22" draw:text-style-name="P4" draw:layer="layout" svg:width="1.209cm" svg:height="0.954cm" svg:x="20.204cm" svg:y="4.8cm">
          <draw:text-box>
            <text:p><text:span text:style-name="T1">R*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5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5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5.2cm">
          <text:p/>
        </draw:line>
        <draw:frame draw:style-name="gr49" draw:text-style-name="P4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48" draw:text-style-name="P4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1" draw:text-style-name="P4" draw:layer="layout" svg:width="1.353cm" svg:height="1.105cm" svg:x="17.203cm" svg:y="4.901cm">
          <draw:text-box>
            <text:p><text:span text:style-name="T6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5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0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frame draw:style-name="gr46" draw:text-style-name="P4" draw:layer="layout" svg:width="1.217cm" svg:height="1.105cm" svg:x="5.301cm" svg:y="6.701cm">
          <draw:text-box>
            <text:p><text:span text:style-name="T1">S'</text:span><text:span text:style-name="T5">2</text:span></text:p>
          </draw:text-box>
        </draw:frame>
        <draw:line draw:style-name="gr7" draw:text-style-name="P2" draw:layer="layout" svg:x1="6.5cm" svg:y1="7.2cm" svg:x2="9cm" svg:y2="3.9cm">
          <text:p/>
        </draw:line>
        <draw:line draw:style-name="gr7" draw:text-style-name="P2" draw:layer="layout" svg:x1="6.5cm" svg:y1="3.3cm" svg:x2="9cm" svg:y2="6.6cm">
          <text:p/>
        </draw:line>
        <draw:frame draw:style-name="gr46" draw:text-style-name="P4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49" draw:text-style-name="P4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2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18" draw:id="id18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Predeterminado">
        <draw:custom-shape draw:style-name="gr2" draw:text-style-name="P1" draw:layer="layout" svg:width="0.299cm" svg:height="3.9cm" draw:transform="rotate (-1.5706217938697) translate (17cm 8.1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3.6cm" svg:x="16.8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xml:id="id19" draw:id="id19" draw:layer="layout" svg:width="0.3cm" svg:height="5.4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3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1cm" svg:y2="8.1cm">
          <text:p/>
        </draw:line>
        <draw:line draw:style-name="gr7" draw:text-style-name="P2" draw:layer="layout" svg:x1="14.5cm" svg:y1="7.7cm" svg:x2="14.8cm" svg:y2="8.3cm">
          <text:p/>
        </draw:line>
        <draw:line draw:style-name="gr10" draw:text-style-name="P2" draw:layer="layout" svg:x1="6.6cm" svg:y1="10.4cm" svg:x2="14.5cm" svg:y2="9.3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3cm" svg:y1="9.6cm" svg:x2="14.3cm" svg:y2="8.1cm">
          <text:p/>
        </draw:line>
        <draw:line draw:style-name="gr10" draw:text-style-name="P2" draw:layer="layout" svg:x1="15.2cm" svg:y1="7.5cm" svg:x2="17.2cm" svg:y2="6.1cm">
          <text:p/>
        </draw:line>
        <draw:connector draw:style-name="gr13" draw:text-style-name="P2" draw:layer="layout" draw:type="curve" svg:x1="13.15cm" svg:y1="8.4cm" svg:x2="12.25cm" svg:y2="8.8cm" draw:start-shape="id19" draw:start-glue-point="2" draw:end-shape="id20" draw:end-glue-point="2" svg:d="M13150 8400c0 1351-900 1151-900 400" svg:viewBox="0 0 901 991">
          <text:p/>
        </draw:connector>
        <draw:frame draw:style-name="gr16" draw:text-style-name="P4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7" draw:text-style-name="P4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48" draw:text-style-name="P4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4" draw:layer="layout" svg:width="0.959cm" svg:height="0.954cm" svg:x="14.8cm" svg:y="8.546cm">
          <draw:text-box>
            <text:p><text:span text:style-name="T1">D</text:span></text:p>
          </draw:text-box>
        </draw:frame>
        <draw:line draw:style-name="gr21" draw:text-style-name="P2" draw:layer="layout" svg:x1="18.698cm" svg:y1="5.351cm" svg:x2="20.301cm" svg:y2="5.351cm">
          <text:p/>
        </draw:line>
        <draw:frame draw:style-name="gr22" draw:text-style-name="P4" draw:layer="layout" svg:width="1.209cm" svg:height="0.954cm" svg:x="20.204cm" svg:y="4.8cm">
          <draw:text-box>
            <text:p><text:span text:style-name="T1">R*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5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5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5.2cm">
          <text:p/>
        </draw:line>
        <draw:frame draw:style-name="gr49" draw:text-style-name="P4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48" draw:text-style-name="P4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1" draw:text-style-name="P4" draw:layer="layout" svg:width="1.353cm" svg:height="1.105cm" svg:x="17.203cm" svg:y="4.901cm">
          <draw:text-box>
            <text:p><text:span text:style-name="T6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5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0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frame draw:style-name="gr46" draw:text-style-name="P4" draw:layer="layout" svg:width="1.217cm" svg:height="1.105cm" svg:x="5.301cm" svg:y="6.701cm">
          <draw:text-box>
            <text:p><text:span text:style-name="T1">S'</text:span><text:span text:style-name="T5">2</text:span></text:p>
          </draw:text-box>
        </draw:frame>
        <draw:line draw:style-name="gr7" draw:text-style-name="P2" draw:layer="layout" svg:x1="6.5cm" svg:y1="7.2cm" svg:x2="9cm" svg:y2="3.9cm">
          <text:p/>
        </draw:line>
        <draw:line draw:style-name="gr7" draw:text-style-name="P2" draw:layer="layout" svg:x1="6.5cm" svg:y1="3.3cm" svg:x2="9cm" svg:y2="6.6cm">
          <text:p/>
        </draw:line>
        <draw:frame draw:style-name="gr46" draw:text-style-name="P4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49" draw:text-style-name="P4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2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20" draw:id="id20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25cm" svg:y1="7.181cm" svg:x2="13.425cm" svg:y2="3.781cm">
          <text:p/>
        </draw:line>
        <draw:line draw:style-name="gr7" draw:text-style-name="P2" draw:layer="layout" svg:x1="10.324cm" svg:y1="3.32cm" svg:x2="13.424cm" svg:y2="6.62cm">
          <text:p/>
        </draw:line>
      </draw:page>
      <draw:page draw:name="page11" draw:style-name="dp1" draw:master-page-name="Predeterminado">
        <draw:custom-shape draw:style-name="gr2" draw:text-style-name="P1" draw:layer="layout" svg:width="0.299cm" svg:height="3.9cm" draw:transform="rotate (-1.5706217938697) translate (17cm 8.1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3.6cm" svg:x="16.8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xml:id="id21" draw:id="id21" draw:layer="layout" svg:width="0.3cm" svg:height="5.4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3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1cm" svg:y2="8.1cm">
          <text:p/>
        </draw:line>
        <draw:line draw:style-name="gr7" draw:text-style-name="P2" draw:layer="layout" svg:x1="14.5cm" svg:y1="7.7cm" svg:x2="14.8cm" svg:y2="8.3cm">
          <text:p/>
        </draw:line>
        <draw:line draw:style-name="gr10" draw:text-style-name="P2" draw:layer="layout" svg:x1="6.6cm" svg:y1="10.4cm" svg:x2="14.5cm" svg:y2="9.3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3cm" svg:y1="9.6cm" svg:x2="14.3cm" svg:y2="8.1cm">
          <text:p/>
        </draw:line>
        <draw:line draw:style-name="gr10" draw:text-style-name="P2" draw:layer="layout" svg:x1="15.2cm" svg:y1="7.5cm" svg:x2="17.2cm" svg:y2="6.1cm">
          <text:p/>
        </draw:line>
        <draw:connector draw:style-name="gr13" draw:text-style-name="P2" draw:layer="layout" draw:type="curve" svg:x1="13.15cm" svg:y1="8.4cm" svg:x2="12.25cm" svg:y2="8.8cm" draw:start-shape="id21" draw:start-glue-point="2" draw:end-shape="id22" draw:end-glue-point="2" svg:d="M13150 8400c0 1351-900 1151-900 400" svg:viewBox="0 0 901 991">
          <text:p/>
        </draw:connector>
        <draw:frame draw:style-name="gr46" draw:text-style-name="P4" draw:layer="layout" svg:width="1.217cm" svg:height="1.105cm" svg:x="5.3cm" svg:y="6.7cm">
          <draw:text-box>
            <text:p><text:span text:style-name="T1">S'</text:span><text:span text:style-name="T5">2</text:span></text:p>
          </draw:text-box>
        </draw:frame>
        <draw:frame draw:style-name="gr16" draw:text-style-name="P4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7" draw:text-style-name="P4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48" draw:text-style-name="P4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4" draw:layer="layout" svg:width="0.959cm" svg:height="0.954cm" svg:x="14.8cm" svg:y="8.546cm">
          <draw:text-box>
            <text:p><text:span text:style-name="T1">D</text:span></text:p>
          </draw:text-box>
        </draw:frame>
        <draw:line draw:style-name="gr21" draw:text-style-name="P2" draw:layer="layout" svg:x1="18.698cm" svg:y1="5.351cm" svg:x2="20.301cm" svg:y2="5.351cm">
          <text:p/>
        </draw:line>
        <draw:frame draw:style-name="gr22" draw:text-style-name="P4" draw:layer="layout" svg:width="1.209cm" svg:height="0.954cm" svg:x="20.204cm" svg:y="4.8cm">
          <draw:text-box>
            <text:p><text:span text:style-name="T1">R*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5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5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5.2cm">
          <text:p/>
        </draw:line>
        <draw:frame draw:style-name="gr49" draw:text-style-name="P4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48" draw:text-style-name="P4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1" draw:text-style-name="P4" draw:layer="layout" svg:width="1.353cm" svg:height="1.105cm" svg:x="17.203cm" svg:y="4.901cm">
          <draw:text-box>
            <text:p><text:span text:style-name="T6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5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0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frame draw:style-name="gr46" draw:text-style-name="P4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49" draw:text-style-name="P4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2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22" draw:id="id22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Predeterminado">
        <draw:custom-shape draw:style-name="gr5" draw:text-style-name="P2" draw:layer="layout" svg:width="1.4cm" svg:height="1.4cm" svg:x="13.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0.3cm" svg:y1="7.2cm" svg:x2="13.3cm" svg:y2="6.8cm">
          <text:p/>
        </draw:line>
        <draw:line draw:style-name="gr21" draw:text-style-name="P2" draw:layer="layout" svg:x1="15.198cm" svg:y1="2.251cm" svg:x2="16.801cm" svg:y2="2.251cm">
          <text:p/>
        </draw:line>
        <draw:line draw:style-name="gr21" draw:text-style-name="P2" draw:layer="layout" svg:x1="7.098cm" svg:y1="3.351cm" svg:x2="8.701cm" svg:y2="3.351cm">
          <text:p/>
        </draw:line>
        <draw:frame draw:style-name="gr92" draw:text-style-name="P5" draw:layer="layout" svg:width="1.455cm" svg:height="0.954cm" svg:x="5.801cm" svg:y="2.9cm">
          <draw:text-box>
            <text:p><text:span text:style-name="T3">510</text:span></text:p>
          </draw:text-box>
        </draw:frame>
        <draw:frame draw:style-name="gr93" draw:text-style-name="P5" draw:layer="layout" svg:width="2.517cm" svg:height="0.954cm" svg:x="8.402cm" svg:y="4.4cm">
          <draw:text-box>
            <text:p><text:span text:style-name="T3">Morelia</text:span></text:p>
          </draw:text-box>
        </draw:frame>
        <draw:custom-shape draw:style-name="gr5" draw:text-style-name="P2" draw:layer="layout" svg:width="1.4cm" svg:height="1.4cm" svg:x="13.302cm" svg:y="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6.998cm" svg:y1="7.251cm" svg:x2="8.601cm" svg:y2="7.251cm">
          <text:p/>
        </draw:line>
        <draw:frame draw:style-name="gr92" draw:text-style-name="P5" draw:layer="layout" svg:width="1.455cm" svg:height="0.954cm" svg:x="5.701cm" svg:y="6.8cm">
          <draw:text-box>
            <text:p><text:span text:style-name="T3">770</text:span></text:p>
          </draw:text-box>
        </draw:frame>
        <draw:line draw:style-name="gr7" draw:text-style-name="P2" draw:layer="layout" svg:x1="10.3cm" svg:y1="7.2cm" svg:x2="13.3cm" svg:y2="3cm">
          <text:p/>
        </draw:line>
        <draw:frame draw:style-name="gr94" draw:text-style-name="P5" draw:layer="layout" svg:width="3.436cm" svg:height="0.954cm" svg:x="8.003cm" svg:y="8cm">
          <draw:text-box>
            <text:p><text:span text:style-name="T3">Guanajuato</text:span></text:p>
          </draw:text-box>
        </draw:frame>
        <draw:line draw:style-name="gr7" draw:text-style-name="P2" draw:layer="layout" svg:x1="10.305cm" svg:y1="3.346cm" svg:x2="13.3cm" svg:y2="6.4cm">
          <text:p/>
        </draw:line>
        <draw:line draw:style-name="gr7" draw:text-style-name="P2" draw:layer="layout" svg:x1="10.305cm" svg:y1="3.346cm" svg:x2="13.3cm" svg:y2="8.5cm">
          <text:p/>
        </draw:line>
        <draw:line draw:style-name="gr7" draw:text-style-name="P2" draw:layer="layout" svg:x1="10.331cm" svg:y1="7.187cm" svg:x2="13.2cm" svg:y2="4.9cm">
          <text:p/>
        </draw:line>
        <draw:line draw:style-name="gr21" draw:text-style-name="P2" draw:layer="layout" svg:x1="15.198cm" svg:y1="4.551cm" svg:x2="16.801cm" svg:y2="4.551cm">
          <text:p/>
        </draw:line>
        <draw:line draw:style-name="gr21" draw:text-style-name="P2" draw:layer="layout" svg:x1="15.198cm" svg:y1="6.851cm" svg:x2="16.801cm" svg:y2="6.851cm">
          <text:p/>
        </draw:line>
        <draw:line draw:style-name="gr21" draw:text-style-name="P2" draw:layer="layout" svg:x1="15.198cm" svg:y1="9.051cm" svg:x2="16.801cm" svg:y2="9.051cm">
          <text:p/>
        </draw:line>
        <draw:frame draw:style-name="gr92" draw:text-style-name="P5" draw:layer="layout" svg:width="1.455cm" svg:height="0.954cm" svg:x="16.802cm" svg:y="1.8cm">
          <draw:text-box>
            <text:p><text:span text:style-name="T3">350</text:span></text:p>
          </draw:text-box>
        </draw:frame>
        <draw:frame draw:style-name="gr92" draw:text-style-name="P5" draw:layer="layout" svg:width="1.455cm" svg:height="0.954cm" svg:x="16.803cm" svg:y="4.1cm">
          <draw:text-box>
            <text:p><text:span text:style-name="T3">270</text:span></text:p>
          </draw:text-box>
        </draw:frame>
        <draw:frame draw:style-name="gr92" draw:text-style-name="P5" draw:layer="layout" svg:width="1.455cm" svg:height="0.954cm" svg:x="16.803cm" svg:y="6.4cm">
          <draw:text-box>
            <text:p><text:span text:style-name="T3">300</text:span></text:p>
          </draw:text-box>
        </draw:frame>
        <draw:frame draw:style-name="gr92" draw:text-style-name="P5" draw:layer="layout" svg:width="1.455cm" svg:height="0.954cm" svg:x="16.803cm" svg:y="8.6cm">
          <draw:text-box>
            <text:p><text:span text:style-name="T3">360</text:span></text:p>
          </draw:text-box>
        </draw:frame>
        <draw:frame draw:style-name="gr95" draw:text-style-name="P5" draw:layer="layout" svg:width="1.81cm" svg:height="0.954cm" svg:x="14.303cm" svg:y="2.9cm">
          <draw:text-box>
            <text:p><text:span text:style-name="T3">León</text:span></text:p>
          </draw:text-box>
        </draw:frame>
        <draw:frame draw:style-name="gr96" draw:text-style-name="P5" draw:layer="layout" svg:width="2.835cm" svg:height="0.954cm" svg:x="14.303cm" svg:y="5cm">
          <draw:text-box>
            <text:p><text:span text:style-name="T3">Huasteca</text:span></text:p>
          </draw:text-box>
        </draw:frame>
        <draw:frame draw:style-name="gr97" draw:text-style-name="P5" draw:layer="layout" svg:width="2.945cm" svg:height="0.954cm" svg:x="14.303cm" svg:y="7.2cm">
          <draw:text-box>
            <text:p><text:span text:style-name="T3">Zitácuaro</text:span></text:p>
          </draw:text-box>
        </draw:frame>
        <draw:frame draw:style-name="gr98" draw:text-style-name="P5" draw:layer="layout" svg:width="3.275cm" svg:height="0.954cm" svg:x="14.303cm" svg:y="9.4cm">
          <draw:text-box>
            <text:p><text:span text:style-name="T3">Playa Azul</text:span></text:p>
          </draw:text-box>
        </draw:frame>
        <draw:frame draw:style-name="gr92" draw:text-style-name="P5" draw:layer="layout" svg:width="1.455cm" svg:height="0.954cm" draw:transform="rotate (-0.805469449795383) translate (11.227cm 3.053cm)">
          <draw:text-box>
            <text:p><text:span text:style-name="T3">150</text:span></text:p>
          </draw:text-box>
        </draw:frame>
        <draw:frame draw:style-name="gr92" draw:text-style-name="P5" draw:layer="layout" svg:width="1.455cm" svg:height="0.954cm" draw:transform="rotate (-0.951553508187308) translate (12.553cm 7.44cm)">
          <draw:text-box>
            <text:p><text:span text:style-name="T3">360</text:span></text:p>
          </draw:text-box>
        </draw:frame>
        <draw:frame draw:style-name="gr92" draw:text-style-name="P5" draw:layer="layout" svg:width="1.455cm" svg:height="0.954cm" draw:transform="rotate (0.90792027688745) translate (11.763cm 2.89cm)">
          <draw:text-box>
            <text:p><text:span text:style-name="T3">350</text:span></text:p>
          </draw:text-box>
        </draw:frame>
        <draw:frame draw:style-name="gr92" draw:text-style-name="P5" draw:layer="layout" svg:width="1.455cm" svg:height="0.954cm" draw:transform="rotate (0.90792027688745) translate (11.764cm 4.991cm)">
          <draw:text-box>
            <text:p><text:span text:style-name="T3">270</text:span></text:p>
          </draw:text-box>
        </draw:frame>
        <draw:frame draw:style-name="gr92" draw:text-style-name="P5" draw:layer="layout" svg:width="1.455cm" svg:height="0.954cm" draw:transform="rotate (0.100530964914873) translate (10.517cm 7.011cm)">
          <draw:text-box>
            <text:p><text:span text:style-name="T3">150</text:span></text:p>
          </draw:text-box>
        </draw:frame>
      </draw:page>
      <draw:page draw:name="page13" draw:style-name="dp1" draw:master-page-name="Predeterminado">
        <draw:custom-shape draw:style-name="gr99" draw:text-style-name="P10" draw:layer="layout" svg:width="2.3cm" svg:height="5.8cm" svg:x="20.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" draw:layer="layout" svg:width="0.3cm" svg:height="2.3cm" draw:transform="rotate (-1.5706217938697) translate (11.1cm 6.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99cm" svg:height="3.9cm" draw:transform="rotate (-1.5706217938697) translate (17.1cm 9.501cm)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" draw:layer="layout" svg:width="0.3cm" svg:height="9.7cm" svg:x="8.7cm" svg:y="1.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cm" svg:height="1.4cm" svg:x="12.4cm" svg:y="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1.5cm" draw:transform="rotate (-1.5706217938697) translate (12.7cm 6.101cm)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" draw:layer="layout" svg:width="0.3cm" svg:height="6.2cm" svg:x="16.8cm" svg:y="3.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" xml:id="id23" draw:id="id23" draw:layer="layout" svg:width="0.3cm" svg:height="9.4cm" svg:x="13.1cm" svg:y="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0.3cm" svg:height="7.6cm" svg:x="10.9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1.1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8.2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6.5cm" svg:y1="6.2cm" svg:x2="8.8cm" svg:y2="8.1cm">
          <text:p/>
        </draw:line>
        <draw:line draw:style-name="gr7" draw:text-style-name="P2" draw:layer="layout" svg:x1="14.7cm" svg:y1="4.5cm" svg:x2="17cm" svg:y2="4.4cm">
          <text:p/>
        </draw:line>
        <draw:line draw:style-name="gr7" draw:text-style-name="P2" draw:layer="layout" svg:x1="10.3cm" svg:y1="4.6cm" svg:x2="10.9cm" svg:y2="5.1cm">
          <text:p/>
        </draw:line>
        <draw:line draw:style-name="gr7" draw:text-style-name="P2" draw:layer="layout" svg:x1="14.7cm" svg:y1="2cm" svg:x2="15.8cm" svg:y2="11.6cm">
          <text:p/>
        </draw:line>
        <draw:line draw:style-name="gr7" draw:text-style-name="P2" draw:layer="layout" svg:x1="14.5cm" svg:y1="4.9cm" svg:x2="15.4cm" svg:y2="11.6cm">
          <text:p/>
        </draw:line>
        <draw:line draw:style-name="gr10" draw:text-style-name="P2" draw:layer="layout" svg:x1="6.6cm" svg:y1="13.2cm" svg:x2="14.6cm" svg:y2="12.8cm">
          <text:p/>
        </draw:line>
        <draw:custom-shape draw:style-name="gr11" draw:text-style-name="P3" draw:layer="layout" svg:width="1.5cm" svg:height="1.3cm" svg:x="5.1cm" svg:y="1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3.1cm" svg:y1="12.8cm" svg:x2="13.6cm" svg:y2="11.8cm">
          <text:p/>
        </draw:line>
        <draw:line draw:style-name="gr10" draw:text-style-name="P2" draw:layer="layout" svg:x1="15.6cm" svg:y1="8cm" svg:x2="17.2cm" svg:y2="4.8cm">
          <text:p/>
        </draw:line>
        <draw:connector draw:style-name="gr13" draw:text-style-name="P2" draw:layer="layout" draw:type="curve" svg:x1="13.25cm" svg:y1="11.4cm" svg:x2="12.65cm" svg:y2="11.7cm" draw:start-shape="id23" draw:start-glue-point="2" draw:end-shape="id24" draw:end-glue-point="2" svg:d="M13250 11400c0 1201-600 1051-600 300" svg:viewBox="0 0 601 884">
          <text:p/>
        </draw:connector>
        <draw:frame draw:style-name="gr46" draw:text-style-name="P4" draw:layer="layout" svg:width="1.217cm" svg:height="1.105cm" svg:x="5.3cm" svg:y="8.4cm">
          <draw:text-box>
            <text:p><text:span text:style-name="T1">S'</text:span><text:span text:style-name="T5">3</text:span></text:p>
          </draw:text-box>
        </draw:frame>
        <draw:frame draw:style-name="gr16" draw:text-style-name="P4" draw:layer="layout" svg:width="1.137cm" svg:height="0.954cm" svg:x="5.301cm" svg:y="12.7cm">
          <draw:text-box>
            <text:p><text:span text:style-name="T1">S*</text:span></text:p>
          </draw:text-box>
        </draw:frame>
        <draw:frame draw:style-name="gr18" draw:text-style-name="P4" draw:layer="layout" svg:width="0.959cm" svg:height="0.954cm" svg:x="14.9cm" svg:y="11.946cm">
          <draw:text-box>
            <text:p><text:span text:style-name="T1">D</text:span></text:p>
          </draw:text-box>
        </draw:frame>
        <draw:line draw:style-name="gr21" draw:text-style-name="P2" draw:layer="layout" svg:x1="18.698cm" svg:y1="4.051cm" svg:x2="20.301cm" svg:y2="4.051cm">
          <text:p/>
        </draw:line>
        <draw:line draw:style-name="gr21" draw:text-style-name="P2" draw:layer="layout" svg:x1="3.298cm" svg:y1="3.751cm" svg:x2="4.901cm" svg:y2="3.751cm">
          <text:p/>
        </draw:line>
        <draw:line draw:style-name="gr21" draw:text-style-name="P2" draw:layer="layout" svg:x1="3.298cm" svg:y1="13.152cm" svg:x2="4.901cm" svg:y2="13.152cm">
          <text:p/>
        </draw:line>
        <draw:frame draw:style-name="gr25" draw:text-style-name="P5" draw:layer="layout" svg:width="1.315cm" svg:height="0.954cm" svg:x="2.001cm" svg:y="3.3cm">
          <draw:text-box>
            <text:p><text:span text:style-name="T3">Y</text:span></text:p>
          </draw:text-box>
        </draw:frame>
        <draw:frame draw:style-name="gr26" draw:text-style-name="P5" draw:layer="layout" svg:width="1.103cm" svg:height="0.954cm" svg:x="2.002cm" svg:y="12.7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7.102cm" svg:y="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3.0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2.101cm" svg:x2="13.2cm" svg:y2="2.1cm">
          <text:p/>
        </draw:line>
        <draw:line draw:style-name="gr7" draw:text-style-name="P2" draw:layer="layout" svg:x1="6.5cm" svg:y1="3.7cm" svg:x2="8.8cm" svg:y2="2cm">
          <text:p/>
        </draw:line>
        <draw:line draw:style-name="gr7" draw:text-style-name="P2" draw:layer="layout" svg:x1="14.701cm" svg:y1="2.001cm" svg:x2="17cm" svg:y2="3.9cm">
          <text:p/>
        </draw:line>
        <draw:frame draw:style-name="gr49" draw:text-style-name="P4" draw:layer="layout" svg:width="1.398cm" svg:height="1.299cm" svg:x="8.902cm" svg:y="1.601cm">
          <draw:text-box>
            <text:p><text:span text:style-name="T1">S"</text:span><text:span text:style-name="T5">1</text:span></text:p>
          </draw:text-box>
        </draw:frame>
        <draw:frame draw:style-name="gr91" draw:text-style-name="P4" draw:layer="layout" svg:width="1.353cm" svg:height="1.105cm" svg:x="17.203cm" svg:y="3.601cm">
          <draw:text-box>
            <text:p><text:span text:style-name="T1">M'</text:span><text:span text:style-name="T5">1</text:span></text:p>
          </draw:text-box>
        </draw:frame>
        <draw:line draw:style-name="gr21" draw:text-style-name="P2" draw:layer="layout" svg:x1="3.298cm" svg:y1="8.951cm" svg:x2="4.901cm" svg:y2="8.951cm">
          <text:p/>
        </draw:line>
        <draw:frame draw:style-name="gr25" draw:text-style-name="P5" draw:layer="layout" svg:width="1.315cm" svg:height="0.954cm" svg:x="2.001cm" svg:y="8.5cm">
          <draw:text-box>
            <text:p><text:span text:style-name="T3">X</text:span></text:p>
          </draw:text-box>
        </draw:frame>
        <draw:frame draw:style-name="gr47" draw:text-style-name="P4" draw:layer="layout" svg:width="1.145cm" svg:height="1.105cm" svg:x="11.255cm" svg:y="4.7cm">
          <draw:text-box>
            <text:p><text:span text:style-name="T1">H</text:span><text:span text:style-name="T5">1</text:span></text:p>
          </draw:text-box>
        </draw:frame>
        <draw:custom-shape draw:style-name="gr6" draw:text-style-name="P2" draw:layer="layout" svg:width="1.4cm" svg:height="1.3cm" svg:x="5.101cm" svg:y="5.601cm">
          <text:p/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1.217cm" svg:height="1.105cm" svg:x="5.301cm" svg:y="5.801cm">
          <draw:text-box>
            <text:p><text:span text:style-name="T1">S'</text:span><text:span text:style-name="T5">2</text:span></text:p>
          </draw:text-box>
        </draw:frame>
        <draw:line draw:style-name="gr21" draw:text-style-name="P2" draw:layer="layout" svg:x1="3.298cm" svg:y1="6.251cm" svg:x2="4.901cm" svg:y2="6.251cm">
          <text:p/>
        </draw:line>
        <draw:frame draw:style-name="gr51" draw:text-style-name="P5" draw:layer="layout" svg:width="1.772cm" svg:height="0.954cm" svg:x="1.601cm" svg:y="5.8cm">
          <draw:text-box>
            <text:p><text:span text:style-name="T3">CTX</text:span></text:p>
          </draw:text-box>
        </draw:frame>
        <draw:line draw:style-name="gr7" draw:text-style-name="P2" draw:layer="layout" svg:x1="6.5cm" svg:y1="6.2cm" svg:x2="8.8cm" svg:y2="4.7cm">
          <text:p/>
        </draw:line>
        <draw:line draw:style-name="gr7" draw:text-style-name="P2" draw:layer="layout" svg:x1="6.5cm" svg:y1="3.7cm" svg:x2="8.8cm" svg:y2="4.3cm">
          <text:p/>
        </draw:line>
        <draw:line draw:style-name="gr7" draw:text-style-name="P2" draw:layer="layout" svg:x1="14.7cm" svg:y1="8.6cm" svg:x2="15cm" svg:y2="11.7cm">
          <text:p/>
        </draw:line>
        <draw:frame draw:style-name="gr46" draw:text-style-name="P4" draw:layer="layout" svg:width="1.217cm" svg:height="1.105cm" svg:x="5.302cm" svg:y="3.201cm">
          <draw:text-box>
            <text:p><text:span text:style-name="T1">S'</text:span><text:span text:style-name="T5">1</text:span></text:p>
          </draw:text-box>
        </draw:frame>
        <draw:frame draw:style-name="gr49" draw:text-style-name="P4" draw:layer="layout" svg:width="1.398cm" svg:height="1.299cm" svg:x="8.902cm" svg:y="3.902cm">
          <draw:text-box>
            <text:p><text:span text:style-name="T1">S"</text:span><text:span text:style-name="T5">2</text:span></text:p>
          </draw:text-box>
        </draw:frame>
        <draw:custom-shape draw:style-name="gr43" draw:text-style-name="P1" draw:layer="layout" svg:width="0.3cm" svg:height="1.5cm" draw:transform="rotate (-1.5706217938697) translate (12.7cm 10.3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24" draw:id="id24" draw:layer="layout" svg:width="0.3cm" svg:height="1.4cm" svg:x="12.5cm" svg:y="10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8.903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4" draw:layer="layout" svg:width="1.145cm" svg:height="1.199cm" svg:x="11.302cm" svg:y="11.201cm">
          <draw:text-box>
            <text:p><text:span text:style-name="T1">H</text:span><text:span text:style-name="T5">2</text:span></text:p>
          </draw:text-box>
        </draw:frame>
        <draw:custom-shape draw:style-name="gr5" draw:text-style-name="P2" draw:layer="layout" svg:width="1.4cm" svg:height="1.4cm" svg:x="8.904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" draw:layer="layout" svg:width="1.398cm" svg:height="1.299cm" svg:x="8.903cm" svg:y="8.002cm">
          <draw:text-box>
            <text:p><text:span text:style-name="T1">S"</text:span><text:span text:style-name="T5">3</text:span></text:p>
          </draw:text-box>
        </draw:frame>
        <draw:frame draw:style-name="gr49" draw:text-style-name="P4" draw:layer="layout" svg:width="1.398cm" svg:height="1.299cm" svg:x="8.903cm" svg:y="10.303cm">
          <draw:text-box>
            <text:p><text:span text:style-name="T1">S"</text:span><text:span text:style-name="T5">4</text:span></text:p>
          </draw:text-box>
        </draw:frame>
        <draw:custom-shape draw:style-name="gr5" draw:text-style-name="P2" draw:layer="layout" svg:width="1.4cm" svg:height="1.4cm" svg:x="13.302cm" svg:y="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3cm" svg:y="1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3cm" svg:y="10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4.465cm" svg:y1="11.305cm" svg:x2="14.8cm" svg:y2="11.9cm">
          <text:p/>
        </draw:line>
        <draw:custom-shape draw:style-name="gr5" draw:text-style-name="P2" draw:layer="layout" svg:width="1.4cm" svg:height="1.4cm" svg:x="13.304cm" svg:y="7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1.569cm" svg:height="1.105cm" svg:x="13.303cm" svg:y="1.602cm">
          <draw:text-box>
            <text:p><text:span text:style-name="T1">M"</text:span><text:span text:style-name="T5">1</text:span></text:p>
          </draw:text-box>
        </draw:frame>
        <draw:frame draw:style-name="gr48" draw:text-style-name="P4" draw:layer="layout" svg:width="1.569cm" svg:height="1.105cm" svg:x="13.304cm" svg:y="3.903cm">
          <draw:text-box>
            <text:p><text:span text:style-name="T1">M"</text:span><text:span text:style-name="T5">2</text:span></text:p>
          </draw:text-box>
        </draw:frame>
        <draw:frame draw:style-name="gr48" draw:text-style-name="P4" draw:layer="layout" svg:width="1.569cm" svg:height="1.105cm" svg:x="13.304cm" svg:y="8.003cm">
          <draw:text-box>
            <text:p><text:span text:style-name="T1">M"</text:span><text:span text:style-name="T5">3</text:span></text:p>
          </draw:text-box>
        </draw:frame>
        <draw:frame draw:style-name="gr48" draw:text-style-name="P4" draw:layer="layout" svg:width="1.569cm" svg:height="1.105cm" svg:x="13.304cm" svg:y="10.303cm">
          <draw:text-box>
            <text:p><text:span text:style-name="T1">M"</text:span><text:span text:style-name="T5">4</text:span></text:p>
          </draw:text-box>
        </draw:frame>
        <draw:line draw:style-name="gr7" draw:text-style-name="P2" draw:layer="layout" svg:x1="6.512cm" svg:y1="6.166cm" svg:x2="8.8cm" svg:y2="2.4cm">
          <text:p/>
        </draw:line>
        <draw:line draw:style-name="gr7" draw:text-style-name="P2" draw:layer="layout" svg:x1="6.515cm" svg:y1="6.23cm" svg:x2="8.8cm" svg:y2="10.5cm">
          <text:p/>
        </draw:line>
        <draw:line draw:style-name="gr7" draw:text-style-name="P2" draw:layer="layout" svg:x1="6.5cm" svg:y1="8.8cm" svg:x2="8.8cm" svg:y2="8.6cm">
          <text:p/>
        </draw:line>
        <draw:line draw:style-name="gr7" draw:text-style-name="P2" draw:layer="layout" svg:x1="6.514cm" svg:y1="8.805cm" svg:x2="8.8cm" svg:y2="11cm">
          <text:p/>
        </draw:line>
        <draw:line draw:style-name="gr7" draw:text-style-name="P2" draw:layer="layout" svg:x1="10.302cm" svg:y1="4.402cm" svg:x2="13.201cm" svg:y2="4.401cm">
          <text:p/>
        </draw:line>
        <draw:line draw:style-name="gr7" draw:text-style-name="P2" draw:layer="layout" svg:x1="10.301cm" svg:y1="8.501cm" svg:x2="13.2cm" svg:y2="8.5cm">
          <text:p/>
        </draw:line>
        <draw:line draw:style-name="gr7" draw:text-style-name="P2" draw:layer="layout" svg:x1="10.302cm" svg:y1="10.802cm" svg:x2="13.201cm" svg:y2="10.801cm">
          <text:p/>
        </draw:line>
        <draw:line draw:style-name="gr7" draw:text-style-name="P2" draw:layer="layout" svg:x1="10.314cm" svg:y1="4.27cm" svg:x2="13.2cm" svg:y2="2.5cm">
          <text:p/>
        </draw:line>
        <draw:line draw:style-name="gr7" draw:text-style-name="P2" draw:layer="layout" svg:x1="10.3cm" svg:y1="2.1cm" svg:x2="13.2cm" svg:y2="4cm">
          <text:p/>
        </draw:line>
        <draw:line draw:style-name="gr7" draw:text-style-name="P2" draw:layer="layout" svg:x1="10.312cm" svg:y1="2.134cm" svg:x2="11cm" svg:y2="4.8cm">
          <text:p/>
        </draw:line>
        <draw:line draw:style-name="gr7" draw:text-style-name="P2" draw:layer="layout" svg:x1="10.302cm" svg:y1="8.502cm" svg:x2="13.1cm" svg:y2="4.8cm">
          <text:p/>
        </draw:line>
        <draw:line draw:style-name="gr7" draw:text-style-name="P2" draw:layer="layout" svg:x1="10.2cm" svg:y1="4.8cm" svg:x2="13.3cm" svg:y2="8.1cm">
          <text:p/>
        </draw:line>
        <draw:custom-shape draw:style-name="gr5" draw:text-style-name="P2" draw:layer="layout" svg:width="1.4cm" svg:height="1.4cm" svg:x="11.102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0.312cm" svg:y1="11.027cm" svg:x2="10.912cm" svg:y2="11.527cm">
          <text:p/>
        </draw:line>
        <draw:line draw:style-name="gr7" draw:text-style-name="P2" draw:layer="layout" svg:x1="10.326cm" svg:y1="10.697cm" svg:x2="13.212cm" svg:y2="8.927cm">
          <text:p/>
        </draw:line>
        <draw:line draw:style-name="gr7" draw:text-style-name="P2" draw:layer="layout" svg:x1="10.312cm" svg:y1="8.527cm" svg:x2="13.212cm" svg:y2="10.427cm">
          <text:p/>
        </draw:line>
        <draw:line draw:style-name="gr7" draw:text-style-name="P2" draw:layer="layout" svg:x1="10.324cm" svg:y1="8.561cm" svg:x2="11.012cm" svg:y2="11.227cm">
          <text:p/>
        </draw:line>
        <draw:line draw:style-name="gr21" draw:text-style-name="P2" draw:layer="layout" svg:x1="18.698cm" svg:y1="8.752cm" svg:x2="20.301cm" svg:y2="8.752cm">
          <text:p/>
        </draw:line>
        <draw:frame draw:style-name="gr22" draw:text-style-name="P4" draw:layer="layout" svg:width="1.209cm" svg:height="0.954cm" svg:x="21cm" svg:y="5.846cm">
          <draw:text-box>
            <text:p><text:span text:style-name="T1">R*</text:span></text:p>
          </draw:text-box>
        </draw:frame>
        <draw:custom-shape draw:style-name="gr5" draw:text-style-name="P2" draw:layer="layout" svg:width="1.4cm" svg:height="1.4cm" svg:x="17.102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4.7cm" svg:y1="10.8cm" svg:x2="17cm" svg:y2="9.2cm">
          <text:p/>
        </draw:line>
        <draw:frame draw:style-name="gr91" draw:text-style-name="P4" draw:layer="layout" svg:width="1.353cm" svg:height="1.105cm" svg:x="17.203cm" svg:y="8.302cm">
          <draw:text-box>
            <text:p><text:span text:style-name="T1">M'</text:span><text:span text:style-name="T5">2</text:span></text:p>
          </draw:text-box>
        </draw:frame>
        <draw:line draw:style-name="gr7" draw:text-style-name="P2" draw:layer="layout" svg:x1="14.7cm" svg:y1="8.557cm" svg:x2="17cm" svg:y2="8.8cm">
          <text:p/>
        </draw:line>
        <draw:line draw:style-name="gr10" draw:text-style-name="P2" draw:layer="layout" svg:x1="15.9cm" svg:y1="10.7cm" svg:x2="17.1cm" svg:y2="9.7cm">
          <text:p/>
        </draw:line>
        <draw:line draw:style-name="gr12" draw:text-style-name="P2" draw:layer="layout" svg:x1="13.1cm" svg:y1="12.8cm" svg:x2="14.1cm" svg:y2="12.1cm">
          <text:p/>
        </draw:line>
      </draw:page>
      <draw:page draw:name="page14" draw:style-name="dp1" draw:master-page-name="Predeterminado">
        <draw:custom-shape draw:style-name="gr2" draw:text-style-name="P1" draw:layer="layout" svg:width="0.299cm" svg:height="3.9cm" draw:transform="rotate (-1.5706217938697) translate (17cm 8.5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" draw:layer="layout" svg:width="0.3cm" svg:height="5.8cm" svg:x="16.8cm" svg:y="3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" xml:id="id25" draw:id="id25" draw:layer="layout" svg:width="0.3cm" svg:height="5.7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7.1cm">
          <text:p/>
        </draw:line>
        <draw:custom-shape draw:style-name="gr43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3cm" svg:y2="8.6cm">
          <text:p/>
        </draw:line>
        <draw:line draw:style-name="gr7" draw:text-style-name="P2" draw:layer="layout" svg:x1="14.5cm" svg:y1="7.7cm" svg:x2="14.9cm" svg:y2="8.8cm">
          <text:p/>
        </draw:line>
        <draw:line draw:style-name="gr10" draw:text-style-name="P2" draw:layer="layout" svg:x1="6.6cm" svg:y1="10.4cm" svg:x2="14.6cm" svg:y2="9.7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3.3cm" svg:y1="9.8cm" svg:x2="14.7cm" svg:y2="8.9cm">
          <text:p/>
        </draw:line>
        <draw:line draw:style-name="gr10" draw:text-style-name="P2" draw:layer="layout" svg:x1="15.6cm" svg:y1="8.3cm" svg:x2="17cm" svg:y2="7.5cm">
          <text:p/>
        </draw:line>
        <draw:connector draw:style-name="gr13" draw:text-style-name="P2" draw:layer="layout" draw:type="curve" svg:x1="13.15cm" svg:y1="8.7cm" svg:x2="12.25cm" svg:y2="8.8cm" draw:start-shape="id25" draw:start-glue-point="2" draw:end-shape="id26" draw:end-glue-point="2" svg:d="M13150 8700c0 901-900 851-900 100" svg:viewBox="0 0 901 671">
          <text:p/>
        </draw:connector>
        <draw:frame draw:style-name="gr46" draw:text-style-name="P4" draw:layer="layout" svg:width="1.217cm" svg:height="1.105cm" svg:x="5.3cm" svg:y="6.7cm">
          <draw:text-box>
            <text:p><text:span text:style-name="T1">S'</text:span><text:span text:style-name="T5">3</text:span></text:p>
          </draw:text-box>
        </draw:frame>
        <draw:frame draw:style-name="gr16" draw:text-style-name="P4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7" draw:text-style-name="P4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48" draw:text-style-name="P4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4" draw:layer="layout" svg:width="0.959cm" svg:height="0.954cm" svg:x="14.9cm" svg:y="9.046cm">
          <draw:text-box>
            <text:p><text:span text:style-name="T1">D</text:span></text:p>
          </draw:text-box>
        </draw:frame>
        <draw:line draw:style-name="gr21" draw:text-style-name="P2" draw:layer="layout" svg:x1="18.698cm" svg:y1="3.251cm" svg:x2="20.301cm" svg:y2="3.251cm">
          <text:p/>
        </draw:lin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5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5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3.3cm">
          <text:p/>
        </draw:line>
        <draw:frame draw:style-name="gr49" draw:text-style-name="P4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48" draw:text-style-name="P4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1" draw:text-style-name="P4" draw:layer="layout" svg:width="1.353cm" svg:height="1.105cm" svg:x="17.203cm" svg:y="2.801cm">
          <draw:text-box>
            <text:p><text:span text:style-name="T1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5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0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custom-shape draw:style-name="gr6" draw:text-style-name="P2" draw:layer="layout" svg:width="1.4cm" svg:height="1.3cm" svg:x="5.101cm" svg:y="4.501cm">
          <text:p/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1.217cm" svg:height="1.105cm" svg:x="5.301cm" svg:y="4.701cm">
          <draw:text-box>
            <text:p><text:span text:style-name="T1">S'</text:span><text:span text:style-name="T5">2</text:span></text:p>
          </draw:text-box>
        </draw:frame>
        <draw:line draw:style-name="gr21" draw:text-style-name="P2" draw:layer="layout" svg:x1="3.298cm" svg:y1="5.151cm" svg:x2="4.901cm" svg:y2="5.151cm">
          <text:p/>
        </draw:line>
        <draw:frame draw:style-name="gr51" draw:text-style-name="P5" draw:layer="layout" svg:width="1.772cm" svg:height="0.954cm" svg:x="1.601cm" svg:y="4.7cm">
          <draw:text-box>
            <text:p><text:span text:style-name="T3">CTX</text:span></text:p>
          </draw:text-box>
        </draw:frame>
        <draw:line draw:style-name="gr7" draw:text-style-name="P2" draw:layer="layout" svg:x1="6.5cm" svg:y1="5.2cm" svg:x2="9cm" svg:y2="6.7cm">
          <text:p/>
        </draw:line>
        <draw:line draw:style-name="gr7" draw:text-style-name="P2" draw:layer="layout" svg:x1="6.505cm" svg:y1="5.189cm" svg:x2="8.8cm" svg:y2="3.7cm">
          <text:p/>
        </draw:line>
        <draw:line draw:style-name="gr7" draw:text-style-name="P2" draw:layer="layout" svg:x1="10.3cm" svg:y1="7.2cm" svg:x2="13.4cm" svg:y2="3.8cm">
          <text:p/>
        </draw:line>
        <draw:line draw:style-name="gr7" draw:text-style-name="P2" draw:layer="layout" svg:x1="10.3cm" svg:y1="3.3cm" svg:x2="13.4cm" svg:y2="6.6cm">
          <text:p/>
        </draw:line>
        <draw:frame draw:style-name="gr46" draw:text-style-name="P4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49" draw:text-style-name="P4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2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26" draw:id="id26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8.698cm" svg:y1="7.152cm" svg:x2="20.301cm" svg:y2="7.152cm">
          <text:p/>
        </draw:line>
        <draw:custom-shape draw:style-name="gr5" draw:text-style-name="P2" draw:layer="layout" svg:width="1.4cm" svg:height="1.4cm" svg:x="17.102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4" draw:layer="layout" svg:width="1.353cm" svg:height="1.105cm" svg:x="17.203cm" svg:y="6.702cm">
          <draw:text-box>
            <text:p><text:span text:style-name="T1">M'</text:span><text:span text:style-name="T5">2</text:span></text:p>
          </draw:text-box>
        </draw:frame>
        <draw:line draw:style-name="gr10" draw:text-style-name="P2" draw:layer="layout" svg:x1="15.3cm" svg:y1="6.7cm" svg:x2="17.089cm" svg:y2="3.769cm">
          <text:p/>
        </draw:line>
        <draw:line draw:style-name="gr12" draw:text-style-name="P2" draw:layer="layout" svg:x1="13.3cm" svg:y1="9.8cm" svg:x2="14.4cm" svg:y2="8.1cm">
          <text:p/>
        </draw:line>
        <draw:custom-shape draw:style-name="gr108" draw:text-style-name="P10" draw:layer="layout" svg:width="1.999cm" svg:height="4.6cm" svg:x="20.40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.209cm" svg:height="0.954cm" svg:x="20.901cm" svg:y="4.647cm">
          <draw:text-box>
            <text:p><text:span text:style-name="T1">R*</text:span></text:p>
          </draw:text-box>
        </draw:frame>
      </draw:page>
      <draw:page draw:name="page15" draw:style-name="dp1" draw:master-page-name="Predeterminado">
        <draw:custom-shape draw:style-name="gr2" draw:text-style-name="P1" draw:layer="layout" svg:width="0.299cm" svg:height="3.9cm" draw:transform="rotate (-1.5706217938697) translate (17cm 8.5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16.8cm" svg:y="4.4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" xml:id="id27" draw:id="id27" draw:layer="layout" svg:width="0.3cm" svg:height="5.7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3.4cm" svg:x2="8.9cm" svg:y2="6.7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3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8cm" svg:y2="8.6cm">
          <text:p/>
        </draw:line>
        <draw:line draw:style-name="gr7" draw:text-style-name="P2" draw:layer="layout" svg:x1="14.5cm" svg:y1="7.7cm" svg:x2="14.9cm" svg:y2="8.8cm">
          <text:p/>
        </draw:line>
        <draw:line draw:style-name="gr10" draw:text-style-name="P2" draw:layer="layout" svg:x1="6.6cm" svg:y1="10.4cm" svg:x2="14.6cm" svg:y2="9.7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3" draw:text-style-name="P2" draw:layer="layout" draw:type="curve" svg:x1="13.15cm" svg:y1="8.7cm" svg:x2="12.25cm" svg:y2="8.8cm" draw:start-shape="id27" draw:start-glue-point="2" draw:end-shape="id28" draw:end-glue-point="2" svg:d="M13150 8700c0 901-900 851-900 100" svg:viewBox="0 0 901 671">
          <text:p/>
        </draw:connector>
        <draw:frame draw:style-name="gr16" draw:text-style-name="P4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8" draw:text-style-name="P4" draw:layer="layout" svg:width="1.569cm" svg:height="1.105cm" svg:x="13.201cm" svg:y="6.7cm">
          <draw:text-box>
            <text:p><text:span text:style-name="T1">M"</text:span><text:span text:style-name="T5">3</text:span></text:p>
          </draw:text-box>
        </draw:frame>
        <draw:frame draw:style-name="gr18" draw:text-style-name="P4" draw:layer="layout" svg:width="0.959cm" svg:height="0.954cm" svg:x="14.9cm" svg:y="9.046cm">
          <draw:text-box>
            <text:p><text:span text:style-name="T1">D</text:span></text:p>
          </draw:text-box>
        </draw:frame>
        <draw:line draw:style-name="gr21" draw:text-style-name="P2" draw:layer="layout" svg:x1="18.698cm" svg:y1="5.251cm" svg:x2="20.301cm" svg:y2="5.251cm">
          <text:p/>
        </draw:lin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109" draw:text-style-name="P5" draw:layer="layout" svg:width="1.493cm" svg:height="0.954cm" svg:x="1.901cm" svg:y="2.9cm">
          <draw:text-box>
            <text:p><text:span text:style-name="T3">Luz</text:span></text:p>
          </draw:text-box>
        </draw:frame>
        <draw:frame draw:style-name="gr26" draw:text-style-name="P5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6.9cm" svg:y2="5cm">
          <text:p/>
        </draw:line>
        <draw:frame draw:style-name="gr49" draw:text-style-name="P4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48" draw:text-style-name="P4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1" draw:text-style-name="P4" draw:layer="layout" svg:width="1.353cm" svg:height="1.105cm" svg:x="17.203cm" svg:y="4.801cm">
          <draw:text-box>
            <text:p><text:span text:style-name="T1">M'</text:span><text:span text:style-name="T5">1</text:span></text:p>
          </draw:text-box>
        </draw:frame>
        <draw:custom-shape draw:style-name="gr50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8.802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1.145cm" svg:height="1.105cm" svg:x="10.455cm" svg:y="8.1cm">
          <draw:text-box>
            <text:p><text:span text:style-name="T1">H</text:span></text:p>
          </draw:text-box>
        </draw:frame>
        <draw:custom-shape draw:style-name="gr6" draw:text-style-name="P2" draw:layer="layout" svg:width="1.4cm" svg:height="1.3cm" svg:x="5.101cm" svg:y="6.401cm">
          <text:p/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1.217cm" svg:height="1.105cm" svg:x="5.301cm" svg:y="6.601cm">
          <draw:text-box>
            <text:p><text:span text:style-name="T1">S'</text:span><text:span text:style-name="T5">2</text:span></text:p>
          </draw:text-box>
        </draw:frame>
        <draw:line draw:style-name="gr21" draw:text-style-name="P2" draw:layer="layout" svg:x1="3.298cm" svg:y1="7.051cm" svg:x2="4.901cm" svg:y2="7.051cm">
          <text:p/>
        </draw:line>
        <draw:frame draw:style-name="gr51" draw:text-style-name="P5" draw:layer="layout" svg:width="1.772cm" svg:height="0.954cm" svg:x="1.601cm" svg:y="6.6cm">
          <draw:text-box>
            <text:p><text:span text:style-name="T3">CTX</text:span></text:p>
          </draw:text-box>
        </draw:frame>
        <draw:line draw:style-name="gr7" draw:text-style-name="P2" draw:layer="layout" svg:x1="6.5cm" svg:y1="7.1cm" svg:x2="8.8cm" svg:y2="7.1cm">
          <text:p/>
        </draw:line>
        <draw:line draw:style-name="gr7" draw:text-style-name="P2" draw:layer="layout" svg:x1="6.5cm" svg:y1="7.1cm" svg:x2="8.8cm" svg:y2="3.7cm">
          <text:p/>
        </draw:line>
        <draw:line draw:style-name="gr7" draw:text-style-name="P2" draw:layer="layout" svg:x1="10.3cm" svg:y1="7.2cm" svg:x2="13.4cm" svg:y2="3.8cm">
          <text:p/>
        </draw:line>
        <draw:line draw:style-name="gr7" draw:text-style-name="P2" draw:layer="layout" svg:x1="10.3cm" svg:y1="3.3cm" svg:x2="13.4cm" svg:y2="6.6cm">
          <text:p/>
        </draw:line>
        <draw:frame draw:style-name="gr46" draw:text-style-name="P4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49" draw:text-style-name="P4" draw:layer="layout" svg:width="1.398cm" svg:height="1.299cm" svg:x="8.902cm" svg:y="6.702cm">
          <draw:text-box>
            <text:p><text:span text:style-name="T1">S"</text:span><text:span text:style-name="T5">3</text:span></text:p>
          </draw:text-box>
        </draw:frame>
        <draw:custom-shape draw:style-name="gr52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28" draw:id="id28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5.9cm" svg:y1="7.4cm" svg:x2="17.289cm" svg:y2="5.969cm">
          <text:p/>
        </draw:line>
        <draw:line draw:style-name="gr12" draw:text-style-name="P2" draw:layer="layout" svg:x1="13cm" svg:y1="9.8cm" svg:x2="14.4cm" svg:y2="8.5cm">
          <text:p/>
        </draw:line>
        <draw:custom-shape draw:style-name="gr108" draw:text-style-name="P10" draw:layer="layout" svg:width="1.999cm" svg:height="4.6cm" svg:x="20.40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.209cm" svg:height="0.954cm" svg:x="20.901cm" svg:y="4.647cm">
          <draw:text-box>
            <text:p><text:span text:style-name="T1">R*</text:span></text:p>
          </draw:text-box>
        </draw:frame>
        <draw:frame draw:style-name="gr49" draw:text-style-name="P4" draw:layer="layout" svg:width="1.398cm" svg:height="1.299cm" svg:x="8.902cm" svg:y="4.802cm">
          <draw:text-box>
            <text:p><text:span text:style-name="T1">S"</text:span><text:span text:style-name="T5">2</text:span></text:p>
          </draw:text-box>
        </draw:frame>
        <draw:line draw:style-name="gr7" draw:text-style-name="P2" draw:layer="layout" svg:x1="10.095cm" svg:y1="3.806cm" svg:x2="11cm" svg:y2="7.8cm">
          <text:p/>
        </draw:line>
        <draw:line draw:style-name="gr7" draw:text-style-name="P2" draw:layer="layout" svg:x1="6.6cm" svg:y1="7cm" svg:x2="8.7cm" svg:y2="5.7cm">
          <text:p/>
        </draw:line>
        <draw:line draw:style-name="gr7" draw:text-style-name="P2" draw:layer="layout" svg:x1="6.501cm" svg:y1="3.301cm" svg:x2="8.7cm" svg:y2="5.2cm">
          <text:p/>
        </draw:line>
        <draw:custom-shape draw:style-name="gr5" draw:text-style-name="P2" draw:layer="layout" svg:width="1.4cm" svg:height="1.4cm" svg:x="13.303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1.569cm" svg:height="1.105cm" svg:x="13.203cm" svg:y="4.702cm">
          <draw:text-box>
            <text:p><text:span text:style-name="T1">M"</text:span><text:span text:style-name="T5">2</text:span></text:p>
          </draw:text-box>
        </draw:frame>
        <draw:line draw:style-name="gr7" draw:text-style-name="P2" draw:layer="layout" svg:x1="10.2cm" svg:y1="5.5cm" svg:x2="10.7cm" svg:y2="7.9cm">
          <text:p/>
        </draw:line>
        <draw:line draw:style-name="gr7" draw:text-style-name="P2" draw:layer="layout" svg:x1="10.325cm" svg:y1="7.181cm" svg:x2="13.2cm" svg:y2="5.7cm">
          <text:p/>
        </draw:line>
        <draw:line draw:style-name="gr7" draw:text-style-name="P2" draw:layer="layout" svg:x1="10.324cm" svg:y1="3.32cm" svg:x2="13.2cm" svg:y2="4.9cm">
          <text:p/>
        </draw:line>
        <draw:line draw:style-name="gr7" draw:text-style-name="P2" draw:layer="layout" svg:x1="14.7cm" svg:y1="5.3cm" svg:x2="15.366cm" svg:y2="8.6cm">
          <text:p/>
        </draw:line>
        <draw:line draw:style-name="gr7" draw:text-style-name="P2" draw:layer="layout" svg:x1="10.2cm" svg:y1="5.4cm" svg:x2="13.1cm" svg:y2="5.4cm">
          <text:p/>
        </draw:line>
        <draw:line draw:style-name="gr7" draw:text-style-name="P2" draw:layer="layout" svg:x1="14.7cm" svg:y1="5.4cm" svg:x2="17cm" svg:y2="5.4cm">
          <text:p/>
        </draw:line>
      </draw:page>
      <draw:page draw:name="page16" draw:style-name="dp1" draw:master-page-name="Predeterminado">
        <draw:custom-shape draw:style-name="gr2" draw:text-style-name="P1" draw:layer="layout" svg:width="0.299cm" svg:height="3.9cm" draw:transform="rotate (-1.5706217938697) translate (17cm 8.5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" draw:layer="layout" svg:width="0.3cm" svg:height="5.8cm" svg:x="16.8cm" svg:y="3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" xml:id="id29" draw:id="id29" draw:layer="layout" svg:width="0.3cm" svg:height="5.7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7.1cm">
          <text:p/>
        </draw:line>
        <draw:custom-shape draw:style-name="gr43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3cm" svg:y2="8.6cm">
          <text:p/>
        </draw:line>
        <draw:line draw:style-name="gr7" draw:text-style-name="P2" draw:layer="layout" svg:x1="14.5cm" svg:y1="7.7cm" svg:x2="14.9cm" svg:y2="8.8cm">
          <text:p/>
        </draw:line>
        <draw:line draw:style-name="gr10" draw:text-style-name="P2" draw:layer="layout" svg:x1="6.6cm" svg:y1="10.4cm" svg:x2="14.6cm" svg:y2="9.7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3.3cm" svg:y1="9.8cm" svg:x2="14.7cm" svg:y2="8.9cm">
          <text:p/>
        </draw:line>
        <draw:line draw:style-name="gr10" draw:text-style-name="P2" draw:layer="layout" svg:x1="15.6cm" svg:y1="8.3cm" svg:x2="17cm" svg:y2="7.5cm">
          <text:p/>
        </draw:line>
        <draw:connector draw:style-name="gr13" draw:text-style-name="P2" draw:layer="layout" draw:type="curve" svg:x1="13.15cm" svg:y1="8.7cm" svg:x2="12.25cm" svg:y2="8.8cm" draw:start-shape="id29" draw:start-glue-point="2" draw:end-shape="id30" draw:end-glue-point="2" svg:d="M13150 8700c0 901-900 851-900 100" svg:viewBox="0 0 901 671">
          <text:p/>
        </draw:connector>
        <draw:frame draw:style-name="gr46" draw:text-style-name="P4" draw:layer="layout" svg:width="1.217cm" svg:height="1.105cm" svg:x="5.3cm" svg:y="6.7cm">
          <draw:text-box>
            <text:p><text:span text:style-name="T1">S'</text:span><text:span text:style-name="T5">2</text:span></text:p>
          </draw:text-box>
        </draw:frame>
        <draw:frame draw:style-name="gr16" draw:text-style-name="P4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7" draw:text-style-name="P4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48" draw:text-style-name="P4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4" draw:layer="layout" svg:width="0.959cm" svg:height="0.954cm" svg:x="14.9cm" svg:y="9.046cm">
          <draw:text-box>
            <text:p><text:span text:style-name="T1">D</text:span></text:p>
          </draw:text-box>
        </draw:frame>
        <draw:line draw:style-name="gr21" draw:text-style-name="P2" draw:layer="layout" svg:x1="18.698cm" svg:y1="3.251cm" svg:x2="20.301cm" svg:y2="3.251cm">
          <text:p/>
        </draw:lin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5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5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3.3cm">
          <text:p/>
        </draw:line>
        <draw:frame draw:style-name="gr49" draw:text-style-name="P4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48" draw:text-style-name="P4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1" draw:text-style-name="P4" draw:layer="layout" svg:width="1.353cm" svg:height="1.105cm" svg:x="17.203cm" svg:y="2.801cm">
          <draw:text-box>
            <text:p><text:span text:style-name="T1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5" draw:layer="layout" svg:width="1.315cm" svg:height="0.954cm" svg:x="2.001cm" svg:y="6.8cm">
          <draw:text-box>
            <text:p><text:span text:style-name="T3">B</text:span></text:p>
          </draw:text-box>
        </draw:frame>
        <draw:custom-shape draw:style-name="gr50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frame draw:style-name="gr46" draw:text-style-name="P4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49" draw:text-style-name="P4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2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30" draw:id="id30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8.698cm" svg:y1="7.152cm" svg:x2="20.301cm" svg:y2="7.152cm">
          <text:p/>
        </draw:line>
        <draw:custom-shape draw:style-name="gr5" draw:text-style-name="P2" draw:layer="layout" svg:width="1.4cm" svg:height="1.4cm" svg:x="17.102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4" draw:layer="layout" svg:width="1.353cm" svg:height="1.105cm" svg:x="17.203cm" svg:y="6.702cm">
          <draw:text-box>
            <text:p><text:span text:style-name="T1">M'</text:span><text:span text:style-name="T5">2</text:span></text:p>
          </draw:text-box>
        </draw:frame>
        <draw:line draw:style-name="gr10" draw:text-style-name="P2" draw:layer="layout" svg:x1="15.3cm" svg:y1="6.7cm" svg:x2="17.089cm" svg:y2="3.769cm">
          <text:p/>
        </draw:line>
        <draw:line draw:style-name="gr12" draw:text-style-name="P2" draw:layer="layout" svg:x1="13.3cm" svg:y1="9.8cm" svg:x2="14.4cm" svg:y2="8.1cm">
          <text:p/>
        </draw:line>
        <draw:custom-shape draw:style-name="gr108" draw:text-style-name="P10" draw:layer="layout" svg:width="1.999cm" svg:height="4.6cm" svg:x="20.40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.209cm" svg:height="0.954cm" svg:x="20.901cm" svg:y="4.647cm">
          <draw:text-box>
            <text:p><text:span text:style-name="T1">R*</text:span></text:p>
          </draw:text-box>
        </draw:frame>
        <draw:frame draw:style-name="gr110" draw:text-style-name="P9" draw:layer="layout" svg:width="6.098cm" svg:height="1.462cm" svg:x="8.7cm" svg:y="1.5cm">
          <draw:text-box>
            <text:p>Red para simular A)</text:p>
          </draw:text-box>
        </draw:frame>
      </draw:page>
      <draw:page draw:name="page17" draw:style-name="dp1" draw:master-page-name="Predeterminado">
        <draw:custom-shape draw:style-name="gr2" draw:text-style-name="P1" draw:layer="layout" svg:width="0.299cm" svg:height="3.9cm" draw:transform="rotate (-1.5706217938697) translate (17cm 8.5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" xml:id="id31" draw:id="id31" draw:layer="layout" svg:width="0.3cm" svg:height="5.7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14.7cm" svg:y1="7.2cm" svg:x2="16.8cm" svg:y2="7.2cm">
          <text:p/>
        </draw:line>
        <draw:custom-shape draw:style-name="gr43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8cm" svg:y2="8.6cm">
          <text:p/>
        </draw:line>
        <draw:line draw:style-name="gr7" draw:text-style-name="P2" draw:layer="layout" svg:x1="14.5cm" svg:y1="7.7cm" svg:x2="14.9cm" svg:y2="8.8cm">
          <text:p/>
        </draw:line>
        <draw:line draw:style-name="gr10" draw:text-style-name="P2" draw:layer="layout" svg:x1="6.6cm" svg:y1="10.4cm" svg:x2="14.6cm" svg:y2="9.7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3" draw:text-style-name="P2" draw:layer="layout" draw:type="curve" svg:x1="13.15cm" svg:y1="8.7cm" svg:x2="12.25cm" svg:y2="8.8cm" draw:start-shape="id31" draw:start-glue-point="2" draw:end-shape="id32" draw:end-glue-point="2" svg:d="M13150 8700c0 901-900 851-900 100" svg:viewBox="0 0 901 671">
          <text:p/>
        </draw:connector>
        <draw:frame draw:style-name="gr16" draw:text-style-name="P11" draw:layer="layout" svg:width="1.137cm" svg:height="0.954cm" svg:x="5.301cm" svg:y="10cm">
          <draw:text-box>
            <text:p><text:span text:style-name="T7">S*</text:span></text:p>
          </draw:text-box>
        </draw:frame>
        <draw:frame draw:style-name="gr48" draw:text-style-name="P11" draw:layer="layout" svg:width="1.569cm" svg:height="1.105cm" svg:x="13.201cm" svg:y="6.7cm">
          <draw:text-box>
            <text:p><text:span text:style-name="T7">M"</text:span><text:span text:style-name="T8">3</text:span></text:p>
          </draw:text-box>
        </draw:frame>
        <draw:frame draw:style-name="gr18" draw:text-style-name="P11" draw:layer="layout" svg:width="0.959cm" svg:height="0.954cm" svg:x="14.9cm" svg:y="9.046cm">
          <draw:text-box>
            <text:p><text:span text:style-name="T7">D</text:span></text:p>
          </draw:text-box>
        </draw:frame>
        <draw:line draw:style-name="gr21" draw:text-style-name="P2" draw:layer="layout" svg:x1="3.298cm" svg:y1="10.452cm" svg:x2="4.901cm" svg:y2="10.452cm">
          <text:p/>
        </draw:line>
        <draw:frame draw:style-name="gr26" draw:text-style-name="P12" draw:layer="layout" svg:width="1.103cm" svg:height="0.954cm" svg:x="2.002cm" svg:y="10cm">
          <draw:text-box>
            <text:p><text:span text:style-name="T9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6.8cm" svg:y2="3.3cm">
          <text:p/>
        </draw:line>
        <draw:frame draw:style-name="gr49" draw:text-style-name="P11" draw:layer="layout" svg:width="1.398cm" svg:height="1.299cm" svg:x="8.902cm" svg:y="2.801cm">
          <draw:text-box>
            <text:p><text:span text:style-name="T7">S"</text:span><text:span text:style-name="T8">1</text:span></text:p>
          </draw:text-box>
        </draw:frame>
        <draw:frame draw:style-name="gr48" draw:text-style-name="P11" draw:layer="layout" svg:width="1.569cm" svg:height="1.105cm" svg:x="13.202cm" svg:y="2.701cm">
          <draw:text-box>
            <text:p><text:span text:style-name="T7">M"</text:span><text:span text:style-name="T8">1</text:span></text:p>
          </draw:text-box>
        </draw:frame>
        <draw:custom-shape draw:style-name="gr50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8.802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1" draw:layer="layout" svg:width="1.145cm" svg:height="1.105cm" svg:x="10.455cm" svg:y="8.1cm">
          <draw:text-box>
            <text:p><text:span text:style-name="T7">H</text:span></text:p>
          </draw:text-box>
        </draw:frame>
        <draw:line draw:style-name="gr7" draw:text-style-name="P2" draw:layer="layout" svg:x1="6.5cm" svg:y1="7.1cm" svg:x2="8.8cm" svg:y2="7.1cm">
          <text:p/>
        </draw:line>
        <draw:frame draw:style-name="gr49" draw:text-style-name="P11" draw:layer="layout" svg:width="1.398cm" svg:height="1.299cm" svg:x="8.902cm" svg:y="6.702cm">
          <draw:text-box>
            <text:p><text:span text:style-name="T7">S"</text:span><text:span text:style-name="T8">3</text:span></text:p>
          </draw:text-box>
        </draw:frame>
        <draw:custom-shape draw:style-name="gr52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32" draw:id="id32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6cm" svg:y1="7.9cm" svg:x2="16.789cm" svg:y2="7.5cm">
          <text:p/>
        </draw:line>
        <draw:line draw:style-name="gr12" draw:text-style-name="P2" draw:layer="layout" svg:x1="13cm" svg:y1="9.8cm" svg:x2="14.2cm" svg:y2="8.9cm">
          <text:p/>
        </draw:line>
        <draw:frame draw:style-name="gr49" draw:text-style-name="P11" draw:layer="layout" svg:width="1.398cm" svg:height="1.299cm" svg:x="8.902cm" svg:y="4.802cm">
          <draw:text-box>
            <text:p><text:span text:style-name="T7">S"</text:span><text:span text:style-name="T8">2</text:span></text:p>
          </draw:text-box>
        </draw:frame>
        <draw:line draw:style-name="gr7" draw:text-style-name="P2" draw:layer="layout" svg:x1="10.095cm" svg:y1="3.806cm" svg:x2="11cm" svg:y2="7.8cm">
          <text:p/>
        </draw:line>
        <draw:custom-shape draw:style-name="gr5" draw:text-style-name="P2" draw:layer="layout" svg:width="1.4cm" svg:height="1.4cm" svg:x="13.303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11" draw:layer="layout" svg:width="1.569cm" svg:height="1.105cm" svg:x="13.203cm" svg:y="4.702cm">
          <draw:text-box>
            <text:p><text:span text:style-name="T7">M"</text:span><text:span text:style-name="T8">2</text:span></text:p>
          </draw:text-box>
        </draw:frame>
        <draw:line draw:style-name="gr7" draw:text-style-name="P2" draw:layer="layout" svg:x1="10.2cm" svg:y1="5.5cm" svg:x2="10.7cm" svg:y2="7.9cm">
          <text:p/>
        </draw:line>
        <draw:line draw:style-name="gr7" draw:text-style-name="P2" draw:layer="layout" svg:x1="14.7cm" svg:y1="5.3cm" svg:x2="15.366cm" svg:y2="8.6cm">
          <text:p/>
        </draw:line>
        <draw:line draw:style-name="gr7" draw:text-style-name="P2" draw:layer="layout" svg:x1="10.2cm" svg:y1="5.4cm" svg:x2="13.1cm" svg:y2="5.4cm">
          <text:p/>
        </draw:line>
        <draw:custom-shape draw:style-name="gr106" draw:text-style-name="P1" draw:layer="layout" svg:width="0.3cm" svg:height="5.8cm" svg:x="16.774cm" svg:y="3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5.8cm" svg:y1="6.2cm" svg:x2="16.974cm" svg:y2="3.8cm">
          <text:p/>
        </draw:line>
        <draw:line draw:style-name="gr21" draw:text-style-name="P2" draw:layer="layout" svg:x1="18.672cm" svg:y1="3.251cm" svg:x2="20.275cm" svg:y2="3.251cm">
          <text:p/>
        </draw:line>
        <draw:custom-shape draw:style-name="gr5" draw:text-style-name="P2" draw:layer="layout" svg:width="1.4cm" svg:height="1.4cm" svg:x="17.076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1" draw:layer="layout" svg:width="1.353cm" svg:height="1.105cm" svg:x="17.177cm" svg:y="2.801cm">
          <draw:text-box>
            <text:p><text:span text:style-name="T7">M'</text:span><text:span text:style-name="T8">1</text:span></text:p>
          </draw:text-box>
        </draw:frame>
        <draw:line draw:style-name="gr21" draw:text-style-name="P2" draw:layer="layout" svg:x1="18.672cm" svg:y1="7.152cm" svg:x2="20.275cm" svg:y2="7.152cm">
          <text:p/>
        </draw:line>
        <draw:custom-shape draw:style-name="gr5" draw:text-style-name="P2" draw:layer="layout" svg:width="1.4cm" svg:height="1.4cm" svg:x="17.076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1" draw:layer="layout" svg:width="1.353cm" svg:height="1.105cm" svg:x="17.177cm" svg:y="6.702cm">
          <draw:text-box>
            <text:p><text:span text:style-name="T7">M'</text:span><text:span text:style-name="T8">3</text:span></text:p>
          </draw:text-box>
        </draw:frame>
        <draw:custom-shape draw:style-name="gr108" draw:text-style-name="P10" draw:layer="layout" svg:width="1.999cm" svg:height="4.6cm" svg:x="20.375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1.209cm" svg:height="0.954cm" svg:x="20.875cm" svg:y="4.647cm">
          <draw:text-box>
            <text:p><text:span text:style-name="T7">R*</text:span></text:p>
          </draw:text-box>
        </draw:fram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frame draw:style-name="gr46" draw:text-style-name="P11" draw:layer="layout" svg:width="1.217cm" svg:height="1.105cm" svg:x="5.3cm" svg:y="6.7cm">
          <draw:text-box>
            <text:p><text:span text:style-name="T7">S'</text:span><text:span text:style-name="T8">3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frame draw:style-name="gr25" draw:text-style-name="P12" draw:layer="layout" svg:width="1.315cm" svg:height="0.954cm" svg:x="2.001cm" svg:y="2.9cm">
          <draw:text-box>
            <text:p><text:span text:style-name="T9">A</text:span></text:p>
          </draw:text-box>
        </draw:fram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3.298cm" svg:y1="7.251cm" svg:x2="4.901cm" svg:y2="7.251cm">
          <text:p/>
        </draw:line>
        <draw:frame draw:style-name="gr19" draw:text-style-name="P12" draw:layer="layout" svg:width="1.383cm" svg:height="0.954cm" svg:x="2.001cm" svg:y="6.8cm">
          <draw:text-box>
            <text:p><text:span text:style-name="T9">AB</text:span></text:p>
          </draw:text-box>
        </draw:frame>
        <draw:custom-shape draw:style-name="gr6" draw:text-style-name="P2" draw:layer="layout" svg:width="1.4cm" svg:height="1.3cm" svg:x="5.101cm" svg:y="4.501cm">
          <text:p/>
          <draw:enhanced-geometry svg:viewBox="0 0 21600 21600" draw:type="rectangle" draw:enhanced-path="M 0 0 L 21600 0 21600 21600 0 21600 0 0 Z N"/>
        </draw:custom-shape>
        <draw:frame draw:style-name="gr46" draw:text-style-name="P11" draw:layer="layout" svg:width="1.217cm" svg:height="1.105cm" svg:x="5.301cm" svg:y="4.701cm">
          <draw:text-box>
            <text:p><text:span text:style-name="T7">S'</text:span><text:span text:style-name="T8">2</text:span></text:p>
          </draw:text-box>
        </draw:frame>
        <draw:line draw:style-name="gr21" draw:text-style-name="P2" draw:layer="layout" svg:x1="3.298cm" svg:y1="5.151cm" svg:x2="4.901cm" svg:y2="5.151cm">
          <text:p/>
        </draw:line>
        <draw:frame draw:style-name="gr46" draw:text-style-name="P11" draw:layer="layout" svg:width="1.217cm" svg:height="1.105cm" svg:x="5.302cm" svg:y="2.801cm">
          <draw:text-box>
            <text:p><text:span text:style-name="T7">S'</text:span><text:span text:style-name="T8">1</text:span></text:p>
          </draw:text-box>
        </draw:frame>
        <draw:frame draw:style-name="gr51" draw:text-style-name="P12" draw:layer="layout" svg:width="1.772cm" svg:height="0.954cm" svg:x="1.601cm" svg:y="4.7cm">
          <draw:text-box>
            <text:p><text:span text:style-name="T9"><text:s text:c="2"/></text:span><text:span text:style-name="T9">B</text:span></text:p>
          </draw:text-box>
        </draw:frame>
        <draw:line draw:style-name="gr7" draw:text-style-name="P2" draw:layer="layout" svg:x1="6.501cm" svg:y1="5.301cm" svg:x2="8.801cm" svg:y2="5.301cm">
          <text:p/>
        </draw:line>
        <draw:frame draw:style-name="gr111" draw:text-style-name="P13" draw:layer="layout" svg:width="6.6cm" svg:height="1.673cm" svg:x="8.7cm" svg:y="1.5cm">
          <draw:text-box>
            <text:p><text:span text:style-name="T10">Red para simular B)</text:span></text:p>
          </draw:text-box>
        </draw:frame>
        <draw:line draw:style-name="gr21" draw:text-style-name="P2" draw:layer="layout" svg:x1="18.672cm" svg:y1="5.253cm" svg:x2="20.275cm" svg:y2="5.253cm">
          <text:p/>
        </draw:line>
        <draw:custom-shape draw:style-name="gr5" draw:text-style-name="P2" draw:layer="layout" svg:width="1.4cm" svg:height="1.4cm" svg:x="17.076cm" svg:y="4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1" draw:layer="layout" svg:width="1.353cm" svg:height="1.105cm" svg:x="17.177cm" svg:y="4.803cm">
          <draw:text-box>
            <text:p><text:span text:style-name="T7">M'</text:span><text:span text:style-name="T8">2</text:span></text:p>
          </draw:text-box>
        </draw:frame>
        <draw:line draw:style-name="gr7" draw:text-style-name="P2" draw:layer="layout" svg:x1="14.7cm" svg:y1="5.3cm" svg:x2="16.8cm" svg:y2="5.3cm">
          <text:p/>
        </draw:line>
        <draw:line draw:style-name="gr10" draw:text-style-name="P2" draw:layer="layout" svg:x1="15.9cm" svg:y1="7.1cm" svg:x2="16.912cm" svg:y2="5.616cm">
          <text:p/>
        </draw:line>
      </draw:page>
      <draw:page draw:name="page18" draw:style-name="dp1" draw:master-page-name="Predeterminado">
        <draw:custom-shape draw:style-name="gr2" draw:text-style-name="P1" draw:layer="layout" svg:width="0.299cm" svg:height="3.9cm" draw:transform="rotate (-1.5706217938697) translate (17cm 8.5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" draw:layer="layout" svg:width="0.3cm" svg:height="5.8cm" svg:x="16.8cm" svg:y="3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" xml:id="id33" draw:id="id33" draw:layer="layout" svg:width="0.3cm" svg:height="5.7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7.1cm">
          <text:p/>
        </draw:line>
        <draw:custom-shape draw:style-name="gr43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3cm" svg:y2="8.6cm">
          <text:p/>
        </draw:line>
        <draw:line draw:style-name="gr7" draw:text-style-name="P2" draw:layer="layout" svg:x1="14.5cm" svg:y1="7.7cm" svg:x2="14.9cm" svg:y2="8.8cm">
          <text:p/>
        </draw:line>
        <draw:line draw:style-name="gr10" draw:text-style-name="P2" draw:layer="layout" svg:x1="6.6cm" svg:y1="10.4cm" svg:x2="14.6cm" svg:y2="9.7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3.3cm" svg:y1="9.8cm" svg:x2="14.7cm" svg:y2="8.9cm">
          <text:p/>
        </draw:line>
        <draw:line draw:style-name="gr10" draw:text-style-name="P2" draw:layer="layout" svg:x1="15.6cm" svg:y1="8.3cm" svg:x2="17cm" svg:y2="7.5cm">
          <text:p/>
        </draw:line>
        <draw:connector draw:style-name="gr13" draw:text-style-name="P2" draw:layer="layout" draw:type="curve" svg:x1="13.15cm" svg:y1="8.7cm" svg:x2="12.25cm" svg:y2="8.8cm" draw:start-shape="id33" draw:start-glue-point="2" draw:end-shape="id34" draw:end-glue-point="2" svg:d="M13150 8700c0 901-900 851-900 100" svg:viewBox="0 0 901 671">
          <text:p/>
        </draw:connector>
        <draw:frame draw:style-name="gr46" draw:text-style-name="P4" draw:layer="layout" svg:width="1.217cm" svg:height="1.105cm" svg:x="5.3cm" svg:y="6.7cm">
          <draw:text-box>
            <text:p><text:span text:style-name="T1">S'</text:span><text:span text:style-name="T5">3</text:span></text:p>
          </draw:text-box>
        </draw:frame>
        <draw:frame draw:style-name="gr16" draw:text-style-name="P4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7" draw:text-style-name="P4" draw:layer="layout" svg:width="1.145cm" svg:height="1.105cm" svg:x="10.601cm" svg:y="8.1cm">
          <draw:text-box>
            <text:p><text:span text:style-name="T1">H</text:span><text:span text:style-name="T5">1</text:span></text:p>
          </draw:text-box>
        </draw:frame>
        <draw:frame draw:style-name="gr48" draw:text-style-name="P4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4" draw:layer="layout" svg:width="0.959cm" svg:height="0.954cm" svg:x="14.9cm" svg:y="9.046cm">
          <draw:text-box>
            <text:p><text:span text:style-name="T1">D</text:span></text:p>
          </draw:text-box>
        </draw:frame>
        <draw:line draw:style-name="gr21" draw:text-style-name="P2" draw:layer="layout" svg:x1="18.698cm" svg:y1="3.251cm" svg:x2="20.301cm" svg:y2="3.251cm">
          <text:p/>
        </draw:lin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5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5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3.3cm">
          <text:p/>
        </draw:line>
        <draw:frame draw:style-name="gr49" draw:text-style-name="P4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48" draw:text-style-name="P4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1" draw:text-style-name="P4" draw:layer="layout" svg:width="1.353cm" svg:height="1.105cm" svg:x="17.203cm" svg:y="2.801cm">
          <draw:text-box>
            <text:p><text:span text:style-name="T1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5" draw:layer="layout" svg:width="1.315cm" svg:height="0.954cm" svg:x="2.001cm" svg:y="6.8cm">
          <draw:text-box>
            <text:p><text:span text:style-name="T3">B</text:span></text:p>
          </draw:text-box>
        </draw:frame>
        <draw:custom-shape draw:style-name="gr52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95cm" svg:y1="3.806cm" svg:x2="10.7cm" svg:y2="7.8cm">
          <text:p/>
        </draw:line>
        <draw:custom-shape draw:style-name="gr6" draw:text-style-name="P2" draw:layer="layout" svg:width="1.4cm" svg:height="1.3cm" svg:x="5.101cm" svg:y="4.501cm">
          <text:p/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1.217cm" svg:height="1.105cm" svg:x="5.301cm" svg:y="4.701cm">
          <draw:text-box>
            <text:p><text:span text:style-name="T1">S'</text:span><text:span text:style-name="T5">2</text:span></text:p>
          </draw:text-box>
        </draw:frame>
        <draw:line draw:style-name="gr21" draw:text-style-name="P2" draw:layer="layout" svg:x1="3.298cm" svg:y1="5.151cm" svg:x2="4.901cm" svg:y2="5.151cm">
          <text:p/>
        </draw:line>
        <draw:frame draw:style-name="gr51" draw:text-style-name="P5" draw:layer="layout" svg:width="1.772cm" svg:height="0.954cm" svg:x="1.601cm" svg:y="4.7cm">
          <draw:text-box>
            <text:p><text:span text:style-name="T3"><text:s text:c="2"/></text:span><text:span text:style-name="T3">X</text:span></text:p>
          </draw:text-box>
        </draw:frame>
        <draw:line draw:style-name="gr7" draw:text-style-name="P2" draw:layer="layout" svg:x1="6.5cm" svg:y1="5.2cm" svg:x2="9cm" svg:y2="6.7cm">
          <text:p/>
        </draw:line>
        <draw:line draw:style-name="gr7" draw:text-style-name="P2" draw:layer="layout" svg:x1="6.505cm" svg:y1="5.189cm" svg:x2="8.8cm" svg:y2="3.7cm">
          <text:p/>
        </draw:line>
        <draw:frame draw:style-name="gr46" draw:text-style-name="P4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49" draw:text-style-name="P4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40" draw:text-style-name="P1" xml:id="id34" draw:id="id34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8.698cm" svg:y1="7.152cm" svg:x2="20.301cm" svg:y2="7.152cm">
          <text:p/>
        </draw:line>
        <draw:custom-shape draw:style-name="gr5" draw:text-style-name="P2" draw:layer="layout" svg:width="1.4cm" svg:height="1.4cm" svg:x="17.102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4" draw:layer="layout" svg:width="1.353cm" svg:height="1.105cm" svg:x="17.203cm" svg:y="6.702cm">
          <draw:text-box>
            <text:p><text:span text:style-name="T1">M'</text:span><text:span text:style-name="T5">2</text:span></text:p>
          </draw:text-box>
        </draw:frame>
        <draw:line draw:style-name="gr10" draw:text-style-name="P2" draw:layer="layout" svg:x1="15.3cm" svg:y1="6.7cm" svg:x2="17.089cm" svg:y2="3.769cm">
          <text:p/>
        </draw:line>
        <draw:line draw:style-name="gr12" draw:text-style-name="P2" draw:layer="layout" svg:x1="13.3cm" svg:y1="9.8cm" svg:x2="14.4cm" svg:y2="8.1cm">
          <text:p/>
        </draw:line>
        <draw:custom-shape draw:style-name="gr108" draw:text-style-name="P10" draw:layer="layout" svg:width="1.999cm" svg:height="4.6cm" svg:x="20.40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.209cm" svg:height="0.954cm" svg:x="20.901cm" svg:y="4.647cm">
          <draw:text-box>
            <text:p><text:span text:style-name="T1">R*</text:span></text:p>
          </draw:text-box>
        </draw:frame>
        <draw:frame draw:style-name="gr111" draw:text-style-name="P13" draw:layer="layout" svg:width="6.6cm" svg:height="1.673cm" svg:x="8.7cm" svg:y="1.501cm">
          <draw:text-box>
            <text:p><text:span text:style-name="T10">Red para simular C)</text:span></text:p>
          </draw:text-box>
        </draw:frame>
      </draw:page>
      <draw:page draw:name="page19" draw:style-name="dp1" draw:master-page-name="Predeterminado">
        <draw:custom-shape draw:style-name="gr106" draw:text-style-name="P1" draw:layer="layout" svg:width="0.3cm" svg:height="5.8cm" svg:x="18.1cm" svg:y="4.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0.3cm" svg:height="1.7cm" draw:transform="rotate (-1.5706217938697) translate (18.3cm 10.001cm)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" draw:layer="layout" svg:width="0.399cm" svg:height="5.2cm" draw:transform="rotate (-1.5706217938697) translate (18.3cm 8.4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" draw:layer="layout" svg:width="0.3cm" svg:height="5.8cm" svg:x="18.1cm" svg:y="3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" xml:id="id35" draw:id="id35" draw:layer="layout" svg:width="0.3cm" svg:height="5.7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8.2cm" svg:y2="7.2cm">
          <text:p/>
        </draw:line>
        <draw:custom-shape draw:style-name="gr43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3cm" svg:y2="8.6cm">
          <text:p/>
        </draw:line>
        <draw:line draw:style-name="gr7" draw:text-style-name="P2" draw:layer="layout" svg:x1="14.5cm" svg:y1="7.7cm" svg:x2="14.9cm" svg:y2="8.8cm">
          <text:p/>
        </draw:line>
        <draw:line draw:style-name="gr10" draw:text-style-name="P2" draw:layer="layout" svg:x1="6.6cm" svg:y1="10.4cm" svg:x2="14.6cm" svg:y2="9.7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7cm" svg:y1="9.8cm" svg:x2="14.7cm" svg:y2="8.9cm">
          <text:p/>
        </draw:line>
        <draw:line draw:style-name="gr10" draw:text-style-name="P2" draw:layer="layout" svg:x1="15.8cm" svg:y1="8.4cm" svg:x2="18.2cm" svg:y2="7.6cm">
          <text:p/>
        </draw:line>
        <draw:connector draw:style-name="gr13" draw:text-style-name="P2" draw:layer="layout" draw:type="curve" svg:x1="13.15cm" svg:y1="8.7cm" svg:x2="12.25cm" svg:y2="8.8cm" draw:start-shape="id35" draw:start-glue-point="2" draw:end-shape="id36" draw:end-glue-point="2" svg:d="M13150 8700c0 901-900 851-900 100" svg:viewBox="0 0 901 671">
          <text:p/>
        </draw:connector>
        <draw:frame draw:style-name="gr46" draw:text-style-name="P4" draw:layer="layout" svg:width="1.217cm" svg:height="1.105cm" svg:x="5.3cm" svg:y="6.7cm">
          <draw:text-box>
            <text:p><text:span text:style-name="T1">S'</text:span><text:span text:style-name="T5">2</text:span></text:p>
          </draw:text-box>
        </draw:frame>
        <draw:frame draw:style-name="gr16" draw:text-style-name="P4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7" draw:text-style-name="P4" draw:layer="layout" svg:width="1.145cm" svg:height="1.105cm" svg:x="10.601cm" svg:y="8.1cm">
          <draw:text-box>
            <text:p><text:span text:style-name="T1">H</text:span><text:span text:style-name="T5">1</text:span></text:p>
          </draw:text-box>
        </draw:frame>
        <draw:frame draw:style-name="gr48" draw:text-style-name="P4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47" draw:text-style-name="P4" draw:layer="layout" svg:width="1.145cm" svg:height="1.105cm" svg:x="14.9cm" svg:y="9.046cm">
          <draw:text-box>
            <text:p><text:span text:style-name="T1">D</text:span><text:span text:style-name="T5">1</text:span></text:p>
          </draw:text-box>
        </draw:frame>
        <draw:line draw:style-name="gr21" draw:text-style-name="P2" draw:layer="layout" svg:x1="19.998cm" svg:y1="3.251cm" svg:x2="21.601cm" svg:y2="3.251cm">
          <text:p/>
        </draw:lin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5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5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8.4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8.1cm" svg:y2="3.3cm">
          <text:p/>
        </draw:line>
        <draw:frame draw:style-name="gr49" draw:text-style-name="P4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48" draw:text-style-name="P4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1" draw:text-style-name="P4" draw:layer="layout" svg:width="1.353cm" svg:height="1.105cm" svg:x="18.503cm" svg:y="2.801cm">
          <draw:text-box>
            <text:p><text:span text:style-name="T1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5" draw:layer="layout" svg:width="1.315cm" svg:height="0.954cm" svg:x="2.001cm" svg:y="6.8cm">
          <draw:text-box>
            <text:p><text:span text:style-name="T3">B</text:span></text:p>
          </draw:text-box>
        </draw:frame>
        <draw:custom-shape draw:style-name="gr52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95cm" svg:y1="3.806cm" svg:x2="10.8cm" svg:y2="7.9cm">
          <text:p/>
        </draw:line>
        <draw:frame draw:style-name="gr46" draw:text-style-name="P4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49" draw:text-style-name="P4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40" draw:text-style-name="P1" xml:id="id36" draw:id="id36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9.998cm" svg:y1="7.152cm" svg:x2="21.601cm" svg:y2="7.152cm">
          <text:p/>
        </draw:line>
        <draw:custom-shape draw:style-name="gr5" draw:text-style-name="P2" draw:layer="layout" svg:width="1.4cm" svg:height="1.4cm" svg:x="18.402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4" draw:layer="layout" svg:width="1.353cm" svg:height="1.105cm" svg:x="18.503cm" svg:y="6.702cm">
          <draw:text-box>
            <text:p><text:span text:style-name="T1">M'</text:span><text:span text:style-name="T5">2</text:span></text:p>
          </draw:text-box>
        </draw:frame>
        <draw:line draw:style-name="gr10" draw:text-style-name="P2" draw:layer="layout" svg:x1="16.1cm" svg:y1="6.1cm" svg:x2="18.2cm" svg:y2="3.7cm">
          <text:p/>
        </draw:line>
        <draw:line draw:style-name="gr12" draw:text-style-name="P2" draw:layer="layout" svg:x1="12.7cm" svg:y1="9.8cm" svg:x2="14.4cm" svg:y2="8.1cm">
          <text:p/>
        </draw:line>
        <draw:custom-shape draw:style-name="gr108" draw:text-style-name="P10" draw:layer="layout" svg:width="1.999cm" svg:height="4.6cm" svg:x="21.70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.209cm" svg:height="0.954cm" svg:x="22.201cm" svg:y="4.647cm">
          <draw:text-box>
            <text:p><text:span text:style-name="T1">R*</text:span></text:p>
          </draw:text-box>
        </draw:frame>
        <draw:frame draw:style-name="gr111" draw:text-style-name="P9" draw:layer="layout" svg:width="12.7cm" svg:height="1.673cm" svg:x="8.7cm" svg:y="1.5cm">
          <draw:text-box>
            <text:p>Red para simular NP-PP</text:p>
          </draw:text-box>
        </draw:frame>
        <draw:custom-shape draw:style-name="gr5" draw:text-style-name="P2" draw:layer="layout" svg:width="1.4cm" svg:height="1.4cm" svg:x="16.8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1.145cm" svg:height="1.105cm" svg:x="17.001cm" svg:y="10.347cm">
          <draw:text-box>
            <text:p><text:span text:style-name="T1">D</text:span><text:span text:style-name="T5">2</text:span></text:p>
          </draw:text-box>
        </draw:frame>
        <draw:line draw:style-name="gr113" draw:text-style-name="P2" draw:layer="layout" svg:x1="17.5cm" svg:y1="9.2cm" svg:x2="18.789cm" svg:y2="8.069cm">
          <text:p/>
        </draw:line>
        <draw:line draw:style-name="gr113" draw:text-style-name="P2" draw:layer="layout" svg:x1="17.5cm" svg:y1="6.7cm" svg:x2="18.588cm" svg:y2="4.053cm">
          <text:p/>
        </draw:line>
        <draw:line draw:style-name="gr114" draw:text-style-name="P14" draw:layer="layout" svg:x1="6.574cm" svg:y1="10.322cm" svg:x2="16.6cm" svg:y2="10.9cm">
          <text:p/>
        </draw:line>
        <draw:line draw:style-name="gr7" draw:text-style-name="P2" draw:layer="layout" svg:x1="14.766cm" svg:y1="3.3cm" svg:x2="17.5cm" svg:y2="10cm">
          <text:p/>
        </draw:line>
        <draw:line draw:style-name="gr7" draw:text-style-name="P2" draw:layer="layout" svg:x1="14.7cm" svg:y1="7.2cm" svg:x2="17.1cm" svg:y2="10.1cm">
          <text:p/>
        </draw:line>
        <draw:line draw:style-name="gr115" draw:text-style-name="P2" draw:layer="layout" svg:x1="15.9cm" svg:y1="10.8cm" svg:x2="16.6cm" svg:y2="10.2cm">
          <text:p/>
        </draw:line>
        <draw:line draw:style-name="gr115" draw:text-style-name="P2" draw:layer="layout" svg:x1="15.9cm" svg:y1="10.8cm" svg:x2="16.4cm" svg:y2="9.8cm">
          <text:p/>
        </draw:line>
      </draw:page>
      <draw:page draw:name="page20" draw:style-name="dp1" draw:master-page-name="Predeterminado">
        <draw:custom-shape draw:style-name="gr2" draw:text-style-name="P1" draw:layer="layout" svg:width="0.299cm" svg:height="3.9cm" draw:transform="rotate (-1.5706217938697) translate (17cm 8.5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" xml:id="id37" draw:id="id37" draw:layer="layout" svg:width="0.3cm" svg:height="5.7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14.7cm" svg:y1="7.2cm" svg:x2="16.8cm" svg:y2="7.2cm">
          <text:p/>
        </draw:line>
        <draw:custom-shape draw:style-name="gr43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8cm" svg:y2="8.6cm">
          <text:p/>
        </draw:line>
        <draw:line draw:style-name="gr7" draw:text-style-name="P2" draw:layer="layout" svg:x1="14.5cm" svg:y1="7.7cm" svg:x2="14.9cm" svg:y2="8.8cm">
          <text:p/>
        </draw:line>
        <draw:line draw:style-name="gr10" draw:text-style-name="P2" draw:layer="layout" svg:x1="6.6cm" svg:y1="10.4cm" svg:x2="14.6cm" svg:y2="9.7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3" draw:text-style-name="P2" draw:layer="layout" draw:type="curve" svg:x1="13.15cm" svg:y1="8.7cm" svg:x2="12.25cm" svg:y2="8.8cm" draw:start-shape="id37" draw:start-glue-point="2" draw:end-shape="id38" draw:end-glue-point="2" svg:d="M13150 8700c0 901-900 851-900 100" svg:viewBox="0 0 901 671">
          <text:p/>
        </draw:connector>
        <draw:frame draw:style-name="gr16" draw:text-style-name="P11" draw:layer="layout" svg:width="1.137cm" svg:height="0.954cm" svg:x="5.301cm" svg:y="10cm">
          <draw:text-box>
            <text:p><text:span text:style-name="T7">S*</text:span></text:p>
          </draw:text-box>
        </draw:frame>
        <draw:frame draw:style-name="gr48" draw:text-style-name="P11" draw:layer="layout" svg:width="1.569cm" svg:height="1.105cm" svg:x="13.201cm" svg:y="6.7cm">
          <draw:text-box>
            <text:p><text:span text:style-name="T7">M"</text:span><text:span text:style-name="T8">3</text:span></text:p>
          </draw:text-box>
        </draw:frame>
        <draw:line draw:style-name="gr21" draw:text-style-name="P2" draw:layer="layout" svg:x1="3.298cm" svg:y1="10.452cm" svg:x2="4.901cm" svg:y2="10.452cm">
          <text:p/>
        </draw:line>
        <draw:frame draw:style-name="gr26" draw:text-style-name="P12" draw:layer="layout" svg:width="1.103cm" svg:height="0.954cm" svg:x="2.002cm" svg:y="10cm">
          <draw:text-box>
            <text:p><text:span text:style-name="T9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6.8cm" svg:y2="3.3cm">
          <text:p/>
        </draw:line>
        <draw:frame draw:style-name="gr49" draw:text-style-name="P11" draw:layer="layout" svg:width="1.398cm" svg:height="1.299cm" svg:x="8.902cm" svg:y="2.801cm">
          <draw:text-box>
            <text:p><text:span text:style-name="T7">S"</text:span><text:span text:style-name="T8">1</text:span></text:p>
          </draw:text-box>
        </draw:frame>
        <draw:frame draw:style-name="gr48" draw:text-style-name="P11" draw:layer="layout" svg:width="1.569cm" svg:height="1.105cm" svg:x="13.202cm" svg:y="2.701cm">
          <draw:text-box>
            <text:p><text:span text:style-name="T7">M"</text:span><text:span text:style-name="T8">1</text:span></text:p>
          </draw:text-box>
        </draw:frame>
        <draw:custom-shape draw:style-name="gr50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8.802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1" draw:layer="layout" svg:width="1.145cm" svg:height="1.105cm" svg:x="10.455cm" svg:y="8.1cm">
          <draw:text-box>
            <text:p><text:span text:style-name="T7">H</text:span></text:p>
          </draw:text-box>
        </draw:frame>
        <draw:line draw:style-name="gr7" draw:text-style-name="P2" draw:layer="layout" svg:x1="6.5cm" svg:y1="7.1cm" svg:x2="8.8cm" svg:y2="7.1cm">
          <text:p/>
        </draw:line>
        <draw:frame draw:style-name="gr49" draw:text-style-name="P11" draw:layer="layout" svg:width="1.398cm" svg:height="1.299cm" svg:x="8.902cm" svg:y="6.702cm">
          <draw:text-box>
            <text:p><text:span text:style-name="T7">S"</text:span><text:span text:style-name="T8">3</text:span></text:p>
          </draw:text-box>
        </draw:frame>
        <draw:custom-shape draw:style-name="gr52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38" draw:id="id38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6cm" svg:y1="7.9cm" svg:x2="16.789cm" svg:y2="7.5cm">
          <text:p/>
        </draw:line>
        <draw:line draw:style-name="gr12" draw:text-style-name="P2" draw:layer="layout" svg:x1="13cm" svg:y1="9.8cm" svg:x2="14.2cm" svg:y2="8.9cm">
          <text:p/>
        </draw:line>
        <draw:frame draw:style-name="gr49" draw:text-style-name="P11" draw:layer="layout" svg:width="1.398cm" svg:height="1.299cm" svg:x="8.902cm" svg:y="4.802cm">
          <draw:text-box>
            <text:p><text:span text:style-name="T7">S"</text:span><text:span text:style-name="T8">2</text:span></text:p>
          </draw:text-box>
        </draw:frame>
        <draw:line draw:style-name="gr7" draw:text-style-name="P2" draw:layer="layout" svg:x1="10.095cm" svg:y1="3.806cm" svg:x2="11cm" svg:y2="7.8cm">
          <text:p/>
        </draw:line>
        <draw:custom-shape draw:style-name="gr5" draw:text-style-name="P2" draw:layer="layout" svg:width="1.4cm" svg:height="1.4cm" svg:x="13.303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11" draw:layer="layout" svg:width="1.569cm" svg:height="1.105cm" svg:x="13.203cm" svg:y="4.702cm">
          <draw:text-box>
            <text:p><text:span text:style-name="T7">M"</text:span><text:span text:style-name="T8">2</text:span></text:p>
          </draw:text-box>
        </draw:frame>
        <draw:line draw:style-name="gr7" draw:text-style-name="P2" draw:layer="layout" svg:x1="10.2cm" svg:y1="5.5cm" svg:x2="10.7cm" svg:y2="7.9cm">
          <text:p/>
        </draw:line>
        <draw:line draw:style-name="gr7" draw:text-style-name="P2" draw:layer="layout" svg:x1="14.7cm" svg:y1="5.3cm" svg:x2="15.366cm" svg:y2="8.6cm">
          <text:p/>
        </draw:line>
        <draw:line draw:style-name="gr7" draw:text-style-name="P2" draw:layer="layout" svg:x1="10.2cm" svg:y1="5.4cm" svg:x2="13.1cm" svg:y2="5.4cm">
          <text:p/>
        </draw:line>
        <draw:custom-shape draw:style-name="gr106" draw:text-style-name="P1" draw:layer="layout" svg:width="0.3cm" svg:height="5.8cm" svg:x="16.774cm" svg:y="3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5.8cm" svg:y1="6.2cm" svg:x2="16.974cm" svg:y2="3.8cm">
          <text:p/>
        </draw:line>
        <draw:line draw:style-name="gr21" draw:text-style-name="P2" draw:layer="layout" svg:x1="18.672cm" svg:y1="3.251cm" svg:x2="20.275cm" svg:y2="3.251cm">
          <text:p/>
        </draw:line>
        <draw:custom-shape draw:style-name="gr5" draw:text-style-name="P2" draw:layer="layout" svg:width="1.4cm" svg:height="1.4cm" svg:x="17.076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1" draw:layer="layout" svg:width="1.353cm" svg:height="1.105cm" svg:x="17.177cm" svg:y="2.801cm">
          <draw:text-box>
            <text:p><text:span text:style-name="T7">M'</text:span><text:span text:style-name="T8">1</text:span></text:p>
          </draw:text-box>
        </draw:frame>
        <draw:line draw:style-name="gr21" draw:text-style-name="P2" draw:layer="layout" svg:x1="18.672cm" svg:y1="7.152cm" svg:x2="20.275cm" svg:y2="7.152cm">
          <text:p/>
        </draw:line>
        <draw:custom-shape draw:style-name="gr5" draw:text-style-name="P2" draw:layer="layout" svg:width="1.4cm" svg:height="1.4cm" svg:x="17.076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1" draw:layer="layout" svg:width="1.353cm" svg:height="1.105cm" svg:x="17.177cm" svg:y="6.702cm">
          <draw:text-box>
            <text:p><text:span text:style-name="T7">M'</text:span><text:span text:style-name="T8">3</text:span></text:p>
          </draw:text-box>
        </draw:frame>
        <draw:custom-shape draw:style-name="gr108" draw:text-style-name="P10" draw:layer="layout" svg:width="1.999cm" svg:height="4.6cm" svg:x="20.375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1.209cm" svg:height="0.954cm" svg:x="20.875cm" svg:y="4.647cm">
          <draw:text-box>
            <text:p><text:span text:style-name="T7">R*</text:span></text:p>
          </draw:text-box>
        </draw:fram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frame draw:style-name="gr46" draw:text-style-name="P11" draw:layer="layout" svg:width="1.217cm" svg:height="1.105cm" svg:x="5.3cm" svg:y="6.7cm">
          <draw:text-box>
            <text:p><text:span text:style-name="T7">S'</text:span><text:span text:style-name="T8">3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frame draw:style-name="gr25" draw:text-style-name="P12" draw:layer="layout" svg:width="1.315cm" svg:height="0.954cm" svg:x="2.001cm" svg:y="2.9cm">
          <draw:text-box>
            <text:p><text:span text:style-name="T9">A</text:span></text:p>
          </draw:text-box>
        </draw:fram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3.298cm" svg:y1="7.251cm" svg:x2="4.901cm" svg:y2="7.251cm">
          <text:p/>
        </draw:line>
        <draw:frame draw:style-name="gr19" draw:text-style-name="P12" draw:layer="layout" svg:width="1.383cm" svg:height="0.954cm" svg:x="2.001cm" svg:y="6.8cm">
          <draw:text-box>
            <text:p><text:span text:style-name="T9">AB</text:span></text:p>
          </draw:text-box>
        </draw:frame>
        <draw:custom-shape draw:style-name="gr6" draw:text-style-name="P2" draw:layer="layout" svg:width="1.4cm" svg:height="1.3cm" svg:x="5.101cm" svg:y="4.501cm">
          <text:p/>
          <draw:enhanced-geometry svg:viewBox="0 0 21600 21600" draw:type="rectangle" draw:enhanced-path="M 0 0 L 21600 0 21600 21600 0 21600 0 0 Z N"/>
        </draw:custom-shape>
        <draw:frame draw:style-name="gr46" draw:text-style-name="P11" draw:layer="layout" svg:width="1.217cm" svg:height="1.105cm" svg:x="5.301cm" svg:y="4.701cm">
          <draw:text-box>
            <text:p><text:span text:style-name="T7">S'</text:span><text:span text:style-name="T8">2</text:span></text:p>
          </draw:text-box>
        </draw:frame>
        <draw:line draw:style-name="gr21" draw:text-style-name="P2" draw:layer="layout" svg:x1="3.298cm" svg:y1="5.151cm" svg:x2="4.901cm" svg:y2="5.151cm">
          <text:p/>
        </draw:line>
        <draw:frame draw:style-name="gr46" draw:text-style-name="P11" draw:layer="layout" svg:width="1.217cm" svg:height="1.105cm" svg:x="5.302cm" svg:y="2.801cm">
          <draw:text-box>
            <text:p><text:span text:style-name="T7">S'</text:span><text:span text:style-name="T8">1</text:span></text:p>
          </draw:text-box>
        </draw:frame>
        <draw:frame draw:style-name="gr51" draw:text-style-name="P12" draw:layer="layout" svg:width="1.772cm" svg:height="0.954cm" svg:x="1.601cm" svg:y="4.7cm">
          <draw:text-box>
            <text:p><text:span text:style-name="T9"><text:s text:c="2"/></text:span><text:span text:style-name="T9">B</text:span></text:p>
          </draw:text-box>
        </draw:frame>
        <draw:line draw:style-name="gr7" draw:text-style-name="P2" draw:layer="layout" svg:x1="6.501cm" svg:y1="5.301cm" svg:x2="8.801cm" svg:y2="5.301cm">
          <text:p/>
        </draw:line>
        <draw:frame draw:style-name="gr111" draw:text-style-name="P13" draw:layer="layout" svg:width="6.6cm" svg:height="1.673cm" svg:x="8.7cm" svg:y="1.5cm">
          <draw:text-box>
            <text:p><text:span text:style-name="T10">Red para simular E)</text:span></text:p>
          </draw:text-box>
        </draw:frame>
        <draw:line draw:style-name="gr21" draw:text-style-name="P2" draw:layer="layout" svg:x1="18.672cm" svg:y1="5.253cm" svg:x2="20.275cm" svg:y2="5.253cm">
          <text:p/>
        </draw:line>
        <draw:custom-shape draw:style-name="gr5" draw:text-style-name="P2" draw:layer="layout" svg:width="1.4cm" svg:height="1.4cm" svg:x="17.076cm" svg:y="4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1" draw:layer="layout" svg:width="1.353cm" svg:height="1.105cm" svg:x="17.177cm" svg:y="4.803cm">
          <draw:text-box>
            <text:p><text:span text:style-name="T7">M'</text:span><text:span text:style-name="T8">2</text:span></text:p>
          </draw:text-box>
        </draw:frame>
        <draw:line draw:style-name="gr7" draw:text-style-name="P2" draw:layer="layout" svg:x1="14.7cm" svg:y1="5.3cm" svg:x2="16.8cm" svg:y2="5.3cm">
          <text:p/>
        </draw:line>
        <draw:line draw:style-name="gr10" draw:text-style-name="P2" draw:layer="layout" svg:x1="15.9cm" svg:y1="7.1cm" svg:x2="16.912cm" svg:y2="5.616cm">
          <text:p/>
        </draw:line>
        <draw:custom-shape draw:style-name="gr11" draw:text-style-name="P3" draw:layer="layout" svg:width="1.5cm" svg:height="1.3cm" svg:x="5.103cm" svg:y="11.8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6" draw:text-style-name="P4" draw:layer="layout" svg:width="1.137cm" svg:height="0.954cm" svg:x="5.304cm" svg:y="12.003cm">
          <draw:text-box>
            <text:p><text:span text:style-name="T1">S*</text:span></text:p>
          </draw:text-box>
        </draw:frame>
        <draw:line draw:style-name="gr21" draw:text-style-name="P2" draw:layer="layout" svg:x1="3.301cm" svg:y1="12.455cm" svg:x2="4.904cm" svg:y2="12.455cm">
          <text:p/>
        </draw:line>
        <draw:custom-shape draw:style-name="gr5" draw:text-style-name="P2" draw:layer="layout" svg:width="1.4cm" svg:height="1.4cm" svg:x="16.503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1.145cm" svg:height="1.105cm" svg:x="16.703cm" svg:y="10.349cm">
          <draw:text-box>
            <text:p><text:span text:style-name="T1">D</text:span><text:span text:style-name="T5">2</text:span></text:p>
          </draw:text-box>
        </draw:frame>
        <draw:line draw:style-name="gr10" draw:text-style-name="P2" draw:layer="layout" svg:x1="6.576cm" svg:y1="12.424cm" svg:x2="16.402cm" svg:y2="10.902cm">
          <text:p/>
        </draw:line>
        <draw:line draw:style-name="gr12" draw:text-style-name="P2" draw:layer="layout" svg:x1="12.302cm" svg:y1="11.602cm" svg:x2="13.902cm" svg:y2="10.402cm">
          <text:p/>
        </draw:line>
        <draw:line draw:style-name="gr12" draw:text-style-name="P2" draw:layer="layout" svg:x1="12.302cm" svg:y1="11.602cm" svg:x2="13.502cm" svg:y2="10.302cm">
          <text:p/>
        </draw:line>
        <draw:frame draw:style-name="gr116" draw:text-style-name="P5" draw:layer="layout" svg:width="2.039cm" svg:height="0.954cm" svg:x="1.301cm" svg:y="12.001cm">
          <draw:text-box>
            <text:p><text:span text:style-name="T3">No EI</text:span></text:p>
          </draw:text-box>
        </draw:frame>
        <draw:frame draw:style-name="gr47" draw:text-style-name="P4" draw:layer="layout" svg:width="1.145cm" svg:height="1.105cm" svg:x="14.901cm" svg:y="9.047cm">
          <draw:text-box>
            <text:p><text:span text:style-name="T1">D</text:span><text:span text:style-name="T5">1</text:span></text:p>
          </draw:text-box>
        </draw:frame>
      </draw:page>
      <draw:page draw:name="page21" draw:style-name="dp1" draw:master-page-name="Predeterminado">
        <draw:custom-shape draw:style-name="gr2" draw:text-style-name="P1" draw:layer="layout" svg:width="0.299cm" svg:height="3.9cm" draw:transform="rotate (-1.5706217938697) translate (17cm 8.50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" draw:layer="layout" svg:width="0.3cm" svg:height="5.8cm" svg:x="16.8cm" svg:y="3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" xml:id="id39" draw:id="id39" draw:layer="layout" svg:width="0.3cm" svg:height="5.7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7.1cm">
          <text:p/>
        </draw:line>
        <draw:custom-shape draw:style-name="gr43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3cm" svg:y2="8.6cm">
          <text:p/>
        </draw:line>
        <draw:line draw:style-name="gr7" draw:text-style-name="P2" draw:layer="layout" svg:x1="14.5cm" svg:y1="7.7cm" svg:x2="14.9cm" svg:y2="8.8cm">
          <text:p/>
        </draw:line>
        <draw:line draw:style-name="gr10" draw:text-style-name="P2" draw:layer="layout" svg:x1="6.6cm" svg:y1="10.4cm" svg:x2="14.6cm" svg:y2="9.7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3.3cm" svg:y1="9.8cm" svg:x2="14.7cm" svg:y2="8.9cm">
          <text:p/>
        </draw:line>
        <draw:line draw:style-name="gr10" draw:text-style-name="P2" draw:layer="layout" svg:x1="15.6cm" svg:y1="8.3cm" svg:x2="17cm" svg:y2="7.5cm">
          <text:p/>
        </draw:line>
        <draw:connector draw:style-name="gr13" draw:text-style-name="P2" draw:layer="layout" draw:type="curve" svg:x1="13.15cm" svg:y1="8.7cm" svg:x2="12.25cm" svg:y2="8.8cm" draw:start-shape="id39" draw:start-glue-point="2" draw:end-shape="id40" draw:end-glue-point="2" svg:d="M13150 8700c0 901-900 851-900 100" svg:viewBox="0 0 901 671">
          <text:p/>
        </draw:connector>
        <draw:frame draw:style-name="gr46" draw:text-style-name="P4" draw:layer="layout" svg:width="1.217cm" svg:height="1.105cm" svg:x="5.3cm" svg:y="6.7cm">
          <draw:text-box>
            <text:p><text:span text:style-name="T1">S'</text:span><text:span text:style-name="T5">3</text:span></text:p>
          </draw:text-box>
        </draw:frame>
        <draw:frame draw:style-name="gr16" draw:text-style-name="P4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7" draw:text-style-name="P4" draw:layer="layout" svg:width="1.145cm" svg:height="1.105cm" svg:x="10.601cm" svg:y="8.1cm">
          <draw:text-box>
            <text:p><text:span text:style-name="T1">H</text:span><text:span text:style-name="T5">1</text:span></text:p>
          </draw:text-box>
        </draw:frame>
        <draw:frame draw:style-name="gr48" draw:text-style-name="P4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line draw:style-name="gr21" draw:text-style-name="P2" draw:layer="layout" svg:x1="18.698cm" svg:y1="3.251cm" svg:x2="20.301cm" svg:y2="3.251cm">
          <text:p/>
        </draw:lin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5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5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3.3cm">
          <text:p/>
        </draw:line>
        <draw:frame draw:style-name="gr49" draw:text-style-name="P4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48" draw:text-style-name="P4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1" draw:text-style-name="P4" draw:layer="layout" svg:width="1.353cm" svg:height="1.105cm" svg:x="17.203cm" svg:y="2.801cm">
          <draw:text-box>
            <text:p><text:span text:style-name="T1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5" draw:layer="layout" svg:width="1.315cm" svg:height="0.954cm" svg:x="2.001cm" svg:y="6.8cm">
          <draw:text-box>
            <text:p><text:span text:style-name="T3">B</text:span></text:p>
          </draw:text-box>
        </draw:frame>
        <draw:custom-shape draw:style-name="gr52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95cm" svg:y1="3.806cm" svg:x2="10.7cm" svg:y2="7.8cm">
          <text:p/>
        </draw:line>
        <draw:custom-shape draw:style-name="gr6" draw:text-style-name="P2" draw:layer="layout" svg:width="1.4cm" svg:height="1.3cm" svg:x="5.101cm" svg:y="4.501cm">
          <text:p/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1.217cm" svg:height="1.105cm" svg:x="5.301cm" svg:y="4.701cm">
          <draw:text-box>
            <text:p><text:span text:style-name="T1">S'</text:span><text:span text:style-name="T5">2</text:span></text:p>
          </draw:text-box>
        </draw:frame>
        <draw:line draw:style-name="gr21" draw:text-style-name="P2" draw:layer="layout" svg:x1="3.298cm" svg:y1="5.151cm" svg:x2="4.901cm" svg:y2="5.151cm">
          <text:p/>
        </draw:line>
        <draw:frame draw:style-name="gr51" draw:text-style-name="P5" draw:layer="layout" svg:width="1.772cm" svg:height="0.954cm" svg:x="1.601cm" svg:y="4.7cm">
          <draw:text-box>
            <text:p><text:span text:style-name="T3"><text:s text:c="2"/></text:span><text:span text:style-name="T3">X</text:span></text:p>
          </draw:text-box>
        </draw:frame>
        <draw:line draw:style-name="gr7" draw:text-style-name="P2" draw:layer="layout" svg:x1="6.5cm" svg:y1="5.2cm" svg:x2="9cm" svg:y2="6.7cm">
          <text:p/>
        </draw:line>
        <draw:line draw:style-name="gr7" draw:text-style-name="P2" draw:layer="layout" svg:x1="6.505cm" svg:y1="5.189cm" svg:x2="8.8cm" svg:y2="3.7cm">
          <text:p/>
        </draw:line>
        <draw:frame draw:style-name="gr46" draw:text-style-name="P4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49" draw:text-style-name="P4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40" draw:text-style-name="P1" xml:id="id40" draw:id="id40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8.698cm" svg:y1="7.152cm" svg:x2="20.301cm" svg:y2="7.152cm">
          <text:p/>
        </draw:line>
        <draw:custom-shape draw:style-name="gr5" draw:text-style-name="P2" draw:layer="layout" svg:width="1.4cm" svg:height="1.4cm" svg:x="17.102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4" draw:layer="layout" svg:width="1.353cm" svg:height="1.105cm" svg:x="17.203cm" svg:y="6.702cm">
          <draw:text-box>
            <text:p><text:span text:style-name="T1">M'</text:span><text:span text:style-name="T5">2</text:span></text:p>
          </draw:text-box>
        </draw:frame>
        <draw:line draw:style-name="gr10" draw:text-style-name="P2" draw:layer="layout" svg:x1="15.3cm" svg:y1="6.7cm" svg:x2="17.089cm" svg:y2="3.769cm">
          <text:p/>
        </draw:line>
        <draw:line draw:style-name="gr12" draw:text-style-name="P2" draw:layer="layout" svg:x1="13.3cm" svg:y1="9.8cm" svg:x2="14.4cm" svg:y2="8.1cm">
          <text:p/>
        </draw:line>
        <draw:custom-shape draw:style-name="gr108" draw:text-style-name="P10" draw:layer="layout" svg:width="1.999cm" svg:height="4.6cm" svg:x="20.40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.209cm" svg:height="0.954cm" svg:x="20.901cm" svg:y="4.647cm">
          <draw:text-box>
            <text:p><text:span text:style-name="T1">R*</text:span></text:p>
          </draw:text-box>
        </draw:frame>
        <draw:frame draw:style-name="gr111" draw:text-style-name="P13" draw:layer="layout" svg:width="6.6cm" svg:height="1.673cm" svg:x="8.7cm" svg:y="1.501cm">
          <draw:text-box>
            <text:p><text:span text:style-name="T10">Red para simular F)</text:span></text:p>
          </draw:text-box>
        </draw:frame>
        <draw:custom-shape draw:style-name="gr11" draw:text-style-name="P3" draw:layer="layout" svg:width="1.5cm" svg:height="1.3cm" svg:x="5.104cm" svg:y="11.80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6" draw:text-style-name="P4" draw:layer="layout" svg:width="1.137cm" svg:height="0.954cm" svg:x="5.305cm" svg:y="12.004cm">
          <draw:text-box>
            <text:p><text:span text:style-name="T1">S*</text:span></text:p>
          </draw:text-box>
        </draw:frame>
        <draw:line draw:style-name="gr21" draw:text-style-name="P2" draw:layer="layout" svg:x1="3.302cm" svg:y1="12.456cm" svg:x2="4.905cm" svg:y2="12.456cm">
          <text:p/>
        </draw:line>
        <draw:custom-shape draw:style-name="gr5" draw:text-style-name="P2" draw:layer="layout" svg:width="1.4cm" svg:height="1.4cm" svg:x="16.504cm" svg:y="10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1.145cm" svg:height="1.105cm" svg:x="16.704cm" svg:y="10.35cm">
          <draw:text-box>
            <text:p><text:span text:style-name="T1">D</text:span><text:span text:style-name="T5">2</text:span></text:p>
          </draw:text-box>
        </draw:frame>
        <draw:line draw:style-name="gr10" draw:text-style-name="P2" draw:layer="layout" svg:x1="6.577cm" svg:y1="12.425cm" svg:x2="16.403cm" svg:y2="10.903cm">
          <text:p/>
        </draw:line>
        <draw:line draw:style-name="gr12" draw:text-style-name="P2" draw:layer="layout" svg:x1="12.303cm" svg:y1="11.603cm" svg:x2="13.903cm" svg:y2="10.403cm">
          <text:p/>
        </draw:line>
        <draw:line draw:style-name="gr12" draw:text-style-name="P2" draw:layer="layout" svg:x1="12.303cm" svg:y1="11.603cm" svg:x2="13.503cm" svg:y2="10.303cm">
          <text:p/>
        </draw:line>
        <draw:frame draw:style-name="gr116" draw:text-style-name="P5" draw:layer="layout" svg:width="2.039cm" svg:height="0.954cm" svg:x="1.302cm" svg:y="12.002cm">
          <draw:text-box>
            <text:p><text:span text:style-name="T3">No EI</text:span></text:p>
          </draw:text-box>
        </draw:frame>
        <draw:frame draw:style-name="gr47" draw:text-style-name="P4" draw:layer="layout" svg:width="1.145cm" svg:height="1.105cm" svg:x="14.905cm" svg:y="9.051cm">
          <draw:text-box>
            <text:p><text:span text:style-name="T1">D</text:span><text:span text:style-name="T5">1</text:span></text:p>
          </draw:text-box>
        </draw:frame>
        <draw:line draw:style-name="gr10" draw:text-style-name="P2" draw:layer="layout" svg:x1="15.629cm" svg:y1="7.111cm" svg:x2="17.418cm" svg:y2="4.18cm">
          <text:p/>
        </draw:line>
        <draw:line draw:style-name="gr10" draw:text-style-name="P2" draw:layer="layout" svg:x1="16.1cm" svg:y1="8.8cm" svg:x2="17.289cm" svg:y2="8.0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20:37:05.389119357</meta:creation-date>
    <dc:date>2020-10-06T20:52:28.504693360</dc:date>
    <meta:editing-duration>PT14H57M56S</meta:editing-duration>
    <meta:editing-cycles>36</meta:editing-cycles>
    <meta:generator>LibreOffice/6.0.7.3$Linux_X86_64 LibreOffice_project/00m0$Build-3</meta:generator>
    <meta:document-statistic meta:object-count="1401"/>
  </office:meta>
</office:document-meta>
</file>

<file path=Object 1/content.xml><?xml version="1.0" encoding="utf-8"?>
<math xmlns="http://www.w3.org/1998/Math/MathML" display="block">
  <semantics>
    <mrow>
      <msub>
        <mi>a</mi>
        <mn>11</mn>
      </msub>
      <mi>,</mi>
      <msub>
        <mi>a</mi>
        <mn>12</mn>
      </msub>
      <mi>,</mi>
      <mn>...</mn>
      <mi>,</mi>
      <msub>
        <mi>a</mi>
        <mn>1100</mn>
      </msub>
    </mrow>
    <annotation encoding="StarMath 5.0">a_11 ,  a_12 ,  ... , a_1100</annotation>
  </semantics>
</math>
</file>

<file path=Object 10/content.xml><?xml version="1.0" encoding="utf-8"?>
<math xmlns="http://www.w3.org/1998/Math/MathML" display="block">
  <semantics>
    <mrow>
      <msub>
        <mi>v</mi>
        <mn>11</mn>
      </msub>
      <mi>,</mi>
      <msub>
        <mi>v</mi>
        <mn>12</mn>
      </msub>
      <mi>,</mi>
      <mn>...</mn>
      <mi>,</mi>
      <msub>
        <mi>v</mi>
        <mn>1100</mn>
      </msub>
    </mrow>
    <annotation encoding="StarMath 5.0">v_11 ,  v_12 ,  ... , v_1100</annotation>
  </semantics>
</math>
</file>

<file path=Object 11/content.xml><?xml version="1.0" encoding="utf-8"?>
<math xmlns="http://www.w3.org/1998/Math/MathML" display="block">
  <semantics>
    <mrow>
      <msub>
        <mi>v</mi>
        <mn>21</mn>
      </msub>
      <mi>,</mi>
      <msub>
        <mi>v</mi>
        <mn>22</mn>
      </msub>
      <mi>,</mi>
      <mn>...</mn>
      <mi>,</mi>
      <msub>
        <mi>v</mi>
        <mn>2100</mn>
      </msub>
    </mrow>
    <annotation encoding="StarMath 5.0">v_21 , v_22 , ... , v_2100</annotation>
  </semantics>
</math>
</file>

<file path=Object 12/content.xml><?xml version="1.0" encoding="utf-8"?>
<math xmlns="http://www.w3.org/1998/Math/MathML" display="block">
  <semantics>
    <mrow>
      <msub>
        <mi>v</mi>
        <mn>1001</mn>
      </msub>
      <mi>,</mi>
      <msub>
        <mi>v</mi>
        <mn>1002</mn>
      </msub>
      <mi>,</mi>
      <mn>...</mn>
      <mi>,</mi>
      <msub>
        <mi>v</mi>
        <mn>100100</mn>
      </msub>
    </mrow>
    <annotation encoding="StarMath 5.0">v_1001 , v_1002 , ... , v_100100</annotation>
  </semantics>
</math>
</file>

<file path=Object 2/content.xml><?xml version="1.0" encoding="utf-8"?>
<math xmlns="http://www.w3.org/1998/Math/MathML" display="block">
  <semantics>
    <mrow>
      <msub>
        <mi>a</mi>
        <mn>21</mn>
      </msub>
      <mi>,</mi>
      <msub>
        <mi>a</mi>
        <mn>22</mn>
      </msub>
      <mi>,</mi>
      <mn>...</mn>
      <mi>,</mi>
      <msub>
        <mi>a</mi>
        <mn>2100</mn>
      </msub>
    </mrow>
    <annotation encoding="StarMath 5.0">a_21 , a_22 , ... , a_2100</annotation>
  </semantics>
</math>
</file>

<file path=Object 3/content.xml><?xml version="1.0" encoding="utf-8"?>
<math xmlns="http://www.w3.org/1998/Math/MathML" display="block">
  <semantics>
    <mrow>
      <msub>
        <mi>a</mi>
        <mn>1001</mn>
      </msub>
      <mi>,</mi>
      <msub>
        <mi>a</mi>
        <mn>1002</mn>
      </msub>
      <mi>,</mi>
      <mn>...</mn>
      <mi>,</mi>
      <msub>
        <mi>a</mi>
        <mn>100100</mn>
      </msub>
    </mrow>
    <annotation encoding="StarMath 5.0">a_1001 , a_1002 , ... , a_100100</annotation>
  </semantics>
</math>
</file>

<file path=Object 4/content.xml><?xml version="1.0" encoding="utf-8"?>
<math xmlns="http://www.w3.org/1998/Math/MathML" display="block">
  <semantics>
    <mrow>
      <msub>
        <mi mathvariant="italic">am</mi>
        <mn>11</mn>
      </msub>
      <mi>,</mi>
      <msub>
        <mi mathvariant="italic">am</mi>
        <mn>12</mn>
      </msub>
      <mi>,</mi>
      <mn>...</mn>
      <mi>,</mi>
      <msub>
        <mi mathvariant="italic">am</mi>
        <mn>1100</mn>
      </msub>
    </mrow>
    <annotation encoding="StarMath 5.0">am_11 ,  am_12 ,  ... , am_1100</annotation>
  </semantics>
</math>
</file>

<file path=Object 5/content.xml><?xml version="1.0" encoding="utf-8"?>
<math xmlns="http://www.w3.org/1998/Math/MathML" display="block">
  <semantics>
    <mrow>
      <msub>
        <mi mathvariant="italic">am</mi>
        <mn>21</mn>
      </msub>
      <mi>,</mi>
      <msub>
        <mi mathvariant="italic">am</mi>
        <mn>22</mn>
      </msub>
      <mi>,</mi>
      <mn>...</mn>
      <mi>,</mi>
      <msub>
        <mi mathvariant="italic">am</mi>
        <mn>2100</mn>
      </msub>
    </mrow>
    <annotation encoding="StarMath 5.0">am_21 , am_22 , ... , am_2100</annotation>
  </semantics>
</math>
</file>

<file path=Object 6/content.xml><?xml version="1.0" encoding="utf-8"?>
<math xmlns="http://www.w3.org/1998/Math/MathML" display="block">
  <semantics>
    <mrow>
      <msub>
        <mi mathvariant="italic">am</mi>
        <mn>1001</mn>
      </msub>
      <mi>,</mi>
      <msub>
        <mi mathvariant="italic">am</mi>
        <mn>1002</mn>
      </msub>
      <mi>,</mi>
      <mn>...</mn>
      <mi>,</mi>
      <msub>
        <mi mathvariant="italic">am</mi>
        <mn>100100</mn>
      </msub>
    </mrow>
    <annotation encoding="StarMath 5.0">am_1001 , am_1002 , ... , am_100100</annotation>
  </semantics>
</math>
</file>

<file path=Object 7/content.xml><?xml version="1.0" encoding="utf-8"?>
<math xmlns="http://www.w3.org/1998/Math/MathML" display="block">
  <semantics>
    <mrow>
      <msub>
        <mi>r</mi>
        <mn>11</mn>
      </msub>
      <mi>,</mi>
      <msub>
        <mi>r</mi>
        <mn>12</mn>
      </msub>
      <mi>,</mi>
      <mn>...</mn>
      <mi>,</mi>
      <msub>
        <mi>r</mi>
        <mn>1100</mn>
      </msub>
    </mrow>
    <annotation encoding="StarMath 5.0">r_11 ,  r_12 ,  ... , r_1100</annotation>
  </semantics>
</math>
</file>

<file path=Object 8/content.xml><?xml version="1.0" encoding="utf-8"?>
<math xmlns="http://www.w3.org/1998/Math/MathML" display="block">
  <semantics>
    <mrow>
      <msub>
        <mi>r</mi>
        <mn>21</mn>
      </msub>
      <mi>,</mi>
      <msub>
        <mi>r</mi>
        <mn>22</mn>
      </msub>
      <mi>,</mi>
      <mn>...</mn>
      <mi>,</mi>
      <msub>
        <mi>r</mi>
        <mn>2100</mn>
      </msub>
    </mrow>
    <annotation encoding="StarMath 5.0">r_21 , r_22 , ... , r_2100</annotation>
  </semantics>
</math>
</file>

<file path=Object 9/content.xml><?xml version="1.0" encoding="utf-8"?>
<math xmlns="http://www.w3.org/1998/Math/MathML" display="block">
  <semantics>
    <mrow>
      <msub>
        <mi>r</mi>
        <mn>1001</mn>
      </msub>
      <mi>,</mi>
      <msub>
        <mi>r</mi>
        <mn>1002</mn>
      </msub>
      <mi>,</mi>
      <mn>...</mn>
      <mi>,</mi>
      <msub>
        <mi>r</mi>
        <mn>100100</mn>
      </msub>
    </mrow>
    <annotation encoding="StarMath 5.0">r_1001 , r_1002 , ... , r_100100</annotation>
  </semantics>
</math>
</file>